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dp_statistic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erver ts</text:p>
          </table:table-cell>
          <table:table-cell office:value-type="string" calcext:value-type="string">
            <text:p><text:s/>sensor ts</text:p>
          </table:table-cell>
          <table:table-cell table:number-columns-repeated="2"/>
        </table:table-row>
        <table:table-row table:style-name="ro1">
          <table:table-cell office:value-type="float" office:value="1.47853813957E+018" calcext:value-type="float">
            <text:p>1.47853813957E+018</text:p>
          </table:table-cell>
          <table:table-cell office:value-type="float" office:value="1.478538137302E+018" calcext:value-type="float">
            <text:p>1.478538137302E+018</text:p>
          </table:table-cell>
          <table:table-cell table:number-columns-repeated="2"/>
        </table:table-row>
        <table:table-row table:style-name="ro1">
          <table:table-cell office:value-type="float" office:value="1.47853813959008E+018" calcext:value-type="float">
            <text:p>1.47853813959008E+018</text:p>
          </table:table-cell>
          <table:table-cell office:value-type="float" office:value="1.478538137302E+018" calcext:value-type="float">
            <text:p>1.478538137302E+018</text:p>
          </table:table-cell>
          <table:table-cell table:number-columns-repeated="2"/>
        </table:table-row>
        <table:table-row table:style-name="ro1">
          <table:table-cell office:value-type="float" office:value="1.47853813961007E+018" calcext:value-type="float">
            <text:p>1.47853813961007E+018</text:p>
          </table:table-cell>
          <table:table-cell office:value-type="float" office:value="1.478538137303E+018" calcext:value-type="float">
            <text:p>1.478538137303E+018</text:p>
          </table:table-cell>
          <table:table-cell table:number-columns-repeated="2"/>
        </table:table-row>
        <table:table-row table:style-name="ro1">
          <table:table-cell office:value-type="float" office:value="1.47853813963003E+018" calcext:value-type="float">
            <text:p>1.47853813963003E+018</text:p>
          </table:table-cell>
          <table:table-cell office:value-type="float" office:value="1.478538137303E+018" calcext:value-type="float">
            <text:p>1.478538137303E+018</text:p>
          </table:table-cell>
          <table:table-cell table:number-columns-repeated="2"/>
        </table:table-row>
        <table:table-row table:style-name="ro1">
          <table:table-cell office:value-type="float" office:value="1.47853813964999E+018" calcext:value-type="float">
            <text:p>1.47853813964999E+018</text:p>
          </table:table-cell>
          <table:table-cell office:value-type="float" office:value="1.478538137304E+018" calcext:value-type="float">
            <text:p>1.478538137304E+018</text:p>
          </table:table-cell>
          <table:table-cell table:number-columns-repeated="2"/>
        </table:table-row>
        <table:table-row table:style-name="ro1">
          <table:table-cell office:value-type="float" office:value="1.47853813966998E+018" calcext:value-type="float">
            <text:p>1.47853813966998E+018</text:p>
          </table:table-cell>
          <table:table-cell office:value-type="float" office:value="1.478538137304E+018" calcext:value-type="float">
            <text:p>1.478538137304E+018</text:p>
          </table:table-cell>
          <table:table-cell table:number-columns-repeated="2"/>
        </table:table-row>
        <table:table-row table:style-name="ro1">
          <table:table-cell office:value-type="float" office:value="1.47853813968996E+018" calcext:value-type="float">
            <text:p>1.47853813968996E+018</text:p>
          </table:table-cell>
          <table:table-cell office:value-type="float" office:value="1.478538137305E+018" calcext:value-type="float">
            <text:p>1.478538137305E+018</text:p>
          </table:table-cell>
          <table:table-cell table:number-columns-repeated="2"/>
        </table:table-row>
        <table:table-row table:style-name="ro1">
          <table:table-cell office:value-type="float" office:value="1.47853813970992E+018" calcext:value-type="float">
            <text:p>1.47853813970992E+018</text:p>
          </table:table-cell>
          <table:table-cell office:value-type="float" office:value="1.478538137305E+018" calcext:value-type="float">
            <text:p>1.478538137305E+018</text:p>
          </table:table-cell>
          <table:table-cell table:number-columns-repeated="2"/>
        </table:table-row>
        <table:table-row table:style-name="ro1">
          <table:table-cell office:value-type="float" office:value="1.47853813972991E+018" calcext:value-type="float">
            <text:p>1.47853813972991E+018</text:p>
          </table:table-cell>
          <table:table-cell office:value-type="float" office:value="1.478538137305E+018" calcext:value-type="float">
            <text:p>1.478538137305E+018</text:p>
          </table:table-cell>
          <table:table-cell table:number-columns-repeated="2"/>
        </table:table-row>
        <table:table-row table:style-name="ro1">
          <table:table-cell office:value-type="float" office:value="1.47853813974987E+018" calcext:value-type="float">
            <text:p>1.47853813974987E+018</text:p>
          </table:table-cell>
          <table:table-cell office:value-type="float" office:value="1.478538137306E+018" calcext:value-type="float">
            <text:p>1.478538137306E+018</text:p>
          </table:table-cell>
          <table:table-cell/>
          <table:table-cell office:value-type="string" calcext:value-type="string">
            <text:p>system:1478538139570000000, sensor: 789980455266722</text:p>
          </table:table-cell>
        </table:table-row>
        <table:table-row table:style-name="ro1">
          <table:table-cell office:value-type="float" office:value="1.47853813976986E+018" calcext:value-type="float">
            <text:p>1.47853813976986E+018</text:p>
          </table:table-cell>
          <table:table-cell office:value-type="float" office:value="1.47853813731E+018" calcext:value-type="float">
            <text:p>1.47853813731E+018</text:p>
          </table:table-cell>
          <table:table-cell table:number-columns-repeated="2"/>
        </table:table-row>
        <table:table-row table:style-name="ro1">
          <table:table-cell office:value-type="float" office:value="1.47853813978985E+018" calcext:value-type="float">
            <text:p>1.47853813978985E+018</text:p>
          </table:table-cell>
          <table:table-cell office:value-type="float" office:value="1.47853813733E+018" calcext:value-type="float">
            <text:p>1.47853813733E+018</text:p>
          </table:table-cell>
          <table:table-cell table:number-columns-repeated="2"/>
        </table:table-row>
        <table:table-row table:style-name="ro1">
          <table:table-cell office:value-type="float" office:value="1.47853813980984E+018" calcext:value-type="float">
            <text:p>1.47853813980984E+018</text:p>
          </table:table-cell>
          <table:table-cell office:value-type="float" office:value="1.47853813735E+018" calcext:value-type="float">
            <text:p>1.47853813735E+018</text:p>
          </table:table-cell>
          <table:table-cell table:number-columns-repeated="2"/>
        </table:table-row>
        <table:table-row table:style-name="ro1">
          <table:table-cell office:value-type="float" office:value="1.4785381398298E+018" calcext:value-type="float">
            <text:p>1.4785381398298E+018</text:p>
          </table:table-cell>
          <table:table-cell office:value-type="float" office:value="1.47853813737E+018" calcext:value-type="float">
            <text:p>1.47853813737E+018</text:p>
          </table:table-cell>
          <table:table-cell table:number-columns-repeated="2"/>
        </table:table-row>
        <table:table-row table:style-name="ro1">
          <table:table-cell office:value-type="float" office:value="1.47853813984979E+018" calcext:value-type="float">
            <text:p>1.47853813984979E+018</text:p>
          </table:table-cell>
          <table:table-cell office:value-type="float" office:value="1.478538137391E+018" calcext:value-type="float">
            <text:p>1.478538137391E+018</text:p>
          </table:table-cell>
          <table:table-cell table:number-columns-repeated="2"/>
        </table:table-row>
        <table:table-row table:style-name="ro1">
          <table:table-cell office:value-type="float" office:value="1.47853813986977E+018" calcext:value-type="float">
            <text:p>1.47853813986977E+018</text:p>
          </table:table-cell>
          <table:table-cell office:value-type="float" office:value="1.478538137411E+018" calcext:value-type="float">
            <text:p>1.478538137411E+018</text:p>
          </table:table-cell>
          <table:table-cell table:number-columns-repeated="2"/>
        </table:table-row>
        <table:table-row table:style-name="ro1">
          <table:table-cell office:value-type="float" office:value="1.47853813988976E+018" calcext:value-type="float">
            <text:p>1.47853813988976E+018</text:p>
          </table:table-cell>
          <table:table-cell office:value-type="float" office:value="1.478538137432E+018" calcext:value-type="float">
            <text:p>1.478538137432E+018</text:p>
          </table:table-cell>
          <table:table-cell table:number-columns-repeated="2"/>
        </table:table-row>
        <table:table-row table:style-name="ro1">
          <table:table-cell office:value-type="float" office:value="1.47853813990972E+018" calcext:value-type="float">
            <text:p>1.47853813990972E+018</text:p>
          </table:table-cell>
          <table:table-cell office:value-type="float" office:value="1.478538137457E+018" calcext:value-type="float">
            <text:p>1.478538137457E+018</text:p>
          </table:table-cell>
          <table:table-cell table:number-columns-repeated="2"/>
        </table:table-row>
        <table:table-row table:style-name="ro1">
          <table:table-cell office:value-type="float" office:value="1.47853813992971E+018" calcext:value-type="float">
            <text:p>1.47853813992971E+018</text:p>
          </table:table-cell>
          <table:table-cell office:value-type="float" office:value="1.478538137471E+018" calcext:value-type="float">
            <text:p>1.478538137471E+018</text:p>
          </table:table-cell>
          <table:table-cell table:number-columns-repeated="2"/>
        </table:table-row>
        <table:table-row table:style-name="ro1">
          <table:table-cell office:value-type="float" office:value="1.4785381399497E+018" calcext:value-type="float">
            <text:p>1.4785381399497E+018</text:p>
          </table:table-cell>
          <table:table-cell office:value-type="float" office:value="1.478538137491E+018" calcext:value-type="float">
            <text:p>1.478538137491E+018</text:p>
          </table:table-cell>
          <table:table-cell table:number-columns-repeated="2"/>
        </table:table-row>
        <table:table-row table:style-name="ro1">
          <table:table-cell office:value-type="float" office:value="1.47853813996969E+018" calcext:value-type="float">
            <text:p>1.47853813996969E+018</text:p>
          </table:table-cell>
          <table:table-cell office:value-type="float" office:value="1.478538137512E+018" calcext:value-type="float">
            <text:p>1.478538137512E+018</text:p>
          </table:table-cell>
          <table:table-cell table:number-columns-repeated="2"/>
        </table:table-row>
        <table:table-row table:style-name="ro1">
          <table:table-cell office:value-type="float" office:value="1.47853813998965E+018" calcext:value-type="float">
            <text:p>1.47853813998965E+018</text:p>
          </table:table-cell>
          <table:table-cell office:value-type="float" office:value="1.478538137531E+018" calcext:value-type="float">
            <text:p>1.478538137531E+018</text:p>
          </table:table-cell>
          <table:table-cell table:number-columns-repeated="2"/>
        </table:table-row>
        <table:table-row table:style-name="ro1">
          <table:table-cell office:value-type="float" office:value="1.47853814000964E+018" calcext:value-type="float">
            <text:p>1.47853814000964E+018</text:p>
          </table:table-cell>
          <table:table-cell office:value-type="float" office:value="1.478538137552E+018" calcext:value-type="float">
            <text:p>1.478538137552E+018</text:p>
          </table:table-cell>
          <table:table-cell table:number-columns-repeated="2"/>
        </table:table-row>
        <table:table-row table:style-name="ro1">
          <table:table-cell office:value-type="float" office:value="1.47853814002963E+018" calcext:value-type="float">
            <text:p>1.47853814002963E+018</text:p>
          </table:table-cell>
          <table:table-cell office:value-type="float" office:value="1.478538137572E+018" calcext:value-type="float">
            <text:p>1.478538137572E+018</text:p>
          </table:table-cell>
          <table:table-cell table:number-columns-repeated="2"/>
        </table:table-row>
        <table:table-row table:style-name="ro1">
          <table:table-cell office:value-type="float" office:value="1.47853814004961E+018" calcext:value-type="float">
            <text:p>1.47853814004961E+018</text:p>
          </table:table-cell>
          <table:table-cell office:value-type="float" office:value="1.478538137591E+018" calcext:value-type="float">
            <text:p>1.478538137591E+018</text:p>
          </table:table-cell>
          <table:table-cell table:number-columns-repeated="2"/>
        </table:table-row>
        <table:table-row table:style-name="ro1">
          <table:table-cell office:value-type="float" office:value="1.4785381400696E+018" calcext:value-type="float">
            <text:p>1.4785381400696E+018</text:p>
          </table:table-cell>
          <table:table-cell office:value-type="float" office:value="1.478538137611E+018" calcext:value-type="float">
            <text:p>1.478538137611E+018</text:p>
          </table:table-cell>
          <table:table-cell table:number-columns-repeated="2"/>
        </table:table-row>
        <table:table-row table:style-name="ro1">
          <table:table-cell office:value-type="float" office:value="1.47853814008959E+018" calcext:value-type="float">
            <text:p>1.47853814008959E+018</text:p>
          </table:table-cell>
          <table:table-cell office:value-type="float" office:value="1.478538137632E+018" calcext:value-type="float">
            <text:p>1.478538137632E+018</text:p>
          </table:table-cell>
          <table:table-cell table:number-columns-repeated="2"/>
        </table:table-row>
        <table:table-row table:style-name="ro1">
          <table:table-cell office:value-type="float" office:value="1.47853814010955E+018" calcext:value-type="float">
            <text:p>1.47853814010955E+018</text:p>
          </table:table-cell>
          <table:table-cell office:value-type="float" office:value="1.478538137653E+018" calcext:value-type="float">
            <text:p>1.478538137653E+018</text:p>
          </table:table-cell>
          <table:table-cell table:number-columns-repeated="2"/>
        </table:table-row>
        <table:table-row table:style-name="ro1">
          <table:table-cell office:value-type="float" office:value="1.47853814012954E+018" calcext:value-type="float">
            <text:p>1.47853814012954E+018</text:p>
          </table:table-cell>
          <table:table-cell office:value-type="float" office:value="1.478538137673E+018" calcext:value-type="float">
            <text:p>1.478538137673E+018</text:p>
          </table:table-cell>
          <table:table-cell table:number-columns-repeated="2"/>
        </table:table-row>
        <table:table-row table:style-name="ro1">
          <table:table-cell office:value-type="float" office:value="1.47853814014953E+018" calcext:value-type="float">
            <text:p>1.47853814014953E+018</text:p>
          </table:table-cell>
          <table:table-cell office:value-type="float" office:value="1.478538137692E+018" calcext:value-type="float">
            <text:p>1.478538137692E+018</text:p>
          </table:table-cell>
          <table:table-cell table:number-columns-repeated="2"/>
        </table:table-row>
        <table:table-row table:style-name="ro1">
          <table:table-cell office:value-type="float" office:value="1.47853814016952E+018" calcext:value-type="float">
            <text:p>1.47853814016952E+018</text:p>
          </table:table-cell>
          <table:table-cell office:value-type="float" office:value="1.478538137712E+018" calcext:value-type="float">
            <text:p>1.478538137712E+018</text:p>
          </table:table-cell>
          <table:table-cell table:number-columns-repeated="2"/>
        </table:table-row>
        <table:table-row table:style-name="ro1">
          <table:table-cell office:value-type="float" office:value="1.47853814018948E+018" calcext:value-type="float">
            <text:p>1.47853814018948E+018</text:p>
          </table:table-cell>
          <table:table-cell office:value-type="float" office:value="1.478538137731E+018" calcext:value-type="float">
            <text:p>1.478538137731E+018</text:p>
          </table:table-cell>
          <table:table-cell table:number-columns-repeated="2"/>
        </table:table-row>
        <table:table-row table:style-name="ro1">
          <table:table-cell office:value-type="float" office:value="1.47853814020947E+018" calcext:value-type="float">
            <text:p>1.47853814020947E+018</text:p>
          </table:table-cell>
          <table:table-cell office:value-type="float" office:value="1.478538137751E+018" calcext:value-type="float">
            <text:p>1.478538137751E+018</text:p>
          </table:table-cell>
          <table:table-cell table:number-columns-repeated="2"/>
        </table:table-row>
        <table:table-row table:style-name="ro1">
          <table:table-cell office:value-type="float" office:value="1.47853814022945E+018" calcext:value-type="float">
            <text:p>1.47853814022945E+018</text:p>
          </table:table-cell>
          <table:table-cell office:value-type="float" office:value="1.478538137771E+018" calcext:value-type="float">
            <text:p>1.478538137771E+018</text:p>
          </table:table-cell>
          <table:table-cell table:number-columns-repeated="2"/>
        </table:table-row>
        <table:table-row table:style-name="ro1">
          <table:table-cell office:value-type="float" office:value="1.47853814024941E+018" calcext:value-type="float">
            <text:p>1.47853814024941E+018</text:p>
          </table:table-cell>
          <table:table-cell office:value-type="float" office:value="1.478538137798E+018" calcext:value-type="float">
            <text:p>1.478538137798E+018</text:p>
          </table:table-cell>
          <table:table-cell table:number-columns-repeated="2"/>
        </table:table-row>
        <table:table-row table:style-name="ro1">
          <table:table-cell office:value-type="float" office:value="1.4785381402694E+018" calcext:value-type="float">
            <text:p>1.4785381402694E+018</text:p>
          </table:table-cell>
          <table:table-cell office:value-type="float" office:value="1.478538137828E+018" calcext:value-type="float">
            <text:p>1.478538137828E+018</text:p>
          </table:table-cell>
          <table:table-cell table:number-columns-repeated="2"/>
        </table:table-row>
        <table:table-row table:style-name="ro1">
          <table:table-cell office:value-type="float" office:value="1.47853814028936E+018" calcext:value-type="float">
            <text:p>1.47853814028936E+018</text:p>
          </table:table-cell>
          <table:table-cell office:value-type="float" office:value="1.478538137831E+018" calcext:value-type="float">
            <text:p>1.478538137831E+018</text:p>
          </table:table-cell>
          <table:table-cell table:number-columns-repeated="2"/>
        </table:table-row>
        <table:table-row table:style-name="ro1">
          <table:table-cell office:value-type="float" office:value="1.47853814030935E+018" calcext:value-type="float">
            <text:p>1.47853814030935E+018</text:p>
          </table:table-cell>
          <table:table-cell office:value-type="float" office:value="1.47853813785E+018" calcext:value-type="float">
            <text:p>1.47853813785E+018</text:p>
          </table:table-cell>
          <table:table-cell table:number-columns-repeated="2"/>
        </table:table-row>
        <table:table-row table:style-name="ro1">
          <table:table-cell office:value-type="float" office:value="1.47853814032931E+018" calcext:value-type="float">
            <text:p>1.47853814032931E+018</text:p>
          </table:table-cell>
          <table:table-cell office:value-type="float" office:value="1.47853813787E+018" calcext:value-type="float">
            <text:p>1.47853813787E+018</text:p>
          </table:table-cell>
          <table:table-cell table:number-columns-repeated="2"/>
        </table:table-row>
        <table:table-row table:style-name="ro1">
          <table:table-cell office:value-type="float" office:value="1.4785381403493E+018" calcext:value-type="float">
            <text:p>1.4785381403493E+018</text:p>
          </table:table-cell>
          <table:table-cell office:value-type="float" office:value="1.478538137892E+018" calcext:value-type="float">
            <text:p>1.478538137892E+018</text:p>
          </table:table-cell>
          <table:table-cell table:number-columns-repeated="2"/>
        </table:table-row>
        <table:table-row table:style-name="ro1">
          <table:table-cell office:value-type="float" office:value="1.47853814036929E+018" calcext:value-type="float">
            <text:p>1.47853814036929E+018</text:p>
          </table:table-cell>
          <table:table-cell office:value-type="float" office:value="1.478538137912E+018" calcext:value-type="float">
            <text:p>1.478538137912E+018</text:p>
          </table:table-cell>
          <table:table-cell table:number-columns-repeated="2"/>
        </table:table-row>
        <table:table-row table:style-name="ro1">
          <table:table-cell office:value-type="float" office:value="1.47853814038924E+018" calcext:value-type="float">
            <text:p>1.47853814038924E+018</text:p>
          </table:table-cell>
          <table:table-cell office:value-type="float" office:value="1.478538137931E+018" calcext:value-type="float">
            <text:p>1.478538137931E+018</text:p>
          </table:table-cell>
          <table:table-cell table:number-columns-repeated="2"/>
        </table:table-row>
        <table:table-row table:style-name="ro1">
          <table:table-cell office:value-type="float" office:value="1.47853814040923E+018" calcext:value-type="float">
            <text:p>1.47853814040923E+018</text:p>
          </table:table-cell>
          <table:table-cell office:value-type="float" office:value="1.478538137951E+018" calcext:value-type="float">
            <text:p>1.478538137951E+018</text:p>
          </table:table-cell>
          <table:table-cell table:number-columns-repeated="2"/>
        </table:table-row>
        <table:table-row table:style-name="ro1">
          <table:table-cell office:value-type="float" office:value="1.47853814042919E+018" calcext:value-type="float">
            <text:p>1.47853814042919E+018</text:p>
          </table:table-cell>
          <table:table-cell office:value-type="float" office:value="1.478538137971E+018" calcext:value-type="float">
            <text:p>1.478538137971E+018</text:p>
          </table:table-cell>
          <table:table-cell table:number-columns-repeated="2"/>
        </table:table-row>
        <table:table-row table:style-name="ro1">
          <table:table-cell office:value-type="float" office:value="1.47853814044918E+018" calcext:value-type="float">
            <text:p>1.47853814044918E+018</text:p>
          </table:table-cell>
          <table:table-cell office:value-type="float" office:value="1.478538137992E+018" calcext:value-type="float">
            <text:p>1.478538137992E+018</text:p>
          </table:table-cell>
          <table:table-cell table:number-columns-repeated="2"/>
        </table:table-row>
        <table:table-row table:style-name="ro1">
          <table:table-cell office:value-type="float" office:value="1.47853814046917E+018" calcext:value-type="float">
            <text:p>1.47853814046917E+018</text:p>
          </table:table-cell>
          <table:table-cell office:value-type="float" office:value="1.478538138012E+018" calcext:value-type="float">
            <text:p>1.478538138012E+018</text:p>
          </table:table-cell>
          <table:table-cell table:number-columns-repeated="2"/>
        </table:table-row>
        <table:table-row table:style-name="ro1">
          <table:table-cell office:value-type="float" office:value="1.47853814048913E+018" calcext:value-type="float">
            <text:p>1.47853814048913E+018</text:p>
          </table:table-cell>
          <table:table-cell office:value-type="float" office:value="1.478538138032E+018" calcext:value-type="float">
            <text:p>1.478538138032E+018</text:p>
          </table:table-cell>
          <table:table-cell table:number-columns-repeated="2"/>
        </table:table-row>
        <table:table-row table:style-name="ro1">
          <table:table-cell office:value-type="float" office:value="1.47853814050912E+018" calcext:value-type="float">
            <text:p>1.47853814050912E+018</text:p>
          </table:table-cell>
          <table:table-cell office:value-type="float" office:value="1.478538138052E+018" calcext:value-type="float">
            <text:p>1.478538138052E+018</text:p>
          </table:table-cell>
          <table:table-cell table:number-columns-repeated="2"/>
        </table:table-row>
        <table:table-row table:style-name="ro1">
          <table:table-cell office:value-type="float" office:value="1.47853814052911E+018" calcext:value-type="float">
            <text:p>1.47853814052911E+018</text:p>
          </table:table-cell>
          <table:table-cell office:value-type="float" office:value="1.478538138072E+018" calcext:value-type="float">
            <text:p>1.478538138072E+018</text:p>
          </table:table-cell>
          <table:table-cell table:number-columns-repeated="2"/>
        </table:table-row>
        <table:table-row table:style-name="ro1">
          <table:table-cell office:value-type="float" office:value="1.47853814054907E+018" calcext:value-type="float">
            <text:p>1.47853814054907E+018</text:p>
          </table:table-cell>
          <table:table-cell office:value-type="float" office:value="1.478538138092E+018" calcext:value-type="float">
            <text:p>1.478538138092E+018</text:p>
          </table:table-cell>
          <table:table-cell table:number-columns-repeated="2"/>
        </table:table-row>
        <table:table-row table:style-name="ro1">
          <table:table-cell office:value-type="float" office:value="1.47853814056908E+018" calcext:value-type="float">
            <text:p>1.47853814056908E+018</text:p>
          </table:table-cell>
          <table:table-cell office:value-type="float" office:value="1.478538138112E+018" calcext:value-type="float">
            <text:p>1.478538138112E+018</text:p>
          </table:table-cell>
          <table:table-cell table:number-columns-repeated="2"/>
        </table:table-row>
        <table:table-row table:style-name="ro1">
          <table:table-cell office:value-type="float" office:value="1.47853814058907E+018" calcext:value-type="float">
            <text:p>1.47853814058907E+018</text:p>
          </table:table-cell>
          <table:table-cell office:value-type="float" office:value="1.478538138132E+018" calcext:value-type="float">
            <text:p>1.478538138132E+018</text:p>
          </table:table-cell>
          <table:table-cell table:number-columns-repeated="2"/>
        </table:table-row>
        <table:table-row table:style-name="ro1">
          <table:table-cell office:value-type="float" office:value="1.47853814060903E+018" calcext:value-type="float">
            <text:p>1.47853814060903E+018</text:p>
          </table:table-cell>
          <table:table-cell office:value-type="float" office:value="1.478538138151E+018" calcext:value-type="float">
            <text:p>1.478538138151E+018</text:p>
          </table:table-cell>
          <table:table-cell table:number-columns-repeated="2"/>
        </table:table-row>
        <table:table-row table:style-name="ro1">
          <table:table-cell office:value-type="float" office:value="1.47853814062902E+018" calcext:value-type="float">
            <text:p>1.47853814062902E+018</text:p>
          </table:table-cell>
          <table:table-cell office:value-type="float" office:value="1.478538138171E+018" calcext:value-type="float">
            <text:p>1.478538138171E+018</text:p>
          </table:table-cell>
          <table:table-cell table:number-columns-repeated="2"/>
        </table:table-row>
        <table:table-row table:style-name="ro1">
          <table:table-cell office:value-type="float" office:value="1.47853814064901E+018" calcext:value-type="float">
            <text:p>1.47853814064901E+018</text:p>
          </table:table-cell>
          <table:table-cell office:value-type="float" office:value="1.478538138204E+018" calcext:value-type="float">
            <text:p>1.478538138204E+018</text:p>
          </table:table-cell>
          <table:table-cell table:number-columns-repeated="2"/>
        </table:table-row>
        <table:table-row table:style-name="ro1">
          <table:table-cell office:value-type="float" office:value="1.47853814066897E+018" calcext:value-type="float">
            <text:p>1.47853814066897E+018</text:p>
          </table:table-cell>
          <table:table-cell office:value-type="float" office:value="1.478538138212E+018" calcext:value-type="float">
            <text:p>1.478538138212E+018</text:p>
          </table:table-cell>
          <table:table-cell table:number-columns-repeated="2"/>
        </table:table-row>
        <table:table-row table:style-name="ro1">
          <table:table-cell office:value-type="float" office:value="1.47853814068896E+018" calcext:value-type="float">
            <text:p>1.47853814068896E+018</text:p>
          </table:table-cell>
          <table:table-cell office:value-type="float" office:value="1.478538138232E+018" calcext:value-type="float">
            <text:p>1.478538138232E+018</text:p>
          </table:table-cell>
          <table:table-cell table:number-columns-repeated="2"/>
        </table:table-row>
        <table:table-row table:style-name="ro1">
          <table:table-cell office:value-type="float" office:value="1.47853814070895E+018" calcext:value-type="float">
            <text:p>1.47853814070895E+018</text:p>
          </table:table-cell>
          <table:table-cell office:value-type="float" office:value="1.47853813826E+018" calcext:value-type="float">
            <text:p>1.47853813826E+018</text:p>
          </table:table-cell>
          <table:table-cell table:number-columns-repeated="2"/>
        </table:table-row>
        <table:table-row table:style-name="ro1">
          <table:table-cell office:value-type="float" office:value="1.4785381407289E+018" calcext:value-type="float">
            <text:p>1.4785381407289E+018</text:p>
          </table:table-cell>
          <table:table-cell office:value-type="float" office:value="1.478538138273E+018" calcext:value-type="float">
            <text:p>1.478538138273E+018</text:p>
          </table:table-cell>
          <table:table-cell table:number-columns-repeated="2"/>
        </table:table-row>
        <table:table-row table:style-name="ro1">
          <table:table-cell office:value-type="float" office:value="1.47853814074889E+018" calcext:value-type="float">
            <text:p>1.47853814074889E+018</text:p>
          </table:table-cell>
          <table:table-cell office:value-type="float" office:value="1.478538138292E+018" calcext:value-type="float">
            <text:p>1.478538138292E+018</text:p>
          </table:table-cell>
          <table:table-cell table:number-columns-repeated="2"/>
        </table:table-row>
        <table:table-row table:style-name="ro1">
          <table:table-cell office:value-type="float" office:value="1.47853814076888E+018" calcext:value-type="float">
            <text:p>1.47853814076888E+018</text:p>
          </table:table-cell>
          <table:table-cell office:value-type="float" office:value="1.478538138324E+018" calcext:value-type="float">
            <text:p>1.478538138324E+018</text:p>
          </table:table-cell>
          <table:table-cell table:number-columns-repeated="2"/>
        </table:table-row>
        <table:table-row table:style-name="ro1">
          <table:table-cell office:value-type="float" office:value="1.47853814078887E+018" calcext:value-type="float">
            <text:p>1.47853814078887E+018</text:p>
          </table:table-cell>
          <table:table-cell office:value-type="float" office:value="1.47853813833E+018" calcext:value-type="float">
            <text:p>1.47853813833E+018</text:p>
          </table:table-cell>
          <table:table-cell table:number-columns-repeated="2"/>
        </table:table-row>
        <table:table-row table:style-name="ro1">
          <table:table-cell office:value-type="float" office:value="1.47853814080886E+018" calcext:value-type="float">
            <text:p>1.47853814080886E+018</text:p>
          </table:table-cell>
          <table:table-cell office:value-type="float" office:value="1.47853813835E+018" calcext:value-type="float">
            <text:p>1.47853813835E+018</text:p>
          </table:table-cell>
          <table:table-cell table:number-columns-repeated="2"/>
        </table:table-row>
        <table:table-row table:style-name="ro1">
          <table:table-cell office:value-type="float" office:value="1.47853814082885E+018" calcext:value-type="float">
            <text:p>1.47853814082885E+018</text:p>
          </table:table-cell>
          <table:table-cell office:value-type="float" office:value="1.478538138371E+018" calcext:value-type="float">
            <text:p>1.478538138371E+018</text:p>
          </table:table-cell>
          <table:table-cell table:number-columns-repeated="2"/>
        </table:table-row>
        <table:table-row table:style-name="ro1">
          <table:table-cell office:value-type="float" office:value="1.47853814084881E+018" calcext:value-type="float">
            <text:p>1.47853814084881E+018</text:p>
          </table:table-cell>
          <table:table-cell office:value-type="float" office:value="1.478538138398E+018" calcext:value-type="float">
            <text:p>1.478538138398E+018</text:p>
          </table:table-cell>
          <table:table-cell table:number-columns-repeated="2"/>
        </table:table-row>
        <table:table-row table:style-name="ro1">
          <table:table-cell office:value-type="float" office:value="1.4785381408688E+018" calcext:value-type="float">
            <text:p>1.4785381408688E+018</text:p>
          </table:table-cell>
          <table:table-cell office:value-type="float" office:value="1.47853813841E+018" calcext:value-type="float">
            <text:p>1.47853813841E+018</text:p>
          </table:table-cell>
          <table:table-cell table:number-columns-repeated="2"/>
        </table:table-row>
        <table:table-row table:style-name="ro1">
          <table:table-cell office:value-type="float" office:value="1.47853814088879E+018" calcext:value-type="float">
            <text:p>1.47853814088879E+018</text:p>
          </table:table-cell>
          <table:table-cell office:value-type="float" office:value="1.47853813843E+018" calcext:value-type="float">
            <text:p>1.47853813843E+018</text:p>
          </table:table-cell>
          <table:table-cell table:number-columns-repeated="2"/>
        </table:table-row>
        <table:table-row table:style-name="ro1">
          <table:table-cell office:value-type="float" office:value="1.47853814090875E+018" calcext:value-type="float">
            <text:p>1.47853814090875E+018</text:p>
          </table:table-cell>
          <table:table-cell office:value-type="float" office:value="1.47853813845E+018" calcext:value-type="float">
            <text:p>1.47853813845E+018</text:p>
          </table:table-cell>
          <table:table-cell table:number-columns-repeated="2"/>
        </table:table-row>
        <table:table-row table:style-name="ro1">
          <table:table-cell office:value-type="float" office:value="1.47853814092873E+018" calcext:value-type="float">
            <text:p>1.47853814092873E+018</text:p>
          </table:table-cell>
          <table:table-cell office:value-type="float" office:value="1.47853813847E+018" calcext:value-type="float">
            <text:p>1.47853813847E+018</text:p>
          </table:table-cell>
          <table:table-cell table:number-columns-repeated="2"/>
        </table:table-row>
        <table:table-row table:style-name="ro1">
          <table:table-cell office:value-type="float" office:value="1.47853814094872E+018" calcext:value-type="float">
            <text:p>1.47853814094872E+018</text:p>
          </table:table-cell>
          <table:table-cell office:value-type="float" office:value="1.47853813849E+018" calcext:value-type="float">
            <text:p>1.47853813849E+018</text:p>
          </table:table-cell>
          <table:table-cell table:number-columns-repeated="2"/>
        </table:table-row>
        <table:table-row table:style-name="ro1">
          <table:table-cell office:value-type="float" office:value="1.47853814096868E+018" calcext:value-type="float">
            <text:p>1.47853814096868E+018</text:p>
          </table:table-cell>
          <table:table-cell office:value-type="float" office:value="1.47853813851E+018" calcext:value-type="float">
            <text:p>1.47853813851E+018</text:p>
          </table:table-cell>
          <table:table-cell table:number-columns-repeated="2"/>
        </table:table-row>
        <table:table-row table:style-name="ro1">
          <table:table-cell office:value-type="float" office:value="1.47853814098867E+018" calcext:value-type="float">
            <text:p>1.47853814098867E+018</text:p>
          </table:table-cell>
          <table:table-cell office:value-type="float" office:value="1.478538138531E+018" calcext:value-type="float">
            <text:p>1.478538138531E+018</text:p>
          </table:table-cell>
          <table:table-cell table:number-columns-repeated="2"/>
        </table:table-row>
        <table:table-row table:style-name="ro1">
          <table:table-cell office:value-type="float" office:value="1.47853814100866E+018" calcext:value-type="float">
            <text:p>1.47853814100866E+018</text:p>
          </table:table-cell>
          <table:table-cell office:value-type="float" office:value="1.478538138552E+018" calcext:value-type="float">
            <text:p>1.478538138552E+018</text:p>
          </table:table-cell>
          <table:table-cell table:number-columns-repeated="2"/>
        </table:table-row>
        <table:table-row table:style-name="ro1">
          <table:table-cell office:value-type="float" office:value="1.47853814102865E+018" calcext:value-type="float">
            <text:p>1.47853814102865E+018</text:p>
          </table:table-cell>
          <table:table-cell office:value-type="float" office:value="1.478538138575E+018" calcext:value-type="float">
            <text:p>1.478538138575E+018</text:p>
          </table:table-cell>
          <table:table-cell table:number-columns-repeated="2"/>
        </table:table-row>
        <table:table-row table:style-name="ro1">
          <table:table-cell office:value-type="float" office:value="1.47853814104861E+018" calcext:value-type="float">
            <text:p>1.47853814104861E+018</text:p>
          </table:table-cell>
          <table:table-cell office:value-type="float" office:value="1.478538138592E+018" calcext:value-type="float">
            <text:p>1.478538138592E+018</text:p>
          </table:table-cell>
          <table:table-cell table:number-columns-repeated="2"/>
        </table:table-row>
        <table:table-row table:style-name="ro1">
          <table:table-cell office:value-type="float" office:value="1.4785381410686E+018" calcext:value-type="float">
            <text:p>1.4785381410686E+018</text:p>
          </table:table-cell>
          <table:table-cell office:value-type="float" office:value="1.478538138615E+018" calcext:value-type="float">
            <text:p>1.478538138615E+018</text:p>
          </table:table-cell>
          <table:table-cell table:number-columns-repeated="2"/>
        </table:table-row>
        <table:table-row table:style-name="ro1">
          <table:table-cell office:value-type="float" office:value="1.47853814108855E+018" calcext:value-type="float">
            <text:p>1.47853814108855E+018</text:p>
          </table:table-cell>
          <table:table-cell office:value-type="float" office:value="1.478538138633E+018" calcext:value-type="float">
            <text:p>1.478538138633E+018</text:p>
          </table:table-cell>
          <table:table-cell table:number-columns-repeated="2"/>
        </table:table-row>
        <table:table-row table:style-name="ro1">
          <table:table-cell office:value-type="float" office:value="1.47853814110854E+018" calcext:value-type="float">
            <text:p>1.47853814110854E+018</text:p>
          </table:table-cell>
          <table:table-cell office:value-type="float" office:value="1.478538138653E+018" calcext:value-type="float">
            <text:p>1.478538138653E+018</text:p>
          </table:table-cell>
          <table:table-cell table:number-columns-repeated="2"/>
        </table:table-row>
        <table:table-row table:style-name="ro1">
          <table:table-cell office:value-type="float" office:value="1.47853814112853E+018" calcext:value-type="float">
            <text:p>1.47853814112853E+018</text:p>
          </table:table-cell>
          <table:table-cell office:value-type="float" office:value="1.478538138673E+018" calcext:value-type="float">
            <text:p>1.478538138673E+018</text:p>
          </table:table-cell>
          <table:table-cell table:number-columns-repeated="2"/>
        </table:table-row>
        <table:table-row table:style-name="ro1">
          <table:table-cell office:value-type="float" office:value="1.47853814114852E+018" calcext:value-type="float">
            <text:p>1.47853814114852E+018</text:p>
          </table:table-cell>
          <table:table-cell office:value-type="float" office:value="1.478538138692E+018" calcext:value-type="float">
            <text:p>1.478538138692E+018</text:p>
          </table:table-cell>
          <table:table-cell table:number-columns-repeated="2"/>
        </table:table-row>
        <table:table-row table:style-name="ro1">
          <table:table-cell office:value-type="float" office:value="1.47853814116848E+018" calcext:value-type="float">
            <text:p>1.47853814116848E+018</text:p>
          </table:table-cell>
          <table:table-cell office:value-type="float" office:value="1.478538138715E+018" calcext:value-type="float">
            <text:p>1.478538138715E+018</text:p>
          </table:table-cell>
          <table:table-cell table:number-columns-repeated="2"/>
        </table:table-row>
        <table:table-row table:style-name="ro1">
          <table:table-cell office:value-type="float" office:value="1.47853814118847E+018" calcext:value-type="float">
            <text:p>1.47853814118847E+018</text:p>
          </table:table-cell>
          <table:table-cell office:value-type="float" office:value="1.478538138732E+018" calcext:value-type="float">
            <text:p>1.478538138732E+018</text:p>
          </table:table-cell>
          <table:table-cell table:number-columns-repeated="2"/>
        </table:table-row>
        <table:table-row table:style-name="ro1">
          <table:table-cell office:value-type="float" office:value="1.47853814120846E+018" calcext:value-type="float">
            <text:p>1.47853814120846E+018</text:p>
          </table:table-cell>
          <table:table-cell office:value-type="float" office:value="1.478538138752E+018" calcext:value-type="float">
            <text:p>1.478538138752E+018</text:p>
          </table:table-cell>
          <table:table-cell table:number-columns-repeated="2"/>
        </table:table-row>
        <table:table-row table:style-name="ro1">
          <table:table-cell office:value-type="float" office:value="1.47853814122845E+018" calcext:value-type="float">
            <text:p>1.47853814122845E+018</text:p>
          </table:table-cell>
          <table:table-cell office:value-type="float" office:value="1.478538138773E+018" calcext:value-type="float">
            <text:p>1.478538138773E+018</text:p>
          </table:table-cell>
          <table:table-cell table:number-columns-repeated="2"/>
        </table:table-row>
        <table:table-row table:style-name="ro1">
          <table:table-cell office:value-type="float" office:value="1.47853814124844E+018" calcext:value-type="float">
            <text:p>1.47853814124844E+018</text:p>
          </table:table-cell>
          <table:table-cell office:value-type="float" office:value="1.478538138807E+018" calcext:value-type="float">
            <text:p>1.478538138807E+018</text:p>
          </table:table-cell>
          <table:table-cell table:number-columns-repeated="2"/>
        </table:table-row>
        <table:table-row table:style-name="ro1">
          <table:table-cell office:value-type="float" office:value="1.4785381412684E+018" calcext:value-type="float">
            <text:p>1.4785381412684E+018</text:p>
          </table:table-cell>
          <table:table-cell office:value-type="float" office:value="1.47853813882E+018" calcext:value-type="float">
            <text:p>1.47853813882E+018</text:p>
          </table:table-cell>
          <table:table-cell table:number-columns-repeated="2"/>
        </table:table-row>
        <table:table-row table:style-name="ro1">
          <table:table-cell office:value-type="float" office:value="1.47853814128838E+018" calcext:value-type="float">
            <text:p>1.47853814128838E+018</text:p>
          </table:table-cell>
          <table:table-cell office:value-type="float" office:value="1.478538138836E+018" calcext:value-type="float">
            <text:p>1.478538138836E+018</text:p>
          </table:table-cell>
          <table:table-cell table:number-columns-repeated="2"/>
        </table:table-row>
        <table:table-row table:style-name="ro1">
          <table:table-cell office:value-type="float" office:value="1.47853814130837E+018" calcext:value-type="float">
            <text:p>1.47853814130837E+018</text:p>
          </table:table-cell>
          <table:table-cell office:value-type="float" office:value="1.478538138849E+018" calcext:value-type="float">
            <text:p>1.478538138849E+018</text:p>
          </table:table-cell>
          <table:table-cell table:number-columns-repeated="2"/>
        </table:table-row>
        <table:table-row table:style-name="ro1">
          <table:table-cell office:value-type="float" office:value="1.47853814132833E+018" calcext:value-type="float">
            <text:p>1.47853814132833E+018</text:p>
          </table:table-cell>
          <table:table-cell office:value-type="float" office:value="1.478538138871E+018" calcext:value-type="float">
            <text:p>1.478538138871E+018</text:p>
          </table:table-cell>
          <table:table-cell table:number-columns-repeated="2"/>
        </table:table-row>
        <table:table-row table:style-name="ro1">
          <table:table-cell office:value-type="float" office:value="1.47853814134832E+018" calcext:value-type="float">
            <text:p>1.47853814134832E+018</text:p>
          </table:table-cell>
          <table:table-cell office:value-type="float" office:value="1.478538138891E+018" calcext:value-type="float">
            <text:p>1.478538138891E+018</text:p>
          </table:table-cell>
          <table:table-cell table:number-columns-repeated="2"/>
        </table:table-row>
        <table:table-row table:style-name="ro1">
          <table:table-cell office:value-type="float" office:value="1.47853814136831E+018" calcext:value-type="float">
            <text:p>1.47853814136831E+018</text:p>
          </table:table-cell>
          <table:table-cell office:value-type="float" office:value="1.47853813892E+018" calcext:value-type="float">
            <text:p>1.47853813892E+018</text:p>
          </table:table-cell>
          <table:table-cell table:number-columns-repeated="2"/>
        </table:table-row>
        <table:table-row table:style-name="ro1">
          <table:table-cell office:value-type="float" office:value="1.4785381413883E+018" calcext:value-type="float">
            <text:p>1.4785381413883E+018</text:p>
          </table:table-cell>
          <table:table-cell office:value-type="float" office:value="1.478538138988E+018" calcext:value-type="float">
            <text:p>1.478538138988E+018</text:p>
          </table:table-cell>
          <table:table-cell table:number-columns-repeated="2"/>
        </table:table-row>
        <table:table-row table:style-name="ro1">
          <table:table-cell office:value-type="float" office:value="1.47853814140829E+018" calcext:value-type="float">
            <text:p>1.47853814140829E+018</text:p>
          </table:table-cell>
          <table:table-cell office:value-type="float" office:value="1.478538138998E+018" calcext:value-type="float">
            <text:p>1.478538138998E+018</text:p>
          </table:table-cell>
          <table:table-cell table:number-columns-repeated="2"/>
        </table:table-row>
        <table:table-row table:style-name="ro1">
          <table:table-cell office:value-type="float" office:value="1.47853814142828E+018" calcext:value-type="float">
            <text:p>1.47853814142828E+018</text:p>
          </table:table-cell>
          <table:table-cell office:value-type="float" office:value="1.478538139002E+018" calcext:value-type="float">
            <text:p>1.478538139002E+018</text:p>
          </table:table-cell>
          <table:table-cell table:number-columns-repeated="2"/>
        </table:table-row>
        <table:table-row table:style-name="ro1">
          <table:table-cell office:value-type="float" office:value="1.47853814144827E+018" calcext:value-type="float">
            <text:p>1.47853814144827E+018</text:p>
          </table:table-cell>
          <table:table-cell office:value-type="float" office:value="1.478538139003E+018" calcext:value-type="float">
            <text:p>1.478538139003E+018</text:p>
          </table:table-cell>
          <table:table-cell table:number-columns-repeated="2"/>
        </table:table-row>
        <table:table-row table:style-name="ro1">
          <table:table-cell office:value-type="float" office:value="1.47853814146822E+018" calcext:value-type="float">
            <text:p>1.47853814146822E+018</text:p>
          </table:table-cell>
          <table:table-cell office:value-type="float" office:value="1.47853813901E+018" calcext:value-type="float">
            <text:p>1.47853813901E+018</text:p>
          </table:table-cell>
          <table:table-cell table:number-columns-repeated="2"/>
        </table:table-row>
        <table:table-row table:style-name="ro1">
          <table:table-cell office:value-type="float" office:value="1.47853814148821E+018" calcext:value-type="float">
            <text:p>1.47853814148821E+018</text:p>
          </table:table-cell>
          <table:table-cell office:value-type="float" office:value="1.478538139033E+018" calcext:value-type="float">
            <text:p>1.478538139033E+018</text:p>
          </table:table-cell>
          <table:table-cell table:number-columns-repeated="2"/>
        </table:table-row>
        <table:table-row table:style-name="ro1">
          <table:table-cell office:value-type="float" office:value="1.4785381415082E+018" calcext:value-type="float">
            <text:p>1.4785381415082E+018</text:p>
          </table:table-cell>
          <table:table-cell office:value-type="float" office:value="1.47853813905E+018" calcext:value-type="float">
            <text:p>1.47853813905E+018</text:p>
          </table:table-cell>
          <table:table-cell table:number-columns-repeated="2"/>
        </table:table-row>
        <table:table-row table:style-name="ro1">
          <table:table-cell office:value-type="float" office:value="1.47853814152819E+018" calcext:value-type="float">
            <text:p>1.47853814152819E+018</text:p>
          </table:table-cell>
          <table:table-cell office:value-type="float" office:value="1.478538139069E+018" calcext:value-type="float">
            <text:p>1.478538139069E+018</text:p>
          </table:table-cell>
          <table:table-cell table:number-columns-repeated="2"/>
        </table:table-row>
        <table:table-row table:style-name="ro1">
          <table:table-cell office:value-type="float" office:value="1.47853814154818E+018" calcext:value-type="float">
            <text:p>1.47853814154818E+018</text:p>
          </table:table-cell>
          <table:table-cell office:value-type="float" office:value="1.47853813909E+018" calcext:value-type="float">
            <text:p>1.47853813909E+018</text:p>
          </table:table-cell>
          <table:table-cell table:number-columns-repeated="2"/>
        </table:table-row>
        <table:table-row table:style-name="ro1">
          <table:table-cell office:value-type="float" office:value="1.47853814156817E+018" calcext:value-type="float">
            <text:p>1.47853814156817E+018</text:p>
          </table:table-cell>
          <table:table-cell office:value-type="float" office:value="1.47853813911E+018" calcext:value-type="float">
            <text:p>1.47853813911E+018</text:p>
          </table:table-cell>
          <table:table-cell table:number-columns-repeated="2"/>
        </table:table-row>
        <table:table-row table:style-name="ro1">
          <table:table-cell office:value-type="float" office:value="1.47853814158816E+018" calcext:value-type="float">
            <text:p>1.47853814158816E+018</text:p>
          </table:table-cell>
          <table:table-cell office:value-type="float" office:value="1.478538139135E+018" calcext:value-type="float">
            <text:p>1.478538139135E+018</text:p>
          </table:table-cell>
          <table:table-cell table:number-columns-repeated="2"/>
        </table:table-row>
        <table:table-row table:style-name="ro1">
          <table:table-cell office:value-type="float" office:value="1.47853814160815E+018" calcext:value-type="float">
            <text:p>1.47853814160815E+018</text:p>
          </table:table-cell>
          <table:table-cell office:value-type="float" office:value="1.478538139152E+018" calcext:value-type="float">
            <text:p>1.478538139152E+018</text:p>
          </table:table-cell>
          <table:table-cell table:number-columns-repeated="2"/>
        </table:table-row>
        <table:table-row table:style-name="ro1">
          <table:table-cell office:value-type="float" office:value="1.47853814162811E+018" calcext:value-type="float">
            <text:p>1.47853814162811E+018</text:p>
          </table:table-cell>
          <table:table-cell office:value-type="float" office:value="1.478538139173E+018" calcext:value-type="float">
            <text:p>1.478538139173E+018</text:p>
          </table:table-cell>
          <table:table-cell table:number-columns-repeated="2"/>
        </table:table-row>
        <table:table-row table:style-name="ro1">
          <table:table-cell office:value-type="float" office:value="1.47853814164809E+018" calcext:value-type="float">
            <text:p>1.47853814164809E+018</text:p>
          </table:table-cell>
          <table:table-cell office:value-type="float" office:value="1.478538139192E+018" calcext:value-type="float">
            <text:p>1.478538139192E+018</text:p>
          </table:table-cell>
          <table:table-cell table:number-columns-repeated="2"/>
        </table:table-row>
        <table:table-row table:style-name="ro1">
          <table:table-cell office:value-type="float" office:value="1.47853814166808E+018" calcext:value-type="float">
            <text:p>1.47853814166808E+018</text:p>
          </table:table-cell>
          <table:table-cell office:value-type="float" office:value="1.47853813923E+018" calcext:value-type="float">
            <text:p>1.47853813923E+018</text:p>
          </table:table-cell>
          <table:table-cell table:number-columns-repeated="2"/>
        </table:table-row>
        <table:table-row table:style-name="ro1">
          <table:table-cell office:value-type="float" office:value="1.47853814168807E+018" calcext:value-type="float">
            <text:p>1.47853814168807E+018</text:p>
          </table:table-cell>
          <table:table-cell office:value-type="float" office:value="1.478538139235E+018" calcext:value-type="float">
            <text:p>1.478538139235E+018</text:p>
          </table:table-cell>
          <table:table-cell table:number-columns-repeated="2"/>
        </table:table-row>
        <table:table-row table:style-name="ro1">
          <table:table-cell office:value-type="float" office:value="1.47853814170806E+018" calcext:value-type="float">
            <text:p>1.47853814170806E+018</text:p>
          </table:table-cell>
          <table:table-cell office:value-type="float" office:value="1.478538139249E+018" calcext:value-type="float">
            <text:p>1.478538139249E+018</text:p>
          </table:table-cell>
          <table:table-cell table:number-columns-repeated="2"/>
        </table:table-row>
        <table:table-row table:style-name="ro1">
          <table:table-cell office:value-type="float" office:value="1.47853814172805E+018" calcext:value-type="float">
            <text:p>1.47853814172805E+018</text:p>
          </table:table-cell>
          <table:table-cell office:value-type="float" office:value="1.478538139269E+018" calcext:value-type="float">
            <text:p>1.478538139269E+018</text:p>
          </table:table-cell>
          <table:table-cell table:number-columns-repeated="2"/>
        </table:table-row>
        <table:table-row table:style-name="ro1">
          <table:table-cell office:value-type="float" office:value="1.47853814174804E+018" calcext:value-type="float">
            <text:p>1.47853814174804E+018</text:p>
          </table:table-cell>
          <table:table-cell office:value-type="float" office:value="1.478538139314E+018" calcext:value-type="float">
            <text:p>1.478538139314E+018</text:p>
          </table:table-cell>
          <table:table-cell table:number-columns-repeated="2"/>
        </table:table-row>
        <table:table-row table:style-name="ro1">
          <table:table-cell office:value-type="float" office:value="1.47853814176803E+018" calcext:value-type="float">
            <text:p>1.47853814176803E+018</text:p>
          </table:table-cell>
          <table:table-cell office:value-type="float" office:value="1.478538139315E+018" calcext:value-type="float">
            <text:p>1.478538139315E+018</text:p>
          </table:table-cell>
          <table:table-cell table:number-columns-repeated="2"/>
        </table:table-row>
        <table:table-row table:style-name="ro1">
          <table:table-cell office:value-type="float" office:value="1.47853814178799E+018" calcext:value-type="float">
            <text:p>1.47853814178799E+018</text:p>
          </table:table-cell>
          <table:table-cell office:value-type="float" office:value="1.47853813933E+018" calcext:value-type="float">
            <text:p>1.47853813933E+018</text:p>
          </table:table-cell>
          <table:table-cell table:number-columns-repeated="2"/>
        </table:table-row>
        <table:table-row table:style-name="ro1">
          <table:table-cell office:value-type="float" office:value="1.47853814180798E+018" calcext:value-type="float">
            <text:p>1.47853814180798E+018</text:p>
          </table:table-cell>
          <table:table-cell office:value-type="float" office:value="1.47853813935E+018" calcext:value-type="float">
            <text:p>1.47853813935E+018</text:p>
          </table:table-cell>
          <table:table-cell table:number-columns-repeated="2"/>
        </table:table-row>
        <table:table-row table:style-name="ro1">
          <table:table-cell office:value-type="float" office:value="1.47853814182797E+018" calcext:value-type="float">
            <text:p>1.47853814182797E+018</text:p>
          </table:table-cell>
          <table:table-cell office:value-type="float" office:value="1.47853813937E+018" calcext:value-type="float">
            <text:p>1.47853813937E+018</text:p>
          </table:table-cell>
          <table:table-cell table:number-columns-repeated="2"/>
        </table:table-row>
        <table:table-row table:style-name="ro1">
          <table:table-cell office:value-type="float" office:value="1.47853814184795E+018" calcext:value-type="float">
            <text:p>1.47853814184795E+018</text:p>
          </table:table-cell>
          <table:table-cell office:value-type="float" office:value="1.478538139397E+018" calcext:value-type="float">
            <text:p>1.478538139397E+018</text:p>
          </table:table-cell>
          <table:table-cell table:number-columns-repeated="2"/>
        </table:table-row>
        <table:table-row table:style-name="ro1">
          <table:table-cell office:value-type="float" office:value="1.47853814186794E+018" calcext:value-type="float">
            <text:p>1.47853814186794E+018</text:p>
          </table:table-cell>
          <table:table-cell office:value-type="float" office:value="1.478538139413E+018" calcext:value-type="float">
            <text:p>1.478538139413E+018</text:p>
          </table:table-cell>
          <table:table-cell table:number-columns-repeated="2"/>
        </table:table-row>
        <table:table-row table:style-name="ro1">
          <table:table-cell office:value-type="float" office:value="1.4785381418879E+018" calcext:value-type="float">
            <text:p>1.4785381418879E+018</text:p>
          </table:table-cell>
          <table:table-cell office:value-type="float" office:value="1.478538139432E+018" calcext:value-type="float">
            <text:p>1.478538139432E+018</text:p>
          </table:table-cell>
          <table:table-cell table:number-columns-repeated="2"/>
        </table:table-row>
        <table:table-row table:style-name="ro1">
          <table:table-cell office:value-type="float" office:value="1.47853814190789E+018" calcext:value-type="float">
            <text:p>1.47853814190789E+018</text:p>
          </table:table-cell>
          <table:table-cell office:value-type="float" office:value="1.478538139452E+018" calcext:value-type="float">
            <text:p>1.478538139452E+018</text:p>
          </table:table-cell>
          <table:table-cell table:number-columns-repeated="2"/>
        </table:table-row>
        <table:table-row table:style-name="ro1">
          <table:table-cell office:value-type="float" office:value="1.47853814192788E+018" calcext:value-type="float">
            <text:p>1.47853814192788E+018</text:p>
          </table:table-cell>
          <table:table-cell office:value-type="float" office:value="1.478538139474E+018" calcext:value-type="float">
            <text:p>1.478538139474E+018</text:p>
          </table:table-cell>
          <table:table-cell table:number-columns-repeated="2"/>
        </table:table-row>
        <table:table-row table:style-name="ro1">
          <table:table-cell office:value-type="float" office:value="1.47853814194787E+018" calcext:value-type="float">
            <text:p>1.47853814194787E+018</text:p>
          </table:table-cell>
          <table:table-cell office:value-type="float" office:value="1.478538139493E+018" calcext:value-type="float">
            <text:p>1.478538139493E+018</text:p>
          </table:table-cell>
          <table:table-cell table:number-columns-repeated="2"/>
        </table:table-row>
        <table:table-row table:style-name="ro1">
          <table:table-cell office:value-type="float" office:value="1.47853814196786E+018" calcext:value-type="float">
            <text:p>1.47853814196786E+018</text:p>
          </table:table-cell>
          <table:table-cell office:value-type="float" office:value="1.478538139517E+018" calcext:value-type="float">
            <text:p>1.478538139517E+018</text:p>
          </table:table-cell>
          <table:table-cell table:number-columns-repeated="2"/>
        </table:table-row>
        <table:table-row table:style-name="ro1">
          <table:table-cell office:value-type="float" office:value="1.47853814198785E+018" calcext:value-type="float">
            <text:p>1.47853814198785E+018</text:p>
          </table:table-cell>
          <table:table-cell office:value-type="float" office:value="1.478538139558E+018" calcext:value-type="float">
            <text:p>1.478538139558E+018</text:p>
          </table:table-cell>
          <table:table-cell table:number-columns-repeated="2"/>
        </table:table-row>
        <table:table-row table:style-name="ro1">
          <table:table-cell office:value-type="float" office:value="1.47853814200784E+018" calcext:value-type="float">
            <text:p>1.47853814200784E+018</text:p>
          </table:table-cell>
          <table:table-cell office:value-type="float" office:value="1.478538139602E+018" calcext:value-type="float">
            <text:p>1.478538139602E+018</text:p>
          </table:table-cell>
          <table:table-cell table:number-columns-repeated="2"/>
        </table:table-row>
        <table:table-row table:style-name="ro1">
          <table:table-cell office:value-type="float" office:value="1.47853814202779E+018" calcext:value-type="float">
            <text:p>1.47853814202779E+018</text:p>
          </table:table-cell>
          <table:table-cell office:value-type="float" office:value="1.478538139602E+018" calcext:value-type="float">
            <text:p>1.478538139602E+018</text:p>
          </table:table-cell>
          <table:table-cell table:number-columns-repeated="2"/>
        </table:table-row>
        <table:table-row table:style-name="ro1">
          <table:table-cell office:value-type="float" office:value="1.47853814204778E+018" calcext:value-type="float">
            <text:p>1.47853814204778E+018</text:p>
          </table:table-cell>
          <table:table-cell office:value-type="float" office:value="1.478538139602E+018" calcext:value-type="float">
            <text:p>1.478538139602E+018</text:p>
          </table:table-cell>
          <table:table-cell table:number-columns-repeated="2"/>
        </table:table-row>
        <table:table-row table:style-name="ro1">
          <table:table-cell office:value-type="float" office:value="1.47853814206777E+018" calcext:value-type="float">
            <text:p>1.47853814206777E+018</text:p>
          </table:table-cell>
          <table:table-cell office:value-type="float" office:value="1.478538139609E+018" calcext:value-type="float">
            <text:p>1.478538139609E+018</text:p>
          </table:table-cell>
          <table:table-cell table:number-columns-repeated="2"/>
        </table:table-row>
        <table:table-row table:style-name="ro1">
          <table:table-cell office:value-type="float" office:value="1.47853814208773E+018" calcext:value-type="float">
            <text:p>1.47853814208773E+018</text:p>
          </table:table-cell>
          <table:table-cell office:value-type="float" office:value="1.478538139629E+018" calcext:value-type="float">
            <text:p>1.478538139629E+018</text:p>
          </table:table-cell>
          <table:table-cell table:number-columns-repeated="2"/>
        </table:table-row>
        <table:table-row table:style-name="ro1">
          <table:table-cell office:value-type="float" office:value="1.47853814210772E+018" calcext:value-type="float">
            <text:p>1.47853814210772E+018</text:p>
          </table:table-cell>
          <table:table-cell office:value-type="float" office:value="1.47853813965E+018" calcext:value-type="float">
            <text:p>1.47853813965E+018</text:p>
          </table:table-cell>
          <table:table-cell table:number-columns-repeated="2"/>
        </table:table-row>
        <table:table-row table:style-name="ro1">
          <table:table-cell office:value-type="float" office:value="1.47853814212771E+018" calcext:value-type="float">
            <text:p>1.47853814212771E+018</text:p>
          </table:table-cell>
          <table:table-cell office:value-type="float" office:value="1.478538139669E+018" calcext:value-type="float">
            <text:p>1.478538139669E+018</text:p>
          </table:table-cell>
          <table:table-cell table:number-columns-repeated="2"/>
        </table:table-row>
        <table:table-row table:style-name="ro1">
          <table:table-cell office:value-type="float" office:value="1.47853814214767E+018" calcext:value-type="float">
            <text:p>1.47853814214767E+018</text:p>
          </table:table-cell>
          <table:table-cell office:value-type="float" office:value="1.478538139691E+018" calcext:value-type="float">
            <text:p>1.478538139691E+018</text:p>
          </table:table-cell>
          <table:table-cell table:number-columns-repeated="2"/>
        </table:table-row>
        <table:table-row table:style-name="ro1">
          <table:table-cell office:value-type="float" office:value="1.47853814216766E+018" calcext:value-type="float">
            <text:p>1.47853814216766E+018</text:p>
          </table:table-cell>
          <table:table-cell office:value-type="float" office:value="1.478538139711E+018" calcext:value-type="float">
            <text:p>1.478538139711E+018</text:p>
          </table:table-cell>
          <table:table-cell table:number-columns-repeated="2"/>
        </table:table-row>
        <table:table-row table:style-name="ro1">
          <table:table-cell office:value-type="float" office:value="1.47853814218761E+018" calcext:value-type="float">
            <text:p>1.47853814218761E+018</text:p>
          </table:table-cell>
          <table:table-cell office:value-type="float" office:value="1.47853813973E+018" calcext:value-type="float">
            <text:p>1.47853813973E+018</text:p>
          </table:table-cell>
          <table:table-cell table:number-columns-repeated="2"/>
        </table:table-row>
        <table:table-row table:style-name="ro1">
          <table:table-cell office:value-type="float" office:value="1.4785381422076E+018" calcext:value-type="float">
            <text:p>1.4785381422076E+018</text:p>
          </table:table-cell>
          <table:table-cell office:value-type="float" office:value="1.478538139752E+018" calcext:value-type="float">
            <text:p>1.478538139752E+018</text:p>
          </table:table-cell>
          <table:table-cell table:number-columns-repeated="2"/>
        </table:table-row>
        <table:table-row table:style-name="ro1">
          <table:table-cell office:value-type="float" office:value="1.47853814222756E+018" calcext:value-type="float">
            <text:p>1.47853814222756E+018</text:p>
          </table:table-cell>
          <table:table-cell office:value-type="float" office:value="1.478538139775E+018" calcext:value-type="float">
            <text:p>1.478538139775E+018</text:p>
          </table:table-cell>
          <table:table-cell table:number-columns-repeated="2"/>
        </table:table-row>
        <table:table-row table:style-name="ro1">
          <table:table-cell office:value-type="float" office:value="1.47853814224755E+018" calcext:value-type="float">
            <text:p>1.47853814224755E+018</text:p>
          </table:table-cell>
          <table:table-cell office:value-type="float" office:value="1.478538139816E+018" calcext:value-type="float">
            <text:p>1.478538139816E+018</text:p>
          </table:table-cell>
          <table:table-cell table:number-columns-repeated="2"/>
        </table:table-row>
        <table:table-row table:style-name="ro1">
          <table:table-cell office:value-type="float" office:value="1.47853814226754E+018" calcext:value-type="float">
            <text:p>1.47853814226754E+018</text:p>
          </table:table-cell>
          <table:table-cell office:value-type="float" office:value="1.478538139818E+018" calcext:value-type="float">
            <text:p>1.478538139818E+018</text:p>
          </table:table-cell>
          <table:table-cell table:number-columns-repeated="2"/>
        </table:table-row>
        <table:table-row table:style-name="ro1">
          <table:table-cell office:value-type="float" office:value="1.4785381422875E+018" calcext:value-type="float">
            <text:p>1.4785381422875E+018</text:p>
          </table:table-cell>
          <table:table-cell office:value-type="float" office:value="1.478538139831E+018" calcext:value-type="float">
            <text:p>1.478538139831E+018</text:p>
          </table:table-cell>
          <table:table-cell table:number-columns-repeated="2"/>
        </table:table-row>
        <table:table-row table:style-name="ro1">
          <table:table-cell office:value-type="float" office:value="1.47853814230749E+018" calcext:value-type="float">
            <text:p>1.47853814230749E+018</text:p>
          </table:table-cell>
          <table:table-cell office:value-type="float" office:value="1.478538139849E+018" calcext:value-type="float">
            <text:p>1.478538139849E+018</text:p>
          </table:table-cell>
          <table:table-cell table:number-columns-repeated="2"/>
        </table:table-row>
        <table:table-row table:style-name="ro1">
          <table:table-cell office:value-type="float" office:value="1.47853814232748E+018" calcext:value-type="float">
            <text:p>1.47853814232748E+018</text:p>
          </table:table-cell>
          <table:table-cell office:value-type="float" office:value="1.478538139869E+018" calcext:value-type="float">
            <text:p>1.478538139869E+018</text:p>
          </table:table-cell>
          <table:table-cell table:number-columns-repeated="2"/>
        </table:table-row>
        <table:table-row table:style-name="ro1">
          <table:table-cell office:value-type="float" office:value="1.47853814234747E+018" calcext:value-type="float">
            <text:p>1.47853814234747E+018</text:p>
          </table:table-cell>
          <table:table-cell office:value-type="float" office:value="1.478538139892E+018" calcext:value-type="float">
            <text:p>1.478538139892E+018</text:p>
          </table:table-cell>
          <table:table-cell table:number-columns-repeated="2"/>
        </table:table-row>
        <table:table-row table:style-name="ro1">
          <table:table-cell office:value-type="float" office:value="1.47853814236742E+018" calcext:value-type="float">
            <text:p>1.47853814236742E+018</text:p>
          </table:table-cell>
          <table:table-cell office:value-type="float" office:value="1.478538139913E+018" calcext:value-type="float">
            <text:p>1.478538139913E+018</text:p>
          </table:table-cell>
          <table:table-cell table:number-columns-repeated="2"/>
        </table:table-row>
        <table:table-row table:style-name="ro1">
          <table:table-cell office:value-type="float" office:value="1.47853814238741E+018" calcext:value-type="float">
            <text:p>1.47853814238741E+018</text:p>
          </table:table-cell>
          <table:table-cell office:value-type="float" office:value="1.478538139932E+018" calcext:value-type="float">
            <text:p>1.478538139932E+018</text:p>
          </table:table-cell>
          <table:table-cell table:number-columns-repeated="2"/>
        </table:table-row>
        <table:table-row table:style-name="ro1">
          <table:table-cell office:value-type="float" office:value="1.4785381424074E+018" calcext:value-type="float">
            <text:p>1.4785381424074E+018</text:p>
          </table:table-cell>
          <table:table-cell office:value-type="float" office:value="1.478538139952E+018" calcext:value-type="float">
            <text:p>1.478538139952E+018</text:p>
          </table:table-cell>
          <table:table-cell table:number-columns-repeated="2"/>
        </table:table-row>
        <table:table-row table:style-name="ro1">
          <table:table-cell office:value-type="float" office:value="1.47853814242739E+018" calcext:value-type="float">
            <text:p>1.47853814242739E+018</text:p>
          </table:table-cell>
          <table:table-cell office:value-type="float" office:value="1.478538139973E+018" calcext:value-type="float">
            <text:p>1.478538139973E+018</text:p>
          </table:table-cell>
          <table:table-cell table:number-columns-repeated="2"/>
        </table:table-row>
        <table:table-row table:style-name="ro1">
          <table:table-cell office:value-type="float" office:value="1.47853814244735E+018" calcext:value-type="float">
            <text:p>1.47853814244735E+018</text:p>
          </table:table-cell>
          <table:table-cell office:value-type="float" office:value="1.478538139992E+018" calcext:value-type="float">
            <text:p>1.478538139992E+018</text:p>
          </table:table-cell>
          <table:table-cell table:number-columns-repeated="2"/>
        </table:table-row>
        <table:table-row table:style-name="ro1">
          <table:table-cell office:value-type="float" office:value="1.47853814246734E+018" calcext:value-type="float">
            <text:p>1.47853814246734E+018</text:p>
          </table:table-cell>
          <table:table-cell office:value-type="float" office:value="1.478538140012E+018" calcext:value-type="float">
            <text:p>1.478538140012E+018</text:p>
          </table:table-cell>
          <table:table-cell table:number-columns-repeated="2"/>
        </table:table-row>
        <table:table-row table:style-name="ro1">
          <table:table-cell office:value-type="float" office:value="1.4785381424873E+018" calcext:value-type="float">
            <text:p>1.4785381424873E+018</text:p>
          </table:table-cell>
          <table:table-cell office:value-type="float" office:value="1.478538140032E+018" calcext:value-type="float">
            <text:p>1.478538140032E+018</text:p>
          </table:table-cell>
          <table:table-cell table:number-columns-repeated="2"/>
        </table:table-row>
        <table:table-row table:style-name="ro1">
          <table:table-cell office:value-type="float" office:value="1.47853814250729E+018" calcext:value-type="float">
            <text:p>1.47853814250729E+018</text:p>
          </table:table-cell>
          <table:table-cell office:value-type="float" office:value="1.478538140052E+018" calcext:value-type="float">
            <text:p>1.478538140052E+018</text:p>
          </table:table-cell>
          <table:table-cell table:number-columns-repeated="2"/>
        </table:table-row>
        <table:table-row table:style-name="ro1">
          <table:table-cell office:value-type="float" office:value="1.47853814252728E+018" calcext:value-type="float">
            <text:p>1.47853814252728E+018</text:p>
          </table:table-cell>
          <table:table-cell office:value-type="float" office:value="1.478538140073E+018" calcext:value-type="float">
            <text:p>1.478538140073E+018</text:p>
          </table:table-cell>
          <table:table-cell table:number-columns-repeated="2"/>
        </table:table-row>
        <table:table-row table:style-name="ro1">
          <table:table-cell office:value-type="float" office:value="1.47853814254726E+018" calcext:value-type="float">
            <text:p>1.47853814254726E+018</text:p>
          </table:table-cell>
          <table:table-cell office:value-type="float" office:value="1.478538140093E+018" calcext:value-type="float">
            <text:p>1.478538140093E+018</text:p>
          </table:table-cell>
          <table:table-cell table:number-columns-repeated="2"/>
        </table:table-row>
        <table:table-row table:style-name="ro1">
          <table:table-cell office:value-type="float" office:value="1.47853814256725E+018" calcext:value-type="float">
            <text:p>1.47853814256725E+018</text:p>
          </table:table-cell>
          <table:table-cell office:value-type="float" office:value="1.478538140112E+018" calcext:value-type="float">
            <text:p>1.478538140112E+018</text:p>
          </table:table-cell>
          <table:table-cell table:number-columns-repeated="2"/>
        </table:table-row>
        <table:table-row table:style-name="ro1">
          <table:table-cell office:value-type="float" office:value="1.47853814258721E+018" calcext:value-type="float">
            <text:p>1.47853814258721E+018</text:p>
          </table:table-cell>
          <table:table-cell office:value-type="float" office:value="1.478538140139E+018" calcext:value-type="float">
            <text:p>1.478538140139E+018</text:p>
          </table:table-cell>
          <table:table-cell table:number-columns-repeated="2"/>
        </table:table-row>
        <table:table-row table:style-name="ro1">
          <table:table-cell office:value-type="float" office:value="1.4785381426072E+018" calcext:value-type="float">
            <text:p>1.4785381426072E+018</text:p>
          </table:table-cell>
          <table:table-cell office:value-type="float" office:value="1.478538140209E+018" calcext:value-type="float">
            <text:p>1.478538140209E+018</text:p>
          </table:table-cell>
          <table:table-cell table:number-columns-repeated="2"/>
        </table:table-row>
        <table:table-row table:style-name="ro1">
          <table:table-cell office:value-type="float" office:value="1.47853814262719E+018" calcext:value-type="float">
            <text:p>1.47853814262719E+018</text:p>
          </table:table-cell>
          <table:table-cell office:value-type="float" office:value="1.47853814021E+018" calcext:value-type="float">
            <text:p>1.47853814021E+018</text:p>
          </table:table-cell>
          <table:table-cell table:number-columns-repeated="2"/>
        </table:table-row>
        <table:table-row table:style-name="ro1">
          <table:table-cell office:value-type="float" office:value="1.47853814264718E+018" calcext:value-type="float">
            <text:p>1.47853814264718E+018</text:p>
          </table:table-cell>
          <table:table-cell office:value-type="float" office:value="1.47853814021E+018" calcext:value-type="float">
            <text:p>1.47853814021E+018</text:p>
          </table:table-cell>
          <table:table-cell table:number-columns-repeated="2"/>
        </table:table-row>
        <table:table-row table:style-name="ro1">
          <table:table-cell office:value-type="float" office:value="1.47853814266717E+018" calcext:value-type="float">
            <text:p>1.47853814266717E+018</text:p>
          </table:table-cell>
          <table:table-cell office:value-type="float" office:value="1.47853814021E+018" calcext:value-type="float">
            <text:p>1.47853814021E+018</text:p>
          </table:table-cell>
          <table:table-cell table:number-columns-repeated="2"/>
        </table:table-row>
        <table:table-row table:style-name="ro1">
          <table:table-cell office:value-type="float" office:value="1.47853814268713E+018" calcext:value-type="float">
            <text:p>1.47853814268713E+018</text:p>
          </table:table-cell>
          <table:table-cell office:value-type="float" office:value="1.478538140229E+018" calcext:value-type="float">
            <text:p>1.478538140229E+018</text:p>
          </table:table-cell>
          <table:table-cell table:number-columns-repeated="2"/>
        </table:table-row>
        <table:table-row table:style-name="ro1">
          <table:table-cell office:value-type="float" office:value="1.47853814270712E+018" calcext:value-type="float">
            <text:p>1.47853814270712E+018</text:p>
          </table:table-cell>
          <table:table-cell office:value-type="float" office:value="1.478538140249E+018" calcext:value-type="float">
            <text:p>1.478538140249E+018</text:p>
          </table:table-cell>
          <table:table-cell table:number-columns-repeated="2"/>
        </table:table-row>
        <table:table-row table:style-name="ro1">
          <table:table-cell office:value-type="float" office:value="1.4785381427271E+018" calcext:value-type="float">
            <text:p>1.4785381427271E+018</text:p>
          </table:table-cell>
          <table:table-cell office:value-type="float" office:value="1.478538140269E+018" calcext:value-type="float">
            <text:p>1.478538140269E+018</text:p>
          </table:table-cell>
          <table:table-cell table:number-columns-repeated="2"/>
        </table:table-row>
        <table:table-row table:style-name="ro1">
          <table:table-cell office:value-type="float" office:value="1.47853814274709E+018" calcext:value-type="float">
            <text:p>1.47853814274709E+018</text:p>
          </table:table-cell>
          <table:table-cell office:value-type="float" office:value="1.478538140296E+018" calcext:value-type="float">
            <text:p>1.478538140296E+018</text:p>
          </table:table-cell>
          <table:table-cell table:number-columns-repeated="2"/>
        </table:table-row>
        <table:table-row table:style-name="ro1">
          <table:table-cell office:value-type="float" office:value="1.47853814276708E+018" calcext:value-type="float">
            <text:p>1.47853814276708E+018</text:p>
          </table:table-cell>
          <table:table-cell office:value-type="float" office:value="1.478538140325E+018" calcext:value-type="float">
            <text:p>1.478538140325E+018</text:p>
          </table:table-cell>
          <table:table-cell table:number-columns-repeated="2"/>
        </table:table-row>
        <table:table-row table:style-name="ro1">
          <table:table-cell office:value-type="float" office:value="1.47853814278707E+018" calcext:value-type="float">
            <text:p>1.47853814278707E+018</text:p>
          </table:table-cell>
          <table:table-cell office:value-type="float" office:value="1.47853814033E+018" calcext:value-type="float">
            <text:p>1.47853814033E+018</text:p>
          </table:table-cell>
          <table:table-cell table:number-columns-repeated="2"/>
        </table:table-row>
        <table:table-row table:style-name="ro1">
          <table:table-cell office:value-type="float" office:value="1.47853814280706E+018" calcext:value-type="float">
            <text:p>1.47853814280706E+018</text:p>
          </table:table-cell>
          <table:table-cell office:value-type="float" office:value="1.478538140351E+018" calcext:value-type="float">
            <text:p>1.478538140351E+018</text:p>
          </table:table-cell>
          <table:table-cell table:number-columns-repeated="2"/>
        </table:table-row>
        <table:table-row table:style-name="ro1">
          <table:table-cell office:value-type="float" office:value="1.47853814282717E+018" calcext:value-type="float">
            <text:p>1.47853814282717E+018</text:p>
          </table:table-cell>
          <table:table-cell office:value-type="float" office:value="1.478538140369E+018" calcext:value-type="float">
            <text:p>1.478538140369E+018</text:p>
          </table:table-cell>
          <table:table-cell table:number-columns-repeated="2"/>
        </table:table-row>
        <table:table-row table:style-name="ro1">
          <table:table-cell office:value-type="float" office:value="1.47853814284713E+018" calcext:value-type="float">
            <text:p>1.47853814284713E+018</text:p>
          </table:table-cell>
          <table:table-cell office:value-type="float" office:value="1.478538140388E+018" calcext:value-type="float">
            <text:p>1.478538140388E+018</text:p>
          </table:table-cell>
          <table:table-cell table:number-columns-repeated="2"/>
        </table:table-row>
        <table:table-row table:style-name="ro1">
          <table:table-cell office:value-type="float" office:value="1.47853814286712E+018" calcext:value-type="float">
            <text:p>1.47853814286712E+018</text:p>
          </table:table-cell>
          <table:table-cell office:value-type="float" office:value="1.478538140409E+018" calcext:value-type="float">
            <text:p>1.478538140409E+018</text:p>
          </table:table-cell>
          <table:table-cell table:number-columns-repeated="2"/>
        </table:table-row>
        <table:table-row table:style-name="ro1">
          <table:table-cell office:value-type="float" office:value="1.47853814288711E+018" calcext:value-type="float">
            <text:p>1.47853814288711E+018</text:p>
          </table:table-cell>
          <table:table-cell office:value-type="float" office:value="1.478538140429E+018" calcext:value-type="float">
            <text:p>1.478538140429E+018</text:p>
          </table:table-cell>
          <table:table-cell table:number-columns-repeated="2"/>
        </table:table-row>
        <table:table-row table:style-name="ro1">
          <table:table-cell office:value-type="float" office:value="1.4785381429071E+018" calcext:value-type="float">
            <text:p>1.4785381429071E+018</text:p>
          </table:table-cell>
          <table:table-cell office:value-type="float" office:value="1.47853814045E+018" calcext:value-type="float">
            <text:p>1.47853814045E+018</text:p>
          </table:table-cell>
          <table:table-cell table:number-columns-repeated="2"/>
        </table:table-row>
        <table:table-row table:style-name="ro1">
          <table:table-cell office:value-type="float" office:value="1.47853814292709E+018" calcext:value-type="float">
            <text:p>1.47853814292709E+018</text:p>
          </table:table-cell>
          <table:table-cell office:value-type="float" office:value="1.478538140472E+018" calcext:value-type="float">
            <text:p>1.478538140472E+018</text:p>
          </table:table-cell>
          <table:table-cell table:number-columns-repeated="2"/>
        </table:table-row>
        <table:table-row table:style-name="ro1">
          <table:table-cell office:value-type="float" office:value="1.47853814294708E+018" calcext:value-type="float">
            <text:p>1.47853814294708E+018</text:p>
          </table:table-cell>
          <table:table-cell office:value-type="float" office:value="1.478538140491E+018" calcext:value-type="float">
            <text:p>1.478538140491E+018</text:p>
          </table:table-cell>
          <table:table-cell table:number-columns-repeated="2"/>
        </table:table-row>
        <table:table-row table:style-name="ro1">
          <table:table-cell office:value-type="float" office:value="1.47853814296703E+018" calcext:value-type="float">
            <text:p>1.47853814296703E+018</text:p>
          </table:table-cell>
          <table:table-cell office:value-type="float" office:value="1.478538140511E+018" calcext:value-type="float">
            <text:p>1.478538140511E+018</text:p>
          </table:table-cell>
          <table:table-cell table:number-columns-repeated="2"/>
        </table:table-row>
        <table:table-row table:style-name="ro1">
          <table:table-cell office:value-type="float" office:value="1.47853814298702E+018" calcext:value-type="float">
            <text:p>1.47853814298702E+018</text:p>
          </table:table-cell>
          <table:table-cell office:value-type="float" office:value="1.478538140531E+018" calcext:value-type="float">
            <text:p>1.478538140531E+018</text:p>
          </table:table-cell>
          <table:table-cell table:number-columns-repeated="2"/>
        </table:table-row>
        <table:table-row table:style-name="ro1">
          <table:table-cell office:value-type="float" office:value="1.47853814300701E+018" calcext:value-type="float">
            <text:p>1.47853814300701E+018</text:p>
          </table:table-cell>
          <table:table-cell office:value-type="float" office:value="1.478538140551E+018" calcext:value-type="float">
            <text:p>1.478538140551E+018</text:p>
          </table:table-cell>
          <table:table-cell table:number-columns-repeated="2"/>
        </table:table-row>
        <table:table-row table:style-name="ro1">
          <table:table-cell office:value-type="float" office:value="1.478538143027E+018" calcext:value-type="float">
            <text:p>1.478538143027E+018</text:p>
          </table:table-cell>
          <table:table-cell office:value-type="float" office:value="1.478538140571E+018" calcext:value-type="float">
            <text:p>1.478538140571E+018</text:p>
          </table:table-cell>
          <table:table-cell table:number-columns-repeated="2"/>
        </table:table-row>
        <table:table-row table:style-name="ro1">
          <table:table-cell office:value-type="float" office:value="1.47853814304696E+018" calcext:value-type="float">
            <text:p>1.47853814304696E+018</text:p>
          </table:table-cell>
          <table:table-cell office:value-type="float" office:value="1.478538140591E+018" calcext:value-type="float">
            <text:p>1.478538140591E+018</text:p>
          </table:table-cell>
          <table:table-cell table:number-columns-repeated="2"/>
        </table:table-row>
        <table:table-row table:style-name="ro1">
          <table:table-cell office:value-type="float" office:value="1.47853814306695E+018" calcext:value-type="float">
            <text:p>1.47853814306695E+018</text:p>
          </table:table-cell>
          <table:table-cell office:value-type="float" office:value="1.478538140611E+018" calcext:value-type="float">
            <text:p>1.478538140611E+018</text:p>
          </table:table-cell>
          <table:table-cell table:number-columns-repeated="2"/>
        </table:table-row>
        <table:table-row table:style-name="ro1">
          <table:table-cell office:value-type="float" office:value="1.47853814308694E+018" calcext:value-type="float">
            <text:p>1.47853814308694E+018</text:p>
          </table:table-cell>
          <table:table-cell office:value-type="float" office:value="1.478538140639E+018" calcext:value-type="float">
            <text:p>1.478538140639E+018</text:p>
          </table:table-cell>
          <table:table-cell table:number-columns-repeated="2"/>
        </table:table-row>
        <table:table-row table:style-name="ro1">
          <table:table-cell office:value-type="float" office:value="1.47853814310693E+018" calcext:value-type="float">
            <text:p>1.47853814310693E+018</text:p>
          </table:table-cell>
          <table:table-cell office:value-type="float" office:value="1.478538140652E+018" calcext:value-type="float">
            <text:p>1.478538140652E+018</text:p>
          </table:table-cell>
          <table:table-cell table:number-columns-repeated="2"/>
        </table:table-row>
        <table:table-row table:style-name="ro1">
          <table:table-cell office:value-type="float" office:value="1.47853814312692E+018" calcext:value-type="float">
            <text:p>1.47853814312692E+018</text:p>
          </table:table-cell>
          <table:table-cell office:value-type="float" office:value="1.478538140681E+018" calcext:value-type="float">
            <text:p>1.478538140681E+018</text:p>
          </table:table-cell>
          <table:table-cell table:number-columns-repeated="2"/>
        </table:table-row>
        <table:table-row table:style-name="ro1">
          <table:table-cell office:value-type="float" office:value="1.47853814314687E+018" calcext:value-type="float">
            <text:p>1.47853814314687E+018</text:p>
          </table:table-cell>
          <table:table-cell office:value-type="float" office:value="1.478538140691E+018" calcext:value-type="float">
            <text:p>1.478538140691E+018</text:p>
          </table:table-cell>
          <table:table-cell table:number-columns-repeated="2"/>
        </table:table-row>
        <table:table-row table:style-name="ro1">
          <table:table-cell office:value-type="float" office:value="1.47853814316686E+018" calcext:value-type="float">
            <text:p>1.47853814316686E+018</text:p>
          </table:table-cell>
          <table:table-cell office:value-type="float" office:value="1.478538140709E+018" calcext:value-type="float">
            <text:p>1.478538140709E+018</text:p>
          </table:table-cell>
          <table:table-cell table:number-columns-repeated="2"/>
        </table:table-row>
        <table:table-row table:style-name="ro1">
          <table:table-cell office:value-type="float" office:value="1.47853814318685E+018" calcext:value-type="float">
            <text:p>1.47853814318685E+018</text:p>
          </table:table-cell>
          <table:table-cell office:value-type="float" office:value="1.478538140729E+018" calcext:value-type="float">
            <text:p>1.478538140729E+018</text:p>
          </table:table-cell>
          <table:table-cell table:number-columns-repeated="2"/>
        </table:table-row>
        <table:table-row table:style-name="ro1">
          <table:table-cell office:value-type="float" office:value="1.47853814320684E+018" calcext:value-type="float">
            <text:p>1.47853814320684E+018</text:p>
          </table:table-cell>
          <table:table-cell office:value-type="float" office:value="1.478538140752E+018" calcext:value-type="float">
            <text:p>1.478538140752E+018</text:p>
          </table:table-cell>
          <table:table-cell table:number-columns-repeated="2"/>
        </table:table-row>
        <table:table-row table:style-name="ro1">
          <table:table-cell office:value-type="float" office:value="1.4785381432268E+018" calcext:value-type="float">
            <text:p>1.4785381432268E+018</text:p>
          </table:table-cell>
          <table:table-cell office:value-type="float" office:value="1.478538140769E+018" calcext:value-type="float">
            <text:p>1.478538140769E+018</text:p>
          </table:table-cell>
          <table:table-cell table:number-columns-repeated="2"/>
        </table:table-row>
        <table:table-row table:style-name="ro1">
          <table:table-cell office:value-type="float" office:value="1.47853814324682E+018" calcext:value-type="float">
            <text:p>1.47853814324682E+018</text:p>
          </table:table-cell>
          <table:table-cell office:value-type="float" office:value="1.478538140789E+018" calcext:value-type="float">
            <text:p>1.478538140789E+018</text:p>
          </table:table-cell>
          <table:table-cell table:number-columns-repeated="2"/>
        </table:table-row>
        <table:table-row table:style-name="ro1">
          <table:table-cell office:value-type="float" office:value="1.47853814326678E+018" calcext:value-type="float">
            <text:p>1.47853814326678E+018</text:p>
          </table:table-cell>
          <table:table-cell office:value-type="float" office:value="1.478538140808E+018" calcext:value-type="float">
            <text:p>1.478538140808E+018</text:p>
          </table:table-cell>
          <table:table-cell table:number-columns-repeated="2"/>
        </table:table-row>
        <table:table-row table:style-name="ro1">
          <table:table-cell office:value-type="float" office:value="1.47853814328677E+018" calcext:value-type="float">
            <text:p>1.47853814328677E+018</text:p>
          </table:table-cell>
          <table:table-cell office:value-type="float" office:value="1.478538140832E+018" calcext:value-type="float">
            <text:p>1.478538140832E+018</text:p>
          </table:table-cell>
          <table:table-cell table:number-columns-repeated="2"/>
        </table:table-row>
        <table:table-row table:style-name="ro1">
          <table:table-cell office:value-type="float" office:value="1.47853814330672E+018" calcext:value-type="float">
            <text:p>1.47853814330672E+018</text:p>
          </table:table-cell>
          <table:table-cell office:value-type="float" office:value="1.478538140848E+018" calcext:value-type="float">
            <text:p>1.478538140848E+018</text:p>
          </table:table-cell>
          <table:table-cell table:number-columns-repeated="2"/>
        </table:table-row>
        <table:table-row table:style-name="ro1">
          <table:table-cell office:value-type="float" office:value="1.47853814332671E+018" calcext:value-type="float">
            <text:p>1.47853814332671E+018</text:p>
          </table:table-cell>
          <table:table-cell office:value-type="float" office:value="1.478538140869E+018" calcext:value-type="float">
            <text:p>1.478538140869E+018</text:p>
          </table:table-cell>
          <table:table-cell table:number-columns-repeated="2"/>
        </table:table-row>
        <table:table-row table:style-name="ro1">
          <table:table-cell office:value-type="float" office:value="1.4785381433467E+018" calcext:value-type="float">
            <text:p>1.4785381433467E+018</text:p>
          </table:table-cell>
          <table:table-cell office:value-type="float" office:value="1.478538140889E+018" calcext:value-type="float">
            <text:p>1.478538140889E+018</text:p>
          </table:table-cell>
          <table:table-cell table:number-columns-repeated="2"/>
        </table:table-row>
        <table:table-row table:style-name="ro1">
          <table:table-cell office:value-type="float" office:value="1.47853814336669E+018" calcext:value-type="float">
            <text:p>1.47853814336669E+018</text:p>
          </table:table-cell>
          <table:table-cell office:value-type="float" office:value="1.478538140911E+018" calcext:value-type="float">
            <text:p>1.478538140911E+018</text:p>
          </table:table-cell>
          <table:table-cell table:number-columns-repeated="2"/>
        </table:table-row>
        <table:table-row table:style-name="ro1">
          <table:table-cell office:value-type="float" office:value="1.47853814338668E+018" calcext:value-type="float">
            <text:p>1.47853814338668E+018</text:p>
          </table:table-cell>
          <table:table-cell office:value-type="float" office:value="1.478538140936E+018" calcext:value-type="float">
            <text:p>1.478538140936E+018</text:p>
          </table:table-cell>
          <table:table-cell table:number-columns-repeated="2"/>
        </table:table-row>
        <table:table-row table:style-name="ro1">
          <table:table-cell office:value-type="float" office:value="1.47853814340664E+018" calcext:value-type="float">
            <text:p>1.47853814340664E+018</text:p>
          </table:table-cell>
          <table:table-cell office:value-type="float" office:value="1.478538140951E+018" calcext:value-type="float">
            <text:p>1.478538140951E+018</text:p>
          </table:table-cell>
          <table:table-cell table:number-columns-repeated="2"/>
        </table:table-row>
        <table:table-row table:style-name="ro1">
          <table:table-cell office:value-type="float" office:value="1.47853814342663E+018" calcext:value-type="float">
            <text:p>1.47853814342663E+018</text:p>
          </table:table-cell>
          <table:table-cell office:value-type="float" office:value="1.478538140971E+018" calcext:value-type="float">
            <text:p>1.478538140971E+018</text:p>
          </table:table-cell>
          <table:table-cell table:number-columns-repeated="2"/>
        </table:table-row>
        <table:table-row table:style-name="ro1">
          <table:table-cell office:value-type="float" office:value="1.47853814344662E+018" calcext:value-type="float">
            <text:p>1.47853814344662E+018</text:p>
          </table:table-cell>
          <table:table-cell office:value-type="float" office:value="1.478538140991E+018" calcext:value-type="float">
            <text:p>1.478538140991E+018</text:p>
          </table:table-cell>
          <table:table-cell table:number-columns-repeated="2"/>
        </table:table-row>
        <table:table-row table:style-name="ro1">
          <table:table-cell office:value-type="float" office:value="1.47853814346661E+018" calcext:value-type="float">
            <text:p>1.47853814346661E+018</text:p>
          </table:table-cell>
          <table:table-cell office:value-type="float" office:value="1.478538141011E+018" calcext:value-type="float">
            <text:p>1.478538141011E+018</text:p>
          </table:table-cell>
          <table:table-cell table:number-columns-repeated="2"/>
        </table:table-row>
        <table:table-row table:style-name="ro1">
          <table:table-cell office:value-type="float" office:value="1.47853814348656E+018" calcext:value-type="float">
            <text:p>1.47853814348656E+018</text:p>
          </table:table-cell>
          <table:table-cell office:value-type="float" office:value="1.478538141031E+018" calcext:value-type="float">
            <text:p>1.478538141031E+018</text:p>
          </table:table-cell>
          <table:table-cell table:number-columns-repeated="2"/>
        </table:table-row>
        <table:table-row table:style-name="ro1">
          <table:table-cell office:value-type="float" office:value="1.47853814350655E+018" calcext:value-type="float">
            <text:p>1.47853814350655E+018</text:p>
          </table:table-cell>
          <table:table-cell office:value-type="float" office:value="1.478538141051E+018" calcext:value-type="float">
            <text:p>1.478538141051E+018</text:p>
          </table:table-cell>
          <table:table-cell table:number-columns-repeated="2"/>
        </table:table-row>
        <table:table-row table:style-name="ro1">
          <table:table-cell office:value-type="float" office:value="1.47853814352654E+018" calcext:value-type="float">
            <text:p>1.47853814352654E+018</text:p>
          </table:table-cell>
          <table:table-cell office:value-type="float" office:value="1.478538141071E+018" calcext:value-type="float">
            <text:p>1.478538141071E+018</text:p>
          </table:table-cell>
          <table:table-cell table:number-columns-repeated="2"/>
        </table:table-row>
        <table:table-row table:style-name="ro1">
          <table:table-cell office:value-type="float" office:value="1.47853814354653E+018" calcext:value-type="float">
            <text:p>1.47853814354653E+018</text:p>
          </table:table-cell>
          <table:table-cell office:value-type="float" office:value="1.478538141091E+018" calcext:value-type="float">
            <text:p>1.478538141091E+018</text:p>
          </table:table-cell>
          <table:table-cell table:number-columns-repeated="2"/>
        </table:table-row>
        <table:table-row table:style-name="ro1">
          <table:table-cell office:value-type="float" office:value="1.47853814356652E+018" calcext:value-type="float">
            <text:p>1.47853814356652E+018</text:p>
          </table:table-cell>
          <table:table-cell office:value-type="float" office:value="1.478538141111E+018" calcext:value-type="float">
            <text:p>1.478538141111E+018</text:p>
          </table:table-cell>
          <table:table-cell table:number-columns-repeated="2"/>
        </table:table-row>
        <table:table-row table:style-name="ro1">
          <table:table-cell office:value-type="float" office:value="1.47853814358648E+018" calcext:value-type="float">
            <text:p>1.47853814358648E+018</text:p>
          </table:table-cell>
          <table:table-cell office:value-type="float" office:value="1.478538141131E+018" calcext:value-type="float">
            <text:p>1.478538141131E+018</text:p>
          </table:table-cell>
          <table:table-cell table:number-columns-repeated="2"/>
        </table:table-row>
        <table:table-row table:style-name="ro1">
          <table:table-cell office:value-type="float" office:value="1.47853814360647E+018" calcext:value-type="float">
            <text:p>1.47853814360647E+018</text:p>
          </table:table-cell>
          <table:table-cell office:value-type="float" office:value="1.478538141151E+018" calcext:value-type="float">
            <text:p>1.478538141151E+018</text:p>
          </table:table-cell>
          <table:table-cell table:number-columns-repeated="2"/>
        </table:table-row>
        <table:table-row table:style-name="ro1">
          <table:table-cell office:value-type="float" office:value="1.47853814362646E+018" calcext:value-type="float">
            <text:p>1.47853814362646E+018</text:p>
          </table:table-cell>
          <table:table-cell office:value-type="float" office:value="1.478538141171E+018" calcext:value-type="float">
            <text:p>1.478538141171E+018</text:p>
          </table:table-cell>
          <table:table-cell table:number-columns-repeated="2"/>
        </table:table-row>
        <table:table-row table:style-name="ro1">
          <table:table-cell office:value-type="float" office:value="1.47853814364645E+018" calcext:value-type="float">
            <text:p>1.47853814364645E+018</text:p>
          </table:table-cell>
          <table:table-cell office:value-type="float" office:value="1.478538141191E+018" calcext:value-type="float">
            <text:p>1.478538141191E+018</text:p>
          </table:table-cell>
          <table:table-cell table:number-columns-repeated="2"/>
        </table:table-row>
        <table:table-row table:style-name="ro1">
          <table:table-cell office:value-type="float" office:value="1.47853814366641E+018" calcext:value-type="float">
            <text:p>1.47853814366641E+018</text:p>
          </table:table-cell>
          <table:table-cell office:value-type="float" office:value="1.478538141211E+018" calcext:value-type="float">
            <text:p>1.478538141211E+018</text:p>
          </table:table-cell>
          <table:table-cell table:number-columns-repeated="2"/>
        </table:table-row>
        <table:table-row table:style-name="ro1">
          <table:table-cell office:value-type="float" office:value="1.47853814368639E+018" calcext:value-type="float">
            <text:p>1.47853814368639E+018</text:p>
          </table:table-cell>
          <table:table-cell office:value-type="float" office:value="1.478538141231E+018" calcext:value-type="float">
            <text:p>1.478538141231E+018</text:p>
          </table:table-cell>
          <table:table-cell table:number-columns-repeated="2"/>
        </table:table-row>
        <table:table-row table:style-name="ro1">
          <table:table-cell office:value-type="float" office:value="1.47853814370638E+018" calcext:value-type="float">
            <text:p>1.47853814370638E+018</text:p>
          </table:table-cell>
          <table:table-cell office:value-type="float" office:value="1.478538141251E+018" calcext:value-type="float">
            <text:p>1.478538141251E+018</text:p>
          </table:table-cell>
          <table:table-cell table:number-columns-repeated="2"/>
        </table:table-row>
        <table:table-row table:style-name="ro1">
          <table:table-cell office:value-type="float" office:value="1.47853814372637E+018" calcext:value-type="float">
            <text:p>1.47853814372637E+018</text:p>
          </table:table-cell>
          <table:table-cell office:value-type="float" office:value="1.478538141271E+018" calcext:value-type="float">
            <text:p>1.478538141271E+018</text:p>
          </table:table-cell>
          <table:table-cell table:number-columns-repeated="2"/>
        </table:table-row>
        <table:table-row table:style-name="ro1">
          <table:table-cell office:value-type="float" office:value="1.47853814374636E+018" calcext:value-type="float">
            <text:p>1.47853814374636E+018</text:p>
          </table:table-cell>
          <table:table-cell office:value-type="float" office:value="1.478538141324E+018" calcext:value-type="float">
            <text:p>1.478538141324E+018</text:p>
          </table:table-cell>
          <table:table-cell table:number-columns-repeated="2"/>
        </table:table-row>
        <table:table-row table:style-name="ro1">
          <table:table-cell office:value-type="float" office:value="1.47853814376635E+018" calcext:value-type="float">
            <text:p>1.47853814376635E+018</text:p>
          </table:table-cell>
          <table:table-cell office:value-type="float" office:value="1.478538141381E+018" calcext:value-type="float">
            <text:p>1.478538141381E+018</text:p>
          </table:table-cell>
          <table:table-cell table:number-columns-repeated="2"/>
        </table:table-row>
        <table:table-row table:style-name="ro1">
          <table:table-cell office:value-type="float" office:value="1.47853814378634E+018" calcext:value-type="float">
            <text:p>1.47853814378634E+018</text:p>
          </table:table-cell>
          <table:table-cell office:value-type="float" office:value="1.478538141382E+018" calcext:value-type="float">
            <text:p>1.478538141382E+018</text:p>
          </table:table-cell>
          <table:table-cell table:number-columns-repeated="2"/>
        </table:table-row>
        <table:table-row table:style-name="ro1">
          <table:table-cell office:value-type="float" office:value="1.4785381438063E+018" calcext:value-type="float">
            <text:p>1.4785381438063E+018</text:p>
          </table:table-cell>
          <table:table-cell office:value-type="float" office:value="1.478538141382E+018" calcext:value-type="float">
            <text:p>1.478538141382E+018</text:p>
          </table:table-cell>
          <table:table-cell table:number-columns-repeated="2"/>
        </table:table-row>
        <table:table-row table:style-name="ro1">
          <table:table-cell office:value-type="float" office:value="1.47853814382699E+018" calcext:value-type="float">
            <text:p>1.47853814382699E+018</text:p>
          </table:table-cell>
          <table:table-cell office:value-type="float" office:value="1.478538141383E+018" calcext:value-type="float">
            <text:p>1.478538141383E+018</text:p>
          </table:table-cell>
          <table:table-cell table:number-columns-repeated="2"/>
        </table:table-row>
        <table:table-row table:style-name="ro1">
          <table:table-cell office:value-type="float" office:value="1.47853814384676E+018" calcext:value-type="float">
            <text:p>1.47853814384676E+018</text:p>
          </table:table-cell>
          <table:table-cell office:value-type="float" office:value="1.478538141389E+018" calcext:value-type="float">
            <text:p>1.478538141389E+018</text:p>
          </table:table-cell>
          <table:table-cell table:number-columns-repeated="2"/>
        </table:table-row>
        <table:table-row table:style-name="ro1">
          <table:table-cell office:value-type="float" office:value="1.47853814386672E+018" calcext:value-type="float">
            <text:p>1.47853814386672E+018</text:p>
          </table:table-cell>
          <table:table-cell office:value-type="float" office:value="1.478538141409E+018" calcext:value-type="float">
            <text:p>1.478538141409E+018</text:p>
          </table:table-cell>
          <table:table-cell table:number-columns-repeated="2"/>
        </table:table-row>
        <table:table-row table:style-name="ro1">
          <table:table-cell office:value-type="float" office:value="1.47853814388671E+018" calcext:value-type="float">
            <text:p>1.47853814388671E+018</text:p>
          </table:table-cell>
          <table:table-cell office:value-type="float" office:value="1.478538141429E+018" calcext:value-type="float">
            <text:p>1.478538141429E+018</text:p>
          </table:table-cell>
          <table:table-cell table:number-columns-repeated="2"/>
        </table:table-row>
        <table:table-row table:style-name="ro1">
          <table:table-cell office:value-type="float" office:value="1.4785381439067E+018" calcext:value-type="float">
            <text:p>1.4785381439067E+018</text:p>
          </table:table-cell>
          <table:table-cell office:value-type="float" office:value="1.478538141452E+018" calcext:value-type="float">
            <text:p>1.478538141452E+018</text:p>
          </table:table-cell>
          <table:table-cell table:number-columns-repeated="2"/>
        </table:table-row>
        <table:table-row table:style-name="ro1">
          <table:table-cell office:value-type="float" office:value="1.4785381439269E+018" calcext:value-type="float">
            <text:p>1.4785381439269E+018</text:p>
          </table:table-cell>
          <table:table-cell office:value-type="float" office:value="1.478538141472E+018" calcext:value-type="float">
            <text:p>1.478538141472E+018</text:p>
          </table:table-cell>
          <table:table-cell table:number-columns-repeated="2"/>
        </table:table-row>
        <table:table-row table:style-name="ro1">
          <table:table-cell office:value-type="float" office:value="1.47853814394677E+018" calcext:value-type="float">
            <text:p>1.47853814394677E+018</text:p>
          </table:table-cell>
          <table:table-cell office:value-type="float" office:value="1.478538141492E+018" calcext:value-type="float">
            <text:p>1.478538141492E+018</text:p>
          </table:table-cell>
          <table:table-cell table:number-columns-repeated="2"/>
        </table:table-row>
        <table:table-row table:style-name="ro1">
          <table:table-cell office:value-type="float" office:value="1.47853814396676E+018" calcext:value-type="float">
            <text:p>1.47853814396676E+018</text:p>
          </table:table-cell>
          <table:table-cell office:value-type="float" office:value="1.478538141511E+018" calcext:value-type="float">
            <text:p>1.478538141511E+018</text:p>
          </table:table-cell>
          <table:table-cell table:number-columns-repeated="2"/>
        </table:table-row>
        <table:table-row table:style-name="ro1">
          <table:table-cell office:value-type="float" office:value="1.47853814398675E+018" calcext:value-type="float">
            <text:p>1.47853814398675E+018</text:p>
          </table:table-cell>
          <table:table-cell office:value-type="float" office:value="1.478538141531E+018" calcext:value-type="float">
            <text:p>1.478538141531E+018</text:p>
          </table:table-cell>
          <table:table-cell table:number-columns-repeated="2"/>
        </table:table-row>
        <table:table-row table:style-name="ro1">
          <table:table-cell office:value-type="float" office:value="1.47853814400671E+018" calcext:value-type="float">
            <text:p>1.47853814400671E+018</text:p>
          </table:table-cell>
          <table:table-cell office:value-type="float" office:value="1.478538141551E+018" calcext:value-type="float">
            <text:p>1.478538141551E+018</text:p>
          </table:table-cell>
          <table:table-cell table:number-columns-repeated="2"/>
        </table:table-row>
        <table:table-row table:style-name="ro1">
          <table:table-cell office:value-type="float" office:value="1.4785381440267E+018" calcext:value-type="float">
            <text:p>1.4785381440267E+018</text:p>
          </table:table-cell>
          <table:table-cell office:value-type="float" office:value="1.478538141571E+018" calcext:value-type="float">
            <text:p>1.478538141571E+018</text:p>
          </table:table-cell>
          <table:table-cell table:number-columns-repeated="2"/>
        </table:table-row>
        <table:table-row table:style-name="ro1">
          <table:table-cell office:value-type="float" office:value="1.47853814404668E+018" calcext:value-type="float">
            <text:p>1.47853814404668E+018</text:p>
          </table:table-cell>
          <table:table-cell office:value-type="float" office:value="1.478538141591E+018" calcext:value-type="float">
            <text:p>1.478538141591E+018</text:p>
          </table:table-cell>
          <table:table-cell table:number-columns-repeated="2"/>
        </table:table-row>
        <table:table-row table:style-name="ro1">
          <table:table-cell office:value-type="float" office:value="1.47853814406667E+018" calcext:value-type="float">
            <text:p>1.47853814406667E+018</text:p>
          </table:table-cell>
          <table:table-cell office:value-type="float" office:value="1.478538141612E+018" calcext:value-type="float">
            <text:p>1.478538141612E+018</text:p>
          </table:table-cell>
          <table:table-cell table:number-columns-repeated="2"/>
        </table:table-row>
        <table:table-row table:style-name="ro1">
          <table:table-cell office:value-type="float" office:value="1.47853814408663E+018" calcext:value-type="float">
            <text:p>1.47853814408663E+018</text:p>
          </table:table-cell>
          <table:table-cell office:value-type="float" office:value="1.478538141631E+018" calcext:value-type="float">
            <text:p>1.478538141631E+018</text:p>
          </table:table-cell>
          <table:table-cell table:number-columns-repeated="2"/>
        </table:table-row>
        <table:table-row table:style-name="ro1">
          <table:table-cell office:value-type="float" office:value="1.47853814410662E+018" calcext:value-type="float">
            <text:p>1.47853814410662E+018</text:p>
          </table:table-cell>
          <table:table-cell office:value-type="float" office:value="1.478538141651E+018" calcext:value-type="float">
            <text:p>1.478538141651E+018</text:p>
          </table:table-cell>
          <table:table-cell table:number-columns-repeated="2"/>
        </table:table-row>
        <table:table-row table:style-name="ro1">
          <table:table-cell office:value-type="float" office:value="1.47853814412661E+018" calcext:value-type="float">
            <text:p>1.47853814412661E+018</text:p>
          </table:table-cell>
          <table:table-cell office:value-type="float" office:value="1.478538141671E+018" calcext:value-type="float">
            <text:p>1.478538141671E+018</text:p>
          </table:table-cell>
          <table:table-cell table:number-columns-repeated="2"/>
        </table:table-row>
        <table:table-row table:style-name="ro1">
          <table:table-cell office:value-type="float" office:value="1.4785381441466E+018" calcext:value-type="float">
            <text:p>1.4785381441466E+018</text:p>
          </table:table-cell>
          <table:table-cell office:value-type="float" office:value="1.478538141691E+018" calcext:value-type="float">
            <text:p>1.478538141691E+018</text:p>
          </table:table-cell>
          <table:table-cell table:number-columns-repeated="2"/>
        </table:table-row>
        <table:table-row table:style-name="ro1">
          <table:table-cell office:value-type="float" office:value="1.47853814416659E+018" calcext:value-type="float">
            <text:p>1.47853814416659E+018</text:p>
          </table:table-cell>
          <table:table-cell office:value-type="float" office:value="1.478538141712E+018" calcext:value-type="float">
            <text:p>1.478538141712E+018</text:p>
          </table:table-cell>
          <table:table-cell table:number-columns-repeated="2"/>
        </table:table-row>
        <table:table-row table:style-name="ro1">
          <table:table-cell office:value-type="float" office:value="1.47853814418658E+018" calcext:value-type="float">
            <text:p>1.47853814418658E+018</text:p>
          </table:table-cell>
          <table:table-cell office:value-type="float" office:value="1.478538141731E+018" calcext:value-type="float">
            <text:p>1.478538141731E+018</text:p>
          </table:table-cell>
          <table:table-cell table:number-columns-repeated="2"/>
        </table:table-row>
        <table:table-row table:style-name="ro1">
          <table:table-cell office:value-type="float" office:value="1.47853814420657E+018" calcext:value-type="float">
            <text:p>1.47853814420657E+018</text:p>
          </table:table-cell>
          <table:table-cell office:value-type="float" office:value="1.478538141751E+018" calcext:value-type="float">
            <text:p>1.478538141751E+018</text:p>
          </table:table-cell>
          <table:table-cell table:number-columns-repeated="2"/>
        </table:table-row>
        <table:table-row table:style-name="ro1">
          <table:table-cell office:value-type="float" office:value="1.47853814422656E+018" calcext:value-type="float">
            <text:p>1.47853814422656E+018</text:p>
          </table:table-cell>
          <table:table-cell office:value-type="float" office:value="1.478538141771E+018" calcext:value-type="float">
            <text:p>1.478538141771E+018</text:p>
          </table:table-cell>
          <table:table-cell table:number-columns-repeated="2"/>
        </table:table-row>
        <table:table-row table:style-name="ro1">
          <table:table-cell office:value-type="float" office:value="1.47853814424654E+018" calcext:value-type="float">
            <text:p>1.47853814424654E+018</text:p>
          </table:table-cell>
          <table:table-cell office:value-type="float" office:value="1.478538141794E+018" calcext:value-type="float">
            <text:p>1.478538141794E+018</text:p>
          </table:table-cell>
          <table:table-cell table:number-columns-repeated="2"/>
        </table:table-row>
        <table:table-row table:style-name="ro1">
          <table:table-cell office:value-type="float" office:value="1.47853814426659E+018" calcext:value-type="float">
            <text:p>1.47853814426659E+018</text:p>
          </table:table-cell>
          <table:table-cell office:value-type="float" office:value="1.478538141815E+018" calcext:value-type="float">
            <text:p>1.478538141815E+018</text:p>
          </table:table-cell>
          <table:table-cell table:number-columns-repeated="2"/>
        </table:table-row>
        <table:table-row table:style-name="ro1">
          <table:table-cell office:value-type="float" office:value="1.47853814428643E+018" calcext:value-type="float">
            <text:p>1.47853814428643E+018</text:p>
          </table:table-cell>
          <table:table-cell office:value-type="float" office:value="1.478538141842E+018" calcext:value-type="float">
            <text:p>1.478538141842E+018</text:p>
          </table:table-cell>
          <table:table-cell table:number-columns-repeated="2"/>
        </table:table-row>
        <table:table-row table:style-name="ro1">
          <table:table-cell office:value-type="float" office:value="1.47853814430639E+018" calcext:value-type="float">
            <text:p>1.47853814430639E+018</text:p>
          </table:table-cell>
          <table:table-cell office:value-type="float" office:value="1.478538141851E+018" calcext:value-type="float">
            <text:p>1.478538141851E+018</text:p>
          </table:table-cell>
          <table:table-cell table:number-columns-repeated="2"/>
        </table:table-row>
        <table:table-row table:style-name="ro1">
          <table:table-cell office:value-type="float" office:value="1.47853814432644E+018" calcext:value-type="float">
            <text:p>1.47853814432644E+018</text:p>
          </table:table-cell>
          <table:table-cell office:value-type="float" office:value="1.47853814187E+018" calcext:value-type="float">
            <text:p>1.47853814187E+018</text:p>
          </table:table-cell>
          <table:table-cell table:number-columns-repeated="2"/>
        </table:table-row>
        <table:table-row table:style-name="ro1">
          <table:table-cell office:value-type="float" office:value="1.47853814434637E+018" calcext:value-type="float">
            <text:p>1.47853814434637E+018</text:p>
          </table:table-cell>
          <table:table-cell office:value-type="float" office:value="1.47853814189E+018" calcext:value-type="float">
            <text:p>1.47853814189E+018</text:p>
          </table:table-cell>
          <table:table-cell table:number-columns-repeated="2"/>
        </table:table-row>
        <table:table-row table:style-name="ro1">
          <table:table-cell office:value-type="float" office:value="1.47853814436636E+018" calcext:value-type="float">
            <text:p>1.47853814436636E+018</text:p>
          </table:table-cell>
          <table:table-cell office:value-type="float" office:value="1.478538141973E+018" calcext:value-type="float">
            <text:p>1.478538141973E+018</text:p>
          </table:table-cell>
          <table:table-cell table:number-columns-repeated="2"/>
        </table:table-row>
        <table:table-row table:style-name="ro1">
          <table:table-cell office:value-type="float" office:value="1.47853814438644E+018" calcext:value-type="float">
            <text:p>1.47853814438644E+018</text:p>
          </table:table-cell>
          <table:table-cell office:value-type="float" office:value="1.478538141983E+018" calcext:value-type="float">
            <text:p>1.478538141983E+018</text:p>
          </table:table-cell>
          <table:table-cell table:number-columns-repeated="2"/>
        </table:table-row>
        <table:table-row table:style-name="ro1">
          <table:table-cell office:value-type="float" office:value="1.47853814440643E+018" calcext:value-type="float">
            <text:p>1.47853814440643E+018</text:p>
          </table:table-cell>
          <table:table-cell office:value-type="float" office:value="1.478538142009E+018" calcext:value-type="float">
            <text:p>1.478538142009E+018</text:p>
          </table:table-cell>
          <table:table-cell table:number-columns-repeated="2"/>
        </table:table-row>
        <table:table-row table:style-name="ro1">
          <table:table-cell office:value-type="float" office:value="1.47853814442638E+018" calcext:value-type="float">
            <text:p>1.47853814442638E+018</text:p>
          </table:table-cell>
          <table:table-cell office:value-type="float" office:value="1.478538142016E+018" calcext:value-type="float">
            <text:p>1.478538142016E+018</text:p>
          </table:table-cell>
          <table:table-cell table:number-columns-repeated="2"/>
        </table:table-row>
        <table:table-row table:style-name="ro1">
          <table:table-cell office:value-type="float" office:value="1.47853814444637E+018" calcext:value-type="float">
            <text:p>1.47853814444637E+018</text:p>
          </table:table-cell>
          <table:table-cell office:value-type="float" office:value="1.478538142026E+018" calcext:value-type="float">
            <text:p>1.478538142026E+018</text:p>
          </table:table-cell>
          <table:table-cell table:number-columns-repeated="2"/>
        </table:table-row>
        <table:table-row table:style-name="ro1">
          <table:table-cell office:value-type="float" office:value="1.4785381444663E+018" calcext:value-type="float">
            <text:p>1.4785381444663E+018</text:p>
          </table:table-cell>
          <table:table-cell office:value-type="float" office:value="1.478538142026E+018" calcext:value-type="float">
            <text:p>1.478538142026E+018</text:p>
          </table:table-cell>
          <table:table-cell table:number-columns-repeated="2"/>
        </table:table-row>
        <table:table-row table:style-name="ro1">
          <table:table-cell office:value-type="float" office:value="1.47853814448626E+018" calcext:value-type="float">
            <text:p>1.47853814448626E+018</text:p>
          </table:table-cell>
          <table:table-cell office:value-type="float" office:value="1.478538142029E+018" calcext:value-type="float">
            <text:p>1.478538142029E+018</text:p>
          </table:table-cell>
          <table:table-cell table:number-columns-repeated="2"/>
        </table:table-row>
        <table:table-row table:style-name="ro1">
          <table:table-cell office:value-type="float" office:value="1.47853814450634E+018" calcext:value-type="float">
            <text:p>1.47853814450634E+018</text:p>
          </table:table-cell>
          <table:table-cell office:value-type="float" office:value="1.478538142048E+018" calcext:value-type="float">
            <text:p>1.478538142048E+018</text:p>
          </table:table-cell>
          <table:table-cell table:number-columns-repeated="2"/>
        </table:table-row>
        <table:table-row table:style-name="ro1">
          <table:table-cell office:value-type="float" office:value="1.47853814452633E+018" calcext:value-type="float">
            <text:p>1.47853814452633E+018</text:p>
          </table:table-cell>
          <table:table-cell office:value-type="float" office:value="1.478538142068E+018" calcext:value-type="float">
            <text:p>1.478538142068E+018</text:p>
          </table:table-cell>
          <table:table-cell table:number-columns-repeated="2"/>
        </table:table-row>
        <table:table-row table:style-name="ro1">
          <table:table-cell office:value-type="float" office:value="1.47853814454632E+018" calcext:value-type="float">
            <text:p>1.47853814454632E+018</text:p>
          </table:table-cell>
          <table:table-cell office:value-type="float" office:value="1.478538142091E+018" calcext:value-type="float">
            <text:p>1.478538142091E+018</text:p>
          </table:table-cell>
          <table:table-cell table:number-columns-repeated="2"/>
        </table:table-row>
        <table:table-row table:style-name="ro1">
          <table:table-cell office:value-type="float" office:value="1.47853814456631E+018" calcext:value-type="float">
            <text:p>1.47853814456631E+018</text:p>
          </table:table-cell>
          <table:table-cell office:value-type="float" office:value="1.478538142111E+018" calcext:value-type="float">
            <text:p>1.478538142111E+018</text:p>
          </table:table-cell>
          <table:table-cell table:number-columns-repeated="2"/>
        </table:table-row>
        <table:table-row table:style-name="ro1">
          <table:table-cell office:value-type="float" office:value="1.4785381445863E+018" calcext:value-type="float">
            <text:p>1.4785381445863E+018</text:p>
          </table:table-cell>
          <table:table-cell office:value-type="float" office:value="1.478538142131E+018" calcext:value-type="float">
            <text:p>1.478538142131E+018</text:p>
          </table:table-cell>
          <table:table-cell table:number-columns-repeated="2"/>
        </table:table-row>
        <table:table-row table:style-name="ro1">
          <table:table-cell office:value-type="float" office:value="1.47853814460629E+018" calcext:value-type="float">
            <text:p>1.47853814460629E+018</text:p>
          </table:table-cell>
          <table:table-cell office:value-type="float" office:value="1.478538142151E+018" calcext:value-type="float">
            <text:p>1.478538142151E+018</text:p>
          </table:table-cell>
          <table:table-cell table:number-columns-repeated="2"/>
        </table:table-row>
        <table:table-row table:style-name="ro1">
          <table:table-cell office:value-type="float" office:value="1.47853814462624E+018" calcext:value-type="float">
            <text:p>1.47853814462624E+018</text:p>
          </table:table-cell>
          <table:table-cell office:value-type="float" office:value="1.478538142171E+018" calcext:value-type="float">
            <text:p>1.478538142171E+018</text:p>
          </table:table-cell>
          <table:table-cell table:number-columns-repeated="2"/>
        </table:table-row>
        <table:table-row table:style-name="ro1">
          <table:table-cell office:value-type="float" office:value="1.47853814464623E+018" calcext:value-type="float">
            <text:p>1.47853814464623E+018</text:p>
          </table:table-cell>
          <table:table-cell office:value-type="float" office:value="1.478538142191E+018" calcext:value-type="float">
            <text:p>1.478538142191E+018</text:p>
          </table:table-cell>
          <table:table-cell table:number-columns-repeated="2"/>
        </table:table-row>
        <table:table-row table:style-name="ro1">
          <table:table-cell office:value-type="float" office:value="1.47853814466622E+018" calcext:value-type="float">
            <text:p>1.47853814466622E+018</text:p>
          </table:table-cell>
          <table:table-cell office:value-type="float" office:value="1.478538142213E+018" calcext:value-type="float">
            <text:p>1.478538142213E+018</text:p>
          </table:table-cell>
          <table:table-cell table:number-columns-repeated="2"/>
        </table:table-row>
        <table:table-row table:style-name="ro1">
          <table:table-cell office:value-type="float" office:value="1.47853814468621E+018" calcext:value-type="float">
            <text:p>1.47853814468621E+018</text:p>
          </table:table-cell>
          <table:table-cell office:value-type="float" office:value="1.478538142232E+018" calcext:value-type="float">
            <text:p>1.478538142232E+018</text:p>
          </table:table-cell>
          <table:table-cell table:number-columns-repeated="2"/>
        </table:table-row>
        <table:table-row table:style-name="ro1">
          <table:table-cell office:value-type="float" office:value="1.47853814470617E+018" calcext:value-type="float">
            <text:p>1.47853814470617E+018</text:p>
          </table:table-cell>
          <table:table-cell office:value-type="float" office:value="1.478538142251E+018" calcext:value-type="float">
            <text:p>1.478538142251E+018</text:p>
          </table:table-cell>
          <table:table-cell table:number-columns-repeated="2"/>
        </table:table-row>
        <table:table-row table:style-name="ro1">
          <table:table-cell office:value-type="float" office:value="1.47853814472616E+018" calcext:value-type="float">
            <text:p>1.47853814472616E+018</text:p>
          </table:table-cell>
          <table:table-cell office:value-type="float" office:value="1.478538142272E+018" calcext:value-type="float">
            <text:p>1.478538142272E+018</text:p>
          </table:table-cell>
          <table:table-cell table:number-columns-repeated="2"/>
        </table:table-row>
        <table:table-row table:style-name="ro1">
          <table:table-cell office:value-type="float" office:value="1.47853814474612E+018" calcext:value-type="float">
            <text:p>1.47853814474612E+018</text:p>
          </table:table-cell>
          <table:table-cell office:value-type="float" office:value="1.478538142294E+018" calcext:value-type="float">
            <text:p>1.478538142294E+018</text:p>
          </table:table-cell>
          <table:table-cell table:number-columns-repeated="2"/>
        </table:table-row>
        <table:table-row table:style-name="ro1">
          <table:table-cell office:value-type="float" office:value="1.47853814476614E+018" calcext:value-type="float">
            <text:p>1.47853814476614E+018</text:p>
          </table:table-cell>
          <table:table-cell office:value-type="float" office:value="1.478538142321E+018" calcext:value-type="float">
            <text:p>1.478538142321E+018</text:p>
          </table:table-cell>
          <table:table-cell table:number-columns-repeated="2"/>
        </table:table-row>
        <table:table-row table:style-name="ro1">
          <table:table-cell office:value-type="float" office:value="1.478538144786E+018" calcext:value-type="float">
            <text:p>1.478538144786E+018</text:p>
          </table:table-cell>
          <table:table-cell office:value-type="float" office:value="1.478538142334E+018" calcext:value-type="float">
            <text:p>1.478538142334E+018</text:p>
          </table:table-cell>
          <table:table-cell table:number-columns-repeated="2"/>
        </table:table-row>
        <table:table-row table:style-name="ro1">
          <table:table-cell office:value-type="float" office:value="1.47853814480721E+018" calcext:value-type="float">
            <text:p>1.47853814480721E+018</text:p>
          </table:table-cell>
          <table:table-cell office:value-type="float" office:value="1.478538142353E+018" calcext:value-type="float">
            <text:p>1.478538142353E+018</text:p>
          </table:table-cell>
          <table:table-cell table:number-columns-repeated="2"/>
        </table:table-row>
        <table:table-row table:style-name="ro1">
          <table:table-cell office:value-type="float" office:value="1.47853814482598E+018" calcext:value-type="float">
            <text:p>1.47853814482598E+018</text:p>
          </table:table-cell>
          <table:table-cell office:value-type="float" office:value="1.478538142369E+018" calcext:value-type="float">
            <text:p>1.478538142369E+018</text:p>
          </table:table-cell>
          <table:table-cell table:number-columns-repeated="2"/>
        </table:table-row>
        <table:table-row table:style-name="ro1">
          <table:table-cell office:value-type="float" office:value="1.47853814484597E+018" calcext:value-type="float">
            <text:p>1.47853814484597E+018</text:p>
          </table:table-cell>
          <table:table-cell office:value-type="float" office:value="1.478538142389E+018" calcext:value-type="float">
            <text:p>1.478538142389E+018</text:p>
          </table:table-cell>
          <table:table-cell table:number-columns-repeated="2"/>
        </table:table-row>
        <table:table-row table:style-name="ro1">
          <table:table-cell office:value-type="float" office:value="1.47853814486602E+018" calcext:value-type="float">
            <text:p>1.47853814486602E+018</text:p>
          </table:table-cell>
          <table:table-cell office:value-type="float" office:value="1.478538142411E+018" calcext:value-type="float">
            <text:p>1.478538142411E+018</text:p>
          </table:table-cell>
          <table:table-cell table:number-columns-repeated="2"/>
        </table:table-row>
        <table:table-row table:style-name="ro1">
          <table:table-cell office:value-type="float" office:value="1.4785381448861E+018" calcext:value-type="float">
            <text:p>1.4785381448861E+018</text:p>
          </table:table-cell>
          <table:table-cell office:value-type="float" office:value="1.478538142431E+018" calcext:value-type="float">
            <text:p>1.478538142431E+018</text:p>
          </table:table-cell>
          <table:table-cell table:number-columns-repeated="2"/>
        </table:table-row>
        <table:table-row table:style-name="ro1">
          <table:table-cell office:value-type="float" office:value="1.478538144906E+018" calcext:value-type="float">
            <text:p>1.478538144906E+018</text:p>
          </table:table-cell>
          <table:table-cell office:value-type="float" office:value="1.478538142452E+018" calcext:value-type="float">
            <text:p>1.478538142452E+018</text:p>
          </table:table-cell>
          <table:table-cell table:number-columns-repeated="2"/>
        </table:table-row>
        <table:table-row table:style-name="ro1">
          <table:table-cell office:value-type="float" office:value="1.47853814492599E+018" calcext:value-type="float">
            <text:p>1.47853814492599E+018</text:p>
          </table:table-cell>
          <table:table-cell office:value-type="float" office:value="1.478538142471E+018" calcext:value-type="float">
            <text:p>1.478538142471E+018</text:p>
          </table:table-cell>
          <table:table-cell table:number-columns-repeated="2"/>
        </table:table-row>
        <table:table-row table:style-name="ro1">
          <table:table-cell office:value-type="float" office:value="1.47853814494598E+018" calcext:value-type="float">
            <text:p>1.47853814494598E+018</text:p>
          </table:table-cell>
          <table:table-cell office:value-type="float" office:value="1.478538142491E+018" calcext:value-type="float">
            <text:p>1.478538142491E+018</text:p>
          </table:table-cell>
          <table:table-cell table:number-columns-repeated="2"/>
        </table:table-row>
        <table:table-row table:style-name="ro1">
          <table:table-cell office:value-type="float" office:value="1.47853814496597E+018" calcext:value-type="float">
            <text:p>1.47853814496597E+018</text:p>
          </table:table-cell>
          <table:table-cell office:value-type="float" office:value="1.47853814251E+018" calcext:value-type="float">
            <text:p>1.47853814251E+018</text:p>
          </table:table-cell>
          <table:table-cell table:number-columns-repeated="2"/>
        </table:table-row>
        <table:table-row table:style-name="ro1">
          <table:table-cell office:value-type="float" office:value="1.47853814498595E+018" calcext:value-type="float">
            <text:p>1.47853814498595E+018</text:p>
          </table:table-cell>
          <table:table-cell office:value-type="float" office:value="1.478538142573E+018" calcext:value-type="float">
            <text:p>1.478538142573E+018</text:p>
          </table:table-cell>
          <table:table-cell table:number-columns-repeated="2"/>
        </table:table-row>
        <table:table-row table:style-name="ro1">
          <table:table-cell office:value-type="float" office:value="1.47853814500594E+018" calcext:value-type="float">
            <text:p>1.47853814500594E+018</text:p>
          </table:table-cell>
          <table:table-cell office:value-type="float" office:value="1.47853814264E+018" calcext:value-type="float">
            <text:p>1.47853814264E+018</text:p>
          </table:table-cell>
          <table:table-cell table:number-columns-repeated="2"/>
        </table:table-row>
        <table:table-row table:style-name="ro1">
          <table:table-cell office:value-type="float" office:value="1.4785381450259E+018" calcext:value-type="float">
            <text:p>1.4785381450259E+018</text:p>
          </table:table-cell>
          <table:table-cell office:value-type="float" office:value="1.478538142646E+018" calcext:value-type="float">
            <text:p>1.478538142646E+018</text:p>
          </table:table-cell>
          <table:table-cell table:number-columns-repeated="2"/>
        </table:table-row>
        <table:table-row table:style-name="ro1">
          <table:table-cell office:value-type="float" office:value="1.47853814504589E+018" calcext:value-type="float">
            <text:p>1.47853814504589E+018</text:p>
          </table:table-cell>
          <table:table-cell office:value-type="float" office:value="1.478538142647E+018" calcext:value-type="float">
            <text:p>1.478538142647E+018</text:p>
          </table:table-cell>
          <table:table-cell table:number-columns-repeated="2"/>
        </table:table-row>
        <table:table-row table:style-name="ro1">
          <table:table-cell office:value-type="float" office:value="1.47853814506588E+018" calcext:value-type="float">
            <text:p>1.47853814506588E+018</text:p>
          </table:table-cell>
          <table:table-cell office:value-type="float" office:value="1.478538142648E+018" calcext:value-type="float">
            <text:p>1.478538142648E+018</text:p>
          </table:table-cell>
          <table:table-cell table:number-columns-repeated="2"/>
        </table:table-row>
        <table:table-row table:style-name="ro1">
          <table:table-cell office:value-type="float" office:value="1.47853814508578E+018" calcext:value-type="float">
            <text:p>1.47853814508578E+018</text:p>
          </table:table-cell>
          <table:table-cell office:value-type="float" office:value="1.478538142648E+018" calcext:value-type="float">
            <text:p>1.478538142648E+018</text:p>
          </table:table-cell>
          <table:table-cell table:number-columns-repeated="2"/>
        </table:table-row>
        <table:table-row table:style-name="ro1">
          <table:table-cell office:value-type="float" office:value="1.47853814510574E+018" calcext:value-type="float">
            <text:p>1.47853814510574E+018</text:p>
          </table:table-cell>
          <table:table-cell office:value-type="float" office:value="1.478538142649E+018" calcext:value-type="float">
            <text:p>1.478538142649E+018</text:p>
          </table:table-cell>
          <table:table-cell table:number-columns-repeated="2"/>
        </table:table-row>
        <table:table-row table:style-name="ro1">
          <table:table-cell office:value-type="float" office:value="1.47853814512573E+018" calcext:value-type="float">
            <text:p>1.47853814512573E+018</text:p>
          </table:table-cell>
          <table:table-cell office:value-type="float" office:value="1.478538142669E+018" calcext:value-type="float">
            <text:p>1.478538142669E+018</text:p>
          </table:table-cell>
          <table:table-cell table:number-columns-repeated="2"/>
        </table:table-row>
        <table:table-row table:style-name="ro1">
          <table:table-cell office:value-type="float" office:value="1.47853814514571E+018" calcext:value-type="float">
            <text:p>1.47853814514571E+018</text:p>
          </table:table-cell>
          <table:table-cell office:value-type="float" office:value="1.478538142689E+018" calcext:value-type="float">
            <text:p>1.478538142689E+018</text:p>
          </table:table-cell>
          <table:table-cell table:number-columns-repeated="2"/>
        </table:table-row>
        <table:table-row table:style-name="ro1">
          <table:table-cell office:value-type="float" office:value="1.4785381451657E+018" calcext:value-type="float">
            <text:p>1.4785381451657E+018</text:p>
          </table:table-cell>
          <table:table-cell office:value-type="float" office:value="1.478538142709E+018" calcext:value-type="float">
            <text:p>1.478538142709E+018</text:p>
          </table:table-cell>
          <table:table-cell table:number-columns-repeated="2"/>
        </table:table-row>
        <table:table-row table:style-name="ro1">
          <table:table-cell office:value-type="float" office:value="1.47853814518569E+018" calcext:value-type="float">
            <text:p>1.47853814518569E+018</text:p>
          </table:table-cell>
          <table:table-cell office:value-type="float" office:value="1.478538142729E+018" calcext:value-type="float">
            <text:p>1.478538142729E+018</text:p>
          </table:table-cell>
          <table:table-cell table:number-columns-repeated="2"/>
        </table:table-row>
        <table:table-row table:style-name="ro1">
          <table:table-cell office:value-type="float" office:value="1.47853814520571E+018" calcext:value-type="float">
            <text:p>1.47853814520571E+018</text:p>
          </table:table-cell>
          <table:table-cell office:value-type="float" office:value="1.47853814275E+018" calcext:value-type="float">
            <text:p>1.47853814275E+018</text:p>
          </table:table-cell>
          <table:table-cell table:number-columns-repeated="2"/>
        </table:table-row>
        <table:table-row table:style-name="ro1">
          <table:table-cell office:value-type="float" office:value="1.47853814522573E+018" calcext:value-type="float">
            <text:p>1.47853814522573E+018</text:p>
          </table:table-cell>
          <table:table-cell office:value-type="float" office:value="1.478538142771E+018" calcext:value-type="float">
            <text:p>1.478538142771E+018</text:p>
          </table:table-cell>
          <table:table-cell table:number-columns-repeated="2"/>
        </table:table-row>
        <table:table-row table:style-name="ro1">
          <table:table-cell office:value-type="float" office:value="1.47853814524572E+018" calcext:value-type="float">
            <text:p>1.47853814524572E+018</text:p>
          </table:table-cell>
          <table:table-cell office:value-type="float" office:value="1.478538142791E+018" calcext:value-type="float">
            <text:p>1.478538142791E+018</text:p>
          </table:table-cell>
          <table:table-cell table:number-columns-repeated="2"/>
        </table:table-row>
        <table:table-row table:style-name="ro1">
          <table:table-cell office:value-type="float" office:value="1.47853814526568E+018" calcext:value-type="float">
            <text:p>1.47853814526568E+018</text:p>
          </table:table-cell>
          <table:table-cell office:value-type="float" office:value="1.47853814281E+018" calcext:value-type="float">
            <text:p>1.47853814281E+018</text:p>
          </table:table-cell>
          <table:table-cell table:number-columns-repeated="2"/>
        </table:table-row>
        <table:table-row table:style-name="ro1">
          <table:table-cell office:value-type="float" office:value="1.47853814528561E+018" calcext:value-type="float">
            <text:p>1.47853814528561E+018</text:p>
          </table:table-cell>
          <table:table-cell office:value-type="float" office:value="1.478538142829E+018" calcext:value-type="float">
            <text:p>1.478538142829E+018</text:p>
          </table:table-cell>
          <table:table-cell table:number-columns-repeated="2"/>
        </table:table-row>
        <table:table-row table:style-name="ro1">
          <table:table-cell office:value-type="float" office:value="1.47853814530621E+018" calcext:value-type="float">
            <text:p>1.47853814530621E+018</text:p>
          </table:table-cell>
          <table:table-cell office:value-type="float" office:value="1.478538142851E+018" calcext:value-type="float">
            <text:p>1.478538142851E+018</text:p>
          </table:table-cell>
          <table:table-cell table:number-columns-repeated="2"/>
        </table:table-row>
        <table:table-row table:style-name="ro1">
          <table:table-cell office:value-type="float" office:value="1.47853814532662E+018" calcext:value-type="float">
            <text:p>1.47853814532662E+018</text:p>
          </table:table-cell>
          <table:table-cell office:value-type="float" office:value="1.478538142869E+018" calcext:value-type="float">
            <text:p>1.478538142869E+018</text:p>
          </table:table-cell>
          <table:table-cell table:number-columns-repeated="2"/>
        </table:table-row>
        <table:table-row table:style-name="ro1">
          <table:table-cell office:value-type="float" office:value="1.4785381453471E+018" calcext:value-type="float">
            <text:p>1.4785381453471E+018</text:p>
          </table:table-cell>
          <table:table-cell office:value-type="float" office:value="1.47853814289E+018" calcext:value-type="float">
            <text:p>1.47853814289E+018</text:p>
          </table:table-cell>
          <table:table-cell table:number-columns-repeated="2"/>
        </table:table-row>
        <table:table-row table:style-name="ro1">
          <table:table-cell office:value-type="float" office:value="1.47853814536568E+018" calcext:value-type="float">
            <text:p>1.47853814536568E+018</text:p>
          </table:table-cell>
          <table:table-cell office:value-type="float" office:value="1.478538142909E+018" calcext:value-type="float">
            <text:p>1.478538142909E+018</text:p>
          </table:table-cell>
          <table:table-cell table:number-columns-repeated="2"/>
        </table:table-row>
        <table:table-row table:style-name="ro1">
          <table:table-cell office:value-type="float" office:value="1.47853814538555E+018" calcext:value-type="float">
            <text:p>1.47853814538555E+018</text:p>
          </table:table-cell>
          <table:table-cell office:value-type="float" office:value="1.478538142929E+018" calcext:value-type="float">
            <text:p>1.478538142929E+018</text:p>
          </table:table-cell>
          <table:table-cell table:number-columns-repeated="2"/>
        </table:table-row>
        <table:table-row table:style-name="ro1">
          <table:table-cell office:value-type="float" office:value="1.47853814540554E+018" calcext:value-type="float">
            <text:p>1.47853814540554E+018</text:p>
          </table:table-cell>
          <table:table-cell office:value-type="float" office:value="1.478538142949E+018" calcext:value-type="float">
            <text:p>1.478538142949E+018</text:p>
          </table:table-cell>
          <table:table-cell table:number-columns-repeated="2"/>
        </table:table-row>
        <table:table-row table:style-name="ro1">
          <table:table-cell office:value-type="float" office:value="1.47853814542553E+018" calcext:value-type="float">
            <text:p>1.47853814542553E+018</text:p>
          </table:table-cell>
          <table:table-cell office:value-type="float" office:value="1.478538142969E+018" calcext:value-type="float">
            <text:p>1.478538142969E+018</text:p>
          </table:table-cell>
          <table:table-cell table:number-columns-repeated="2"/>
        </table:table-row>
        <table:table-row table:style-name="ro1">
          <table:table-cell office:value-type="float" office:value="1.47853814544552E+018" calcext:value-type="float">
            <text:p>1.47853814544552E+018</text:p>
          </table:table-cell>
          <table:table-cell office:value-type="float" office:value="1.478538142991E+018" calcext:value-type="float">
            <text:p>1.478538142991E+018</text:p>
          </table:table-cell>
          <table:table-cell table:number-columns-repeated="2"/>
        </table:table-row>
        <table:table-row table:style-name="ro1">
          <table:table-cell office:value-type="float" office:value="1.47853814546554E+018" calcext:value-type="float">
            <text:p>1.47853814546554E+018</text:p>
          </table:table-cell>
          <table:table-cell office:value-type="float" office:value="1.478538143012E+018" calcext:value-type="float">
            <text:p>1.478538143012E+018</text:p>
          </table:table-cell>
          <table:table-cell table:number-columns-repeated="2"/>
        </table:table-row>
        <table:table-row table:style-name="ro1">
          <table:table-cell office:value-type="float" office:value="1.4785381454855E+018" calcext:value-type="float">
            <text:p>1.4785381454855E+018</text:p>
          </table:table-cell>
          <table:table-cell office:value-type="float" office:value="1.478538143032E+018" calcext:value-type="float">
            <text:p>1.478538143032E+018</text:p>
          </table:table-cell>
          <table:table-cell table:number-columns-repeated="2"/>
        </table:table-row>
        <table:table-row table:style-name="ro1">
          <table:table-cell office:value-type="float" office:value="1.47853814550549E+018" calcext:value-type="float">
            <text:p>1.47853814550549E+018</text:p>
          </table:table-cell>
          <table:table-cell office:value-type="float" office:value="1.478538143052E+018" calcext:value-type="float">
            <text:p>1.478538143052E+018</text:p>
          </table:table-cell>
          <table:table-cell table:number-columns-repeated="2"/>
        </table:table-row>
        <table:table-row table:style-name="ro1">
          <table:table-cell office:value-type="float" office:value="1.47853814552557E+018" calcext:value-type="float">
            <text:p>1.47853814552557E+018</text:p>
          </table:table-cell>
          <table:table-cell office:value-type="float" office:value="1.478538143072E+018" calcext:value-type="float">
            <text:p>1.478538143072E+018</text:p>
          </table:table-cell>
          <table:table-cell table:number-columns-repeated="2"/>
        </table:table-row>
        <table:table-row table:style-name="ro1">
          <table:table-cell office:value-type="float" office:value="1.47853814554546E+018" calcext:value-type="float">
            <text:p>1.47853814554546E+018</text:p>
          </table:table-cell>
          <table:table-cell office:value-type="float" office:value="1.478538143092E+018" calcext:value-type="float">
            <text:p>1.478538143092E+018</text:p>
          </table:table-cell>
          <table:table-cell table:number-columns-repeated="2"/>
        </table:table-row>
        <table:table-row table:style-name="ro1">
          <table:table-cell office:value-type="float" office:value="1.47853814556545E+018" calcext:value-type="float">
            <text:p>1.47853814556545E+018</text:p>
          </table:table-cell>
          <table:table-cell office:value-type="float" office:value="1.478538143112E+018" calcext:value-type="float">
            <text:p>1.478538143112E+018</text:p>
          </table:table-cell>
          <table:table-cell table:number-columns-repeated="2"/>
        </table:table-row>
        <table:table-row table:style-name="ro1">
          <table:table-cell office:value-type="float" office:value="1.47853814558544E+018" calcext:value-type="float">
            <text:p>1.47853814558544E+018</text:p>
          </table:table-cell>
          <table:table-cell office:value-type="float" office:value="1.478538143132E+018" calcext:value-type="float">
            <text:p>1.478538143132E+018</text:p>
          </table:table-cell>
          <table:table-cell table:number-columns-repeated="2"/>
        </table:table-row>
        <table:table-row table:style-name="ro1">
          <table:table-cell office:value-type="float" office:value="1.47853814560561E+018" calcext:value-type="float">
            <text:p>1.47853814560561E+018</text:p>
          </table:table-cell>
          <table:table-cell office:value-type="float" office:value="1.478538143158E+018" calcext:value-type="float">
            <text:p>1.478538143158E+018</text:p>
          </table:table-cell>
          <table:table-cell table:number-columns-repeated="2"/>
        </table:table-row>
        <table:table-row table:style-name="ro1">
          <table:table-cell office:value-type="float" office:value="1.47853814562539E+018" calcext:value-type="float">
            <text:p>1.47853814562539E+018</text:p>
          </table:table-cell>
          <table:table-cell office:value-type="float" office:value="1.478538143184E+018" calcext:value-type="float">
            <text:p>1.478538143184E+018</text:p>
          </table:table-cell>
          <table:table-cell table:number-columns-repeated="2"/>
        </table:table-row>
        <table:table-row table:style-name="ro1">
          <table:table-cell office:value-type="float" office:value="1.47853814564694E+018" calcext:value-type="float">
            <text:p>1.47853814564694E+018</text:p>
          </table:table-cell>
          <table:table-cell office:value-type="float" office:value="1.478538143229E+018" calcext:value-type="float">
            <text:p>1.478538143229E+018</text:p>
          </table:table-cell>
          <table:table-cell table:number-columns-repeated="2"/>
        </table:table-row>
        <table:table-row table:style-name="ro1">
          <table:table-cell office:value-type="float" office:value="1.47853814566531E+018" calcext:value-type="float">
            <text:p>1.47853814566531E+018</text:p>
          </table:table-cell>
          <table:table-cell office:value-type="float" office:value="1.478538143239E+018" calcext:value-type="float">
            <text:p>1.478538143239E+018</text:p>
          </table:table-cell>
          <table:table-cell table:number-columns-repeated="2"/>
        </table:table-row>
        <table:table-row table:style-name="ro1">
          <table:table-cell office:value-type="float" office:value="1.47853814568526E+018" calcext:value-type="float">
            <text:p>1.47853814568526E+018</text:p>
          </table:table-cell>
          <table:table-cell office:value-type="float" office:value="1.47853814324E+018" calcext:value-type="float">
            <text:p>1.47853814324E+018</text:p>
          </table:table-cell>
          <table:table-cell table:number-columns-repeated="2"/>
        </table:table-row>
        <table:table-row table:style-name="ro1">
          <table:table-cell office:value-type="float" office:value="1.47853814570538E+018" calcext:value-type="float">
            <text:p>1.47853814570538E+018</text:p>
          </table:table-cell>
          <table:table-cell office:value-type="float" office:value="1.478538143248E+018" calcext:value-type="float">
            <text:p>1.478538143248E+018</text:p>
          </table:table-cell>
          <table:table-cell table:number-columns-repeated="2"/>
        </table:table-row>
        <table:table-row table:style-name="ro1">
          <table:table-cell office:value-type="float" office:value="1.47853814572524E+018" calcext:value-type="float">
            <text:p>1.47853814572524E+018</text:p>
          </table:table-cell>
          <table:table-cell office:value-type="float" office:value="1.478538143269E+018" calcext:value-type="float">
            <text:p>1.478538143269E+018</text:p>
          </table:table-cell>
          <table:table-cell table:number-columns-repeated="2"/>
        </table:table-row>
        <table:table-row table:style-name="ro1">
          <table:table-cell office:value-type="float" office:value="1.4785381457452E+018" calcext:value-type="float">
            <text:p>1.4785381457452E+018</text:p>
          </table:table-cell>
          <table:table-cell office:value-type="float" office:value="1.478538143288E+018" calcext:value-type="float">
            <text:p>1.478538143288E+018</text:p>
          </table:table-cell>
          <table:table-cell table:number-columns-repeated="2"/>
        </table:table-row>
        <table:table-row table:style-name="ro1">
          <table:table-cell office:value-type="float" office:value="1.4785381457654E+018" calcext:value-type="float">
            <text:p>1.4785381457654E+018</text:p>
          </table:table-cell>
          <table:table-cell office:value-type="float" office:value="1.478538143336E+018" calcext:value-type="float">
            <text:p>1.478538143336E+018</text:p>
          </table:table-cell>
          <table:table-cell table:number-columns-repeated="2"/>
        </table:table-row>
        <table:table-row table:style-name="ro1">
          <table:table-cell office:value-type="float" office:value="1.47853814578527E+018" calcext:value-type="float">
            <text:p>1.47853814578527E+018</text:p>
          </table:table-cell>
          <table:table-cell office:value-type="float" office:value="1.478538143336E+018" calcext:value-type="float">
            <text:p>1.478538143336E+018</text:p>
          </table:table-cell>
          <table:table-cell table:number-columns-repeated="2"/>
        </table:table-row>
        <table:table-row table:style-name="ro1">
          <table:table-cell office:value-type="float" office:value="1.47853814580514E+018" calcext:value-type="float">
            <text:p>1.47853814580514E+018</text:p>
          </table:table-cell>
          <table:table-cell office:value-type="float" office:value="1.478538143348E+018" calcext:value-type="float">
            <text:p>1.478538143348E+018</text:p>
          </table:table-cell>
          <table:table-cell table:number-columns-repeated="2"/>
        </table:table-row>
        <table:table-row table:style-name="ro1">
          <table:table-cell office:value-type="float" office:value="1.47853814582513E+018" calcext:value-type="float">
            <text:p>1.47853814582513E+018</text:p>
          </table:table-cell>
          <table:table-cell office:value-type="float" office:value="1.478538143368E+018" calcext:value-type="float">
            <text:p>1.478538143368E+018</text:p>
          </table:table-cell>
          <table:table-cell table:number-columns-repeated="2"/>
        </table:table-row>
        <table:table-row table:style-name="ro1">
          <table:table-cell office:value-type="float" office:value="1.47853814584512E+018" calcext:value-type="float">
            <text:p>1.47853814584512E+018</text:p>
          </table:table-cell>
          <table:table-cell office:value-type="float" office:value="1.478538143388E+018" calcext:value-type="float">
            <text:p>1.478538143388E+018</text:p>
          </table:table-cell>
          <table:table-cell table:number-columns-repeated="2"/>
        </table:table-row>
        <table:table-row table:style-name="ro1">
          <table:table-cell office:value-type="float" office:value="1.4785381458651E+018" calcext:value-type="float">
            <text:p>1.4785381458651E+018</text:p>
          </table:table-cell>
          <table:table-cell office:value-type="float" office:value="1.478538143411E+018" calcext:value-type="float">
            <text:p>1.478538143411E+018</text:p>
          </table:table-cell>
          <table:table-cell table:number-columns-repeated="2"/>
        </table:table-row>
        <table:table-row table:style-name="ro1">
          <table:table-cell office:value-type="float" office:value="1.47853814588528E+018" calcext:value-type="float">
            <text:p>1.47853814588528E+018</text:p>
          </table:table-cell>
          <table:table-cell office:value-type="float" office:value="1.478538143432E+018" calcext:value-type="float">
            <text:p>1.478538143432E+018</text:p>
          </table:table-cell>
          <table:table-cell table:number-columns-repeated="2"/>
        </table:table-row>
        <table:table-row table:style-name="ro1">
          <table:table-cell office:value-type="float" office:value="1.47853814590514E+018" calcext:value-type="float">
            <text:p>1.47853814590514E+018</text:p>
          </table:table-cell>
          <table:table-cell office:value-type="float" office:value="1.478538143451E+018" calcext:value-type="float">
            <text:p>1.478538143451E+018</text:p>
          </table:table-cell>
          <table:table-cell table:number-columns-repeated="2"/>
        </table:table-row>
        <table:table-row table:style-name="ro1">
          <table:table-cell office:value-type="float" office:value="1.47853814592507E+018" calcext:value-type="float">
            <text:p>1.47853814592507E+018</text:p>
          </table:table-cell>
          <table:table-cell office:value-type="float" office:value="1.478538143471E+018" calcext:value-type="float">
            <text:p>1.478538143471E+018</text:p>
          </table:table-cell>
          <table:table-cell table:number-columns-repeated="2"/>
        </table:table-row>
        <table:table-row table:style-name="ro1">
          <table:table-cell office:value-type="float" office:value="1.47853814594506E+018" calcext:value-type="float">
            <text:p>1.47853814594506E+018</text:p>
          </table:table-cell>
          <table:table-cell office:value-type="float" office:value="1.478538143491E+018" calcext:value-type="float">
            <text:p>1.478538143491E+018</text:p>
          </table:table-cell>
          <table:table-cell table:number-columns-repeated="2"/>
        </table:table-row>
        <table:table-row table:style-name="ro1">
          <table:table-cell office:value-type="float" office:value="1.47853814596502E+018" calcext:value-type="float">
            <text:p>1.47853814596502E+018</text:p>
          </table:table-cell>
          <table:table-cell office:value-type="float" office:value="1.478538143511E+018" calcext:value-type="float">
            <text:p>1.478538143511E+018</text:p>
          </table:table-cell>
          <table:table-cell table:number-columns-repeated="2"/>
        </table:table-row>
        <table:table-row table:style-name="ro1">
          <table:table-cell office:value-type="float" office:value="1.47853814598501E+018" calcext:value-type="float">
            <text:p>1.47853814598501E+018</text:p>
          </table:table-cell>
          <table:table-cell office:value-type="float" office:value="1.478538143532E+018" calcext:value-type="float">
            <text:p>1.478538143532E+018</text:p>
          </table:table-cell>
          <table:table-cell table:number-columns-repeated="2"/>
        </table:table-row>
        <table:table-row table:style-name="ro1">
          <table:table-cell office:value-type="float" office:value="1.478538146005E+018" calcext:value-type="float">
            <text:p>1.478538146005E+018</text:p>
          </table:table-cell>
          <table:table-cell office:value-type="float" office:value="1.478538143551E+018" calcext:value-type="float">
            <text:p>1.478538143551E+018</text:p>
          </table:table-cell>
          <table:table-cell table:number-columns-repeated="2"/>
        </table:table-row>
        <table:table-row table:style-name="ro1">
          <table:table-cell office:value-type="float" office:value="1.47853814602499E+018" calcext:value-type="float">
            <text:p>1.47853814602499E+018</text:p>
          </table:table-cell>
          <table:table-cell office:value-type="float" office:value="1.478538143571E+018" calcext:value-type="float">
            <text:p>1.478538143571E+018</text:p>
          </table:table-cell>
          <table:table-cell table:number-columns-repeated="2"/>
        </table:table-row>
        <table:table-row table:style-name="ro1">
          <table:table-cell office:value-type="float" office:value="1.47853814604494E+018" calcext:value-type="float">
            <text:p>1.47853814604494E+018</text:p>
          </table:table-cell>
          <table:table-cell office:value-type="float" office:value="1.478538143591E+018" calcext:value-type="float">
            <text:p>1.478538143591E+018</text:p>
          </table:table-cell>
          <table:table-cell table:number-columns-repeated="2"/>
        </table:table-row>
        <table:table-row table:style-name="ro1">
          <table:table-cell office:value-type="float" office:value="1.47853814606493E+018" calcext:value-type="float">
            <text:p>1.47853814606493E+018</text:p>
          </table:table-cell>
          <table:table-cell office:value-type="float" office:value="1.47853814361E+018" calcext:value-type="float">
            <text:p>1.47853814361E+018</text:p>
          </table:table-cell>
          <table:table-cell table:number-columns-repeated="2"/>
        </table:table-row>
        <table:table-row table:style-name="ro1">
          <table:table-cell office:value-type="float" office:value="1.47853814608489E+018" calcext:value-type="float">
            <text:p>1.47853814608489E+018</text:p>
          </table:table-cell>
          <table:table-cell office:value-type="float" office:value="1.478538143631E+018" calcext:value-type="float">
            <text:p>1.478538143631E+018</text:p>
          </table:table-cell>
          <table:table-cell table:number-columns-repeated="2"/>
        </table:table-row>
        <table:table-row table:style-name="ro1">
          <table:table-cell office:value-type="float" office:value="1.47853814610488E+018" calcext:value-type="float">
            <text:p>1.47853814610488E+018</text:p>
          </table:table-cell>
          <table:table-cell office:value-type="float" office:value="1.478538143651E+018" calcext:value-type="float">
            <text:p>1.478538143651E+018</text:p>
          </table:table-cell>
          <table:table-cell table:number-columns-repeated="2"/>
        </table:table-row>
        <table:table-row table:style-name="ro1">
          <table:table-cell office:value-type="float" office:value="1.47853814612487E+018" calcext:value-type="float">
            <text:p>1.47853814612487E+018</text:p>
          </table:table-cell>
          <table:table-cell office:value-type="float" office:value="1.478538143671E+018" calcext:value-type="float">
            <text:p>1.478538143671E+018</text:p>
          </table:table-cell>
          <table:table-cell table:number-columns-repeated="2"/>
        </table:table-row>
        <table:table-row table:style-name="ro1">
          <table:table-cell office:value-type="float" office:value="1.47853814614483E+018" calcext:value-type="float">
            <text:p>1.47853814614483E+018</text:p>
          </table:table-cell>
          <table:table-cell office:value-type="float" office:value="1.478538143691E+018" calcext:value-type="float">
            <text:p>1.478538143691E+018</text:p>
          </table:table-cell>
          <table:table-cell table:number-columns-repeated="2"/>
        </table:table-row>
        <table:table-row table:style-name="ro1">
          <table:table-cell office:value-type="float" office:value="1.47853814616482E+018" calcext:value-type="float">
            <text:p>1.47853814616482E+018</text:p>
          </table:table-cell>
          <table:table-cell office:value-type="float" office:value="1.478538143717E+018" calcext:value-type="float">
            <text:p>1.478538143717E+018</text:p>
          </table:table-cell>
          <table:table-cell table:number-columns-repeated="2"/>
        </table:table-row>
        <table:table-row table:style-name="ro1">
          <table:table-cell office:value-type="float" office:value="1.47853814618481E+018" calcext:value-type="float">
            <text:p>1.47853814618481E+018</text:p>
          </table:table-cell>
          <table:table-cell office:value-type="float" office:value="1.478538143733E+018" calcext:value-type="float">
            <text:p>1.478538143733E+018</text:p>
          </table:table-cell>
          <table:table-cell table:number-columns-repeated="2"/>
        </table:table-row>
        <table:table-row table:style-name="ro1">
          <table:table-cell office:value-type="float" office:value="1.47853814620474E+018" calcext:value-type="float">
            <text:p>1.47853814620474E+018</text:p>
          </table:table-cell>
          <table:table-cell office:value-type="float" office:value="1.47853814375E+018" calcext:value-type="float">
            <text:p>1.47853814375E+018</text:p>
          </table:table-cell>
          <table:table-cell table:number-columns-repeated="2"/>
        </table:table-row>
        <table:table-row table:style-name="ro1">
          <table:table-cell office:value-type="float" office:value="1.47853814622472E+018" calcext:value-type="float">
            <text:p>1.47853814622472E+018</text:p>
          </table:table-cell>
          <table:table-cell office:value-type="float" office:value="1.478538143771E+018" calcext:value-type="float">
            <text:p>1.478538143771E+018</text:p>
          </table:table-cell>
          <table:table-cell table:number-columns-repeated="2"/>
        </table:table-row>
        <table:table-row table:style-name="ro1">
          <table:table-cell office:value-type="float" office:value="1.47853814624609E+018" calcext:value-type="float">
            <text:p>1.47853814624609E+018</text:p>
          </table:table-cell>
          <table:table-cell office:value-type="float" office:value="1.478538143846E+018" calcext:value-type="float">
            <text:p>1.478538143846E+018</text:p>
          </table:table-cell>
          <table:table-cell table:number-columns-repeated="2"/>
        </table:table-row>
        <table:table-row table:style-name="ro1">
          <table:table-cell office:value-type="float" office:value="1.47853814626482E+018" calcext:value-type="float">
            <text:p>1.47853814626482E+018</text:p>
          </table:table-cell>
          <table:table-cell office:value-type="float" office:value="1.478538143846E+018" calcext:value-type="float">
            <text:p>1.478538143846E+018</text:p>
          </table:table-cell>
          <table:table-cell table:number-columns-repeated="2"/>
        </table:table-row>
        <table:table-row table:style-name="ro1">
          <table:table-cell office:value-type="float" office:value="1.4785381462846E+018" calcext:value-type="float">
            <text:p>1.4785381462846E+018</text:p>
          </table:table-cell>
          <table:table-cell office:value-type="float" office:value="1.478538143852E+018" calcext:value-type="float">
            <text:p>1.478538143852E+018</text:p>
          </table:table-cell>
          <table:table-cell table:number-columns-repeated="2"/>
        </table:table-row>
        <table:table-row table:style-name="ro1">
          <table:table-cell office:value-type="float" office:value="1.47853814630459E+018" calcext:value-type="float">
            <text:p>1.47853814630459E+018</text:p>
          </table:table-cell>
          <table:table-cell office:value-type="float" office:value="1.478538143861E+018" calcext:value-type="float">
            <text:p>1.478538143861E+018</text:p>
          </table:table-cell>
          <table:table-cell table:number-columns-repeated="2"/>
        </table:table-row>
        <table:table-row table:style-name="ro1">
          <table:table-cell office:value-type="float" office:value="1.47853814632458E+018" calcext:value-type="float">
            <text:p>1.47853814632458E+018</text:p>
          </table:table-cell>
          <table:table-cell office:value-type="float" office:value="1.478538143868E+018" calcext:value-type="float">
            <text:p>1.478538143868E+018</text:p>
          </table:table-cell>
          <table:table-cell table:number-columns-repeated="2"/>
        </table:table-row>
        <table:table-row table:style-name="ro1">
          <table:table-cell office:value-type="float" office:value="1.47853814634588E+018" calcext:value-type="float">
            <text:p>1.47853814634588E+018</text:p>
          </table:table-cell>
          <table:table-cell office:value-type="float" office:value="1.478538143892E+018" calcext:value-type="float">
            <text:p>1.478538143892E+018</text:p>
          </table:table-cell>
          <table:table-cell table:number-columns-repeated="2"/>
        </table:table-row>
        <table:table-row table:style-name="ro1">
          <table:table-cell office:value-type="float" office:value="1.47853814636456E+018" calcext:value-type="float">
            <text:p>1.47853814636456E+018</text:p>
          </table:table-cell>
          <table:table-cell office:value-type="float" office:value="1.478538143911E+018" calcext:value-type="float">
            <text:p>1.478538143911E+018</text:p>
          </table:table-cell>
          <table:table-cell table:number-columns-repeated="2"/>
        </table:table-row>
        <table:table-row table:style-name="ro1">
          <table:table-cell office:value-type="float" office:value="1.47853814638458E+018" calcext:value-type="float">
            <text:p>1.47853814638458E+018</text:p>
          </table:table-cell>
          <table:table-cell office:value-type="float" office:value="1.478538143932E+018" calcext:value-type="float">
            <text:p>1.478538143932E+018</text:p>
          </table:table-cell>
          <table:table-cell table:number-columns-repeated="2"/>
        </table:table-row>
        <table:table-row table:style-name="ro1">
          <table:table-cell office:value-type="float" office:value="1.47853814640453E+018" calcext:value-type="float">
            <text:p>1.47853814640453E+018</text:p>
          </table:table-cell>
          <table:table-cell office:value-type="float" office:value="1.47853814395E+018" calcext:value-type="float">
            <text:p>1.47853814395E+018</text:p>
          </table:table-cell>
          <table:table-cell table:number-columns-repeated="2"/>
        </table:table-row>
        <table:table-row table:style-name="ro1">
          <table:table-cell office:value-type="float" office:value="1.47853814642452E+018" calcext:value-type="float">
            <text:p>1.47853814642452E+018</text:p>
          </table:table-cell>
          <table:table-cell office:value-type="float" office:value="1.47853814397E+018" calcext:value-type="float">
            <text:p>1.47853814397E+018</text:p>
          </table:table-cell>
          <table:table-cell table:number-columns-repeated="2"/>
        </table:table-row>
        <table:table-row table:style-name="ro1">
          <table:table-cell office:value-type="float" office:value="1.47853814644451E+018" calcext:value-type="float">
            <text:p>1.47853814644451E+018</text:p>
          </table:table-cell>
          <table:table-cell office:value-type="float" office:value="1.478538143991E+018" calcext:value-type="float">
            <text:p>1.478538143991E+018</text:p>
          </table:table-cell>
          <table:table-cell table:number-columns-repeated="2"/>
        </table:table-row>
        <table:table-row table:style-name="ro1">
          <table:table-cell office:value-type="float" office:value="1.4785381464645E+018" calcext:value-type="float">
            <text:p>1.4785381464645E+018</text:p>
          </table:table-cell>
          <table:table-cell office:value-type="float" office:value="1.478538144011E+018" calcext:value-type="float">
            <text:p>1.478538144011E+018</text:p>
          </table:table-cell>
          <table:table-cell table:number-columns-repeated="2"/>
        </table:table-row>
        <table:table-row table:style-name="ro1">
          <table:table-cell office:value-type="float" office:value="1.47853814648449E+018" calcext:value-type="float">
            <text:p>1.47853814648449E+018</text:p>
          </table:table-cell>
          <table:table-cell office:value-type="float" office:value="1.47853814403E+018" calcext:value-type="float">
            <text:p>1.47853814403E+018</text:p>
          </table:table-cell>
          <table:table-cell table:number-columns-repeated="2"/>
        </table:table-row>
        <table:table-row table:style-name="ro1">
          <table:table-cell office:value-type="float" office:value="1.47853814650445E+018" calcext:value-type="float">
            <text:p>1.47853814650445E+018</text:p>
          </table:table-cell>
          <table:table-cell office:value-type="float" office:value="1.47853814405E+018" calcext:value-type="float">
            <text:p>1.47853814405E+018</text:p>
          </table:table-cell>
          <table:table-cell table:number-columns-repeated="2"/>
        </table:table-row>
        <table:table-row table:style-name="ro1">
          <table:table-cell office:value-type="float" office:value="1.47853814652444E+018" calcext:value-type="float">
            <text:p>1.47853814652444E+018</text:p>
          </table:table-cell>
          <table:table-cell office:value-type="float" office:value="1.478538144071E+018" calcext:value-type="float">
            <text:p>1.478538144071E+018</text:p>
          </table:table-cell>
          <table:table-cell table:number-columns-repeated="2"/>
        </table:table-row>
        <table:table-row table:style-name="ro1">
          <table:table-cell office:value-type="float" office:value="1.47853814654442E+018" calcext:value-type="float">
            <text:p>1.47853814654442E+018</text:p>
          </table:table-cell>
          <table:table-cell office:value-type="float" office:value="1.478538144091E+018" calcext:value-type="float">
            <text:p>1.478538144091E+018</text:p>
          </table:table-cell>
          <table:table-cell table:number-columns-repeated="2"/>
        </table:table-row>
        <table:table-row table:style-name="ro1">
          <table:table-cell office:value-type="float" office:value="1.47853814656438E+018" calcext:value-type="float">
            <text:p>1.47853814656438E+018</text:p>
          </table:table-cell>
          <table:table-cell office:value-type="float" office:value="1.478538144111E+018" calcext:value-type="float">
            <text:p>1.478538144111E+018</text:p>
          </table:table-cell>
          <table:table-cell table:number-columns-repeated="2"/>
        </table:table-row>
        <table:table-row table:style-name="ro1">
          <table:table-cell office:value-type="float" office:value="1.47853814658437E+018" calcext:value-type="float">
            <text:p>1.47853814658437E+018</text:p>
          </table:table-cell>
          <table:table-cell office:value-type="float" office:value="1.478538144131E+018" calcext:value-type="float">
            <text:p>1.478538144131E+018</text:p>
          </table:table-cell>
          <table:table-cell table:number-columns-repeated="2"/>
        </table:table-row>
        <table:table-row table:style-name="ro1">
          <table:table-cell office:value-type="float" office:value="1.47853814660433E+018" calcext:value-type="float">
            <text:p>1.47853814660433E+018</text:p>
          </table:table-cell>
          <table:table-cell office:value-type="float" office:value="1.47853814415E+018" calcext:value-type="float">
            <text:p>1.47853814415E+018</text:p>
          </table:table-cell>
          <table:table-cell table:number-columns-repeated="2"/>
        </table:table-row>
        <table:table-row table:style-name="ro1">
          <table:table-cell office:value-type="float" office:value="1.47853814662432E+018" calcext:value-type="float">
            <text:p>1.47853814662432E+018</text:p>
          </table:table-cell>
          <table:table-cell office:value-type="float" office:value="1.478538144171E+018" calcext:value-type="float">
            <text:p>1.478538144171E+018</text:p>
          </table:table-cell>
          <table:table-cell table:number-columns-repeated="2"/>
        </table:table-row>
        <table:table-row table:style-name="ro1">
          <table:table-cell office:value-type="float" office:value="1.47853814664428E+018" calcext:value-type="float">
            <text:p>1.47853814664428E+018</text:p>
          </table:table-cell>
          <table:table-cell office:value-type="float" office:value="1.47853814419E+018" calcext:value-type="float">
            <text:p>1.47853814419E+018</text:p>
          </table:table-cell>
          <table:table-cell table:number-columns-repeated="2"/>
        </table:table-row>
        <table:table-row table:style-name="ro1">
          <table:table-cell office:value-type="float" office:value="1.47853814666427E+018" calcext:value-type="float">
            <text:p>1.47853814666427E+018</text:p>
          </table:table-cell>
          <table:table-cell office:value-type="float" office:value="1.478538144215E+018" calcext:value-type="float">
            <text:p>1.478538144215E+018</text:p>
          </table:table-cell>
          <table:table-cell table:number-columns-repeated="2"/>
        </table:table-row>
        <table:table-row table:style-name="ro1">
          <table:table-cell office:value-type="float" office:value="1.47853814668435E+018" calcext:value-type="float">
            <text:p>1.47853814668435E+018</text:p>
          </table:table-cell>
          <table:table-cell office:value-type="float" office:value="1.478538144231E+018" calcext:value-type="float">
            <text:p>1.478538144231E+018</text:p>
          </table:table-cell>
          <table:table-cell table:number-columns-repeated="2"/>
        </table:table-row>
        <table:table-row table:style-name="ro1">
          <table:table-cell office:value-type="float" office:value="1.47853814670421E+018" calcext:value-type="float">
            <text:p>1.47853814670421E+018</text:p>
          </table:table-cell>
          <table:table-cell office:value-type="float" office:value="1.47853814425E+018" calcext:value-type="float">
            <text:p>1.47853814425E+018</text:p>
          </table:table-cell>
          <table:table-cell table:number-columns-repeated="2"/>
        </table:table-row>
        <table:table-row table:style-name="ro1">
          <table:table-cell office:value-type="float" office:value="1.4785381467242E+018" calcext:value-type="float">
            <text:p>1.4785381467242E+018</text:p>
          </table:table-cell>
          <table:table-cell office:value-type="float" office:value="1.47853814427E+018" calcext:value-type="float">
            <text:p>1.47853814427E+018</text:p>
          </table:table-cell>
          <table:table-cell table:number-columns-repeated="2"/>
        </table:table-row>
        <table:table-row table:style-name="ro1">
          <table:table-cell office:value-type="float" office:value="1.47853814674416E+018" calcext:value-type="float">
            <text:p>1.47853814674416E+018</text:p>
          </table:table-cell>
          <table:table-cell office:value-type="float" office:value="1.478538144291E+018" calcext:value-type="float">
            <text:p>1.478538144291E+018</text:p>
          </table:table-cell>
          <table:table-cell table:number-columns-repeated="2"/>
        </table:table-row>
        <table:table-row table:style-name="ro1">
          <table:table-cell office:value-type="float" office:value="1.47853814676415E+018" calcext:value-type="float">
            <text:p>1.47853814676415E+018</text:p>
          </table:table-cell>
          <table:table-cell office:value-type="float" office:value="1.478538144311E+018" calcext:value-type="float">
            <text:p>1.478538144311E+018</text:p>
          </table:table-cell>
          <table:table-cell table:number-columns-repeated="2"/>
        </table:table-row>
        <table:table-row table:style-name="ro1">
          <table:table-cell office:value-type="float" office:value="1.47853814678414E+018" calcext:value-type="float">
            <text:p>1.47853814678414E+018</text:p>
          </table:table-cell>
          <table:table-cell office:value-type="float" office:value="1.478538144338E+018" calcext:value-type="float">
            <text:p>1.478538144338E+018</text:p>
          </table:table-cell>
          <table:table-cell table:number-columns-repeated="2"/>
        </table:table-row>
        <table:table-row table:style-name="ro1">
          <table:table-cell office:value-type="float" office:value="1.47853814680404E+018" calcext:value-type="float">
            <text:p>1.47853814680404E+018</text:p>
          </table:table-cell>
          <table:table-cell office:value-type="float" office:value="1.478538144357E+018" calcext:value-type="float">
            <text:p>1.478538144357E+018</text:p>
          </table:table-cell>
          <table:table-cell table:number-columns-repeated="2"/>
        </table:table-row>
        <table:table-row table:style-name="ro1">
          <table:table-cell office:value-type="float" office:value="1.47853814682418E+018" calcext:value-type="float">
            <text:p>1.47853814682418E+018</text:p>
          </table:table-cell>
          <table:table-cell office:value-type="float" office:value="1.478538144375E+018" calcext:value-type="float">
            <text:p>1.478538144375E+018</text:p>
          </table:table-cell>
          <table:table-cell table:number-columns-repeated="2"/>
        </table:table-row>
        <table:table-row table:style-name="ro1">
          <table:table-cell office:value-type="float" office:value="1.47853814684402E+018" calcext:value-type="float">
            <text:p>1.47853814684402E+018</text:p>
          </table:table-cell>
          <table:table-cell office:value-type="float" office:value="1.478538144404E+018" calcext:value-type="float">
            <text:p>1.478538144404E+018</text:p>
          </table:table-cell>
          <table:table-cell table:number-columns-repeated="2"/>
        </table:table-row>
        <table:table-row table:style-name="ro1">
          <table:table-cell office:value-type="float" office:value="1.478538146864E+018" calcext:value-type="float">
            <text:p>1.478538146864E+018</text:p>
          </table:table-cell>
          <table:table-cell office:value-type="float" office:value="1.478538144454E+018" calcext:value-type="float">
            <text:p>1.478538144454E+018</text:p>
          </table:table-cell>
          <table:table-cell table:number-columns-repeated="2"/>
        </table:table-row>
        <table:table-row table:style-name="ro1">
          <table:table-cell office:value-type="float" office:value="1.47853814688442E+018" calcext:value-type="float">
            <text:p>1.47853814688442E+018</text:p>
          </table:table-cell>
          <table:table-cell office:value-type="float" office:value="1.47853814446E+018" calcext:value-type="float">
            <text:p>1.47853814446E+018</text:p>
          </table:table-cell>
          <table:table-cell table:number-columns-repeated="2"/>
        </table:table-row>
        <table:table-row table:style-name="ro1">
          <table:table-cell office:value-type="float" office:value="1.47853814690395E+018" calcext:value-type="float">
            <text:p>1.47853814690395E+018</text:p>
          </table:table-cell>
          <table:table-cell office:value-type="float" office:value="1.478538144461E+018" calcext:value-type="float">
            <text:p>1.478538144461E+018</text:p>
          </table:table-cell>
          <table:table-cell table:number-columns-repeated="2"/>
        </table:table-row>
        <table:table-row table:style-name="ro1">
          <table:table-cell office:value-type="float" office:value="1.47853814692394E+018" calcext:value-type="float">
            <text:p>1.47853814692394E+018</text:p>
          </table:table-cell>
          <table:table-cell office:value-type="float" office:value="1.478538144468E+018" calcext:value-type="float">
            <text:p>1.478538144468E+018</text:p>
          </table:table-cell>
          <table:table-cell table:number-columns-repeated="2"/>
        </table:table-row>
        <table:table-row table:style-name="ro1">
          <table:table-cell office:value-type="float" office:value="1.4785381469439E+018" calcext:value-type="float">
            <text:p>1.4785381469439E+018</text:p>
          </table:table-cell>
          <table:table-cell office:value-type="float" office:value="1.478538144488E+018" calcext:value-type="float">
            <text:p>1.478538144488E+018</text:p>
          </table:table-cell>
          <table:table-cell table:number-columns-repeated="2"/>
        </table:table-row>
        <table:table-row table:style-name="ro1">
          <table:table-cell office:value-type="float" office:value="1.47853814696386E+018" calcext:value-type="float">
            <text:p>1.47853814696386E+018</text:p>
          </table:table-cell>
          <table:table-cell office:value-type="float" office:value="1.478538144507E+018" calcext:value-type="float">
            <text:p>1.478538144507E+018</text:p>
          </table:table-cell>
          <table:table-cell table:number-columns-repeated="2"/>
        </table:table-row>
        <table:table-row table:style-name="ro1">
          <table:table-cell office:value-type="float" office:value="1.47853814698391E+018" calcext:value-type="float">
            <text:p>1.47853814698391E+018</text:p>
          </table:table-cell>
          <table:table-cell office:value-type="float" office:value="1.478538144528E+018" calcext:value-type="float">
            <text:p>1.478538144528E+018</text:p>
          </table:table-cell>
          <table:table-cell table:number-columns-repeated="2"/>
        </table:table-row>
        <table:table-row table:style-name="ro1">
          <table:table-cell office:value-type="float" office:value="1.47853814700554E+018" calcext:value-type="float">
            <text:p>1.47853814700554E+018</text:p>
          </table:table-cell>
          <table:table-cell office:value-type="float" office:value="1.478538144552E+018" calcext:value-type="float">
            <text:p>1.478538144552E+018</text:p>
          </table:table-cell>
          <table:table-cell table:number-columns-repeated="2"/>
        </table:table-row>
        <table:table-row table:style-name="ro1">
          <table:table-cell office:value-type="float" office:value="1.47853814702389E+018" calcext:value-type="float">
            <text:p>1.47853814702389E+018</text:p>
          </table:table-cell>
          <table:table-cell office:value-type="float" office:value="1.47853814457E+018" calcext:value-type="float">
            <text:p>1.47853814457E+018</text:p>
          </table:table-cell>
          <table:table-cell table:number-columns-repeated="2"/>
        </table:table-row>
        <table:table-row table:style-name="ro1">
          <table:table-cell office:value-type="float" office:value="1.47853814704391E+018" calcext:value-type="float">
            <text:p>1.47853814704391E+018</text:p>
          </table:table-cell>
          <table:table-cell office:value-type="float" office:value="1.47853814459E+018" calcext:value-type="float">
            <text:p>1.47853814459E+018</text:p>
          </table:table-cell>
          <table:table-cell table:number-columns-repeated="2"/>
        </table:table-row>
        <table:table-row table:style-name="ro1">
          <table:table-cell office:value-type="float" office:value="1.47853814706386E+018" calcext:value-type="float">
            <text:p>1.47853814706386E+018</text:p>
          </table:table-cell>
          <table:table-cell office:value-type="float" office:value="1.47853814461E+018" calcext:value-type="float">
            <text:p>1.47853814461E+018</text:p>
          </table:table-cell>
          <table:table-cell table:number-columns-repeated="2"/>
        </table:table-row>
        <table:table-row table:style-name="ro1">
          <table:table-cell office:value-type="float" office:value="1.47853814708385E+018" calcext:value-type="float">
            <text:p>1.47853814708385E+018</text:p>
          </table:table-cell>
          <table:table-cell office:value-type="float" office:value="1.47853814463E+018" calcext:value-type="float">
            <text:p>1.47853814463E+018</text:p>
          </table:table-cell>
          <table:table-cell table:number-columns-repeated="2"/>
        </table:table-row>
        <table:table-row table:style-name="ro1">
          <table:table-cell office:value-type="float" office:value="1.47853814710384E+018" calcext:value-type="float">
            <text:p>1.47853814710384E+018</text:p>
          </table:table-cell>
          <table:table-cell office:value-type="float" office:value="1.47853814465E+018" calcext:value-type="float">
            <text:p>1.47853814465E+018</text:p>
          </table:table-cell>
          <table:table-cell table:number-columns-repeated="2"/>
        </table:table-row>
        <table:table-row table:style-name="ro1">
          <table:table-cell office:value-type="float" office:value="1.47853814712383E+018" calcext:value-type="float">
            <text:p>1.47853814712383E+018</text:p>
          </table:table-cell>
          <table:table-cell office:value-type="float" office:value="1.47853814467E+018" calcext:value-type="float">
            <text:p>1.47853814467E+018</text:p>
          </table:table-cell>
          <table:table-cell table:number-columns-repeated="2"/>
        </table:table-row>
        <table:table-row table:style-name="ro1">
          <table:table-cell office:value-type="float" office:value="1.47853814714379E+018" calcext:value-type="float">
            <text:p>1.47853814714379E+018</text:p>
          </table:table-cell>
          <table:table-cell office:value-type="float" office:value="1.47853814469E+018" calcext:value-type="float">
            <text:p>1.47853814469E+018</text:p>
          </table:table-cell>
          <table:table-cell table:number-columns-repeated="2"/>
        </table:table-row>
        <table:table-row table:style-name="ro1">
          <table:table-cell office:value-type="float" office:value="1.47853814716378E+018" calcext:value-type="float">
            <text:p>1.47853814716378E+018</text:p>
          </table:table-cell>
          <table:table-cell office:value-type="float" office:value="1.478538144716E+018" calcext:value-type="float">
            <text:p>1.478538144716E+018</text:p>
          </table:table-cell>
          <table:table-cell table:number-columns-repeated="2"/>
        </table:table-row>
        <table:table-row table:style-name="ro1">
          <table:table-cell office:value-type="float" office:value="1.47853814718374E+018" calcext:value-type="float">
            <text:p>1.47853814718374E+018</text:p>
          </table:table-cell>
          <table:table-cell office:value-type="float" office:value="1.478538144731E+018" calcext:value-type="float">
            <text:p>1.478538144731E+018</text:p>
          </table:table-cell>
          <table:table-cell table:number-columns-repeated="2"/>
        </table:table-row>
        <table:table-row table:style-name="ro1">
          <table:table-cell office:value-type="float" office:value="1.4785381472037E+018" calcext:value-type="float">
            <text:p>1.4785381472037E+018</text:p>
          </table:table-cell>
          <table:table-cell office:value-type="float" office:value="1.47853814475E+018" calcext:value-type="float">
            <text:p>1.47853814475E+018</text:p>
          </table:table-cell>
          <table:table-cell table:number-columns-repeated="2"/>
        </table:table-row>
        <table:table-row table:style-name="ro1">
          <table:table-cell office:value-type="float" office:value="1.4785381472239E+018" calcext:value-type="float">
            <text:p>1.4785381472239E+018</text:p>
          </table:table-cell>
          <table:table-cell office:value-type="float" office:value="1.47853814477E+018" calcext:value-type="float">
            <text:p>1.47853814477E+018</text:p>
          </table:table-cell>
          <table:table-cell table:number-columns-repeated="2"/>
        </table:table-row>
        <table:table-row table:style-name="ro1">
          <table:table-cell office:value-type="float" office:value="1.47853814724367E+018" calcext:value-type="float">
            <text:p>1.47853814724367E+018</text:p>
          </table:table-cell>
          <table:table-cell office:value-type="float" office:value="1.47853814479E+018" calcext:value-type="float">
            <text:p>1.47853814479E+018</text:p>
          </table:table-cell>
          <table:table-cell table:number-columns-repeated="2"/>
        </table:table-row>
        <table:table-row table:style-name="ro1">
          <table:table-cell office:value-type="float" office:value="1.47853814726366E+018" calcext:value-type="float">
            <text:p>1.47853814726366E+018</text:p>
          </table:table-cell>
          <table:table-cell office:value-type="float" office:value="1.478538144831E+018" calcext:value-type="float">
            <text:p>1.478538144831E+018</text:p>
          </table:table-cell>
          <table:table-cell table:number-columns-repeated="2"/>
        </table:table-row>
        <table:table-row table:style-name="ro1">
          <table:table-cell office:value-type="float" office:value="1.47853814728356E+018" calcext:value-type="float">
            <text:p>1.47853814728356E+018</text:p>
          </table:table-cell>
          <table:table-cell office:value-type="float" office:value="1.478538144833E+018" calcext:value-type="float">
            <text:p>1.478538144833E+018</text:p>
          </table:table-cell>
          <table:table-cell table:number-columns-repeated="2"/>
        </table:table-row>
        <table:table-row table:style-name="ro1">
          <table:table-cell office:value-type="float" office:value="1.47853814730355E+018" calcext:value-type="float">
            <text:p>1.47853814730355E+018</text:p>
          </table:table-cell>
          <table:table-cell office:value-type="float" office:value="1.478538144853E+018" calcext:value-type="float">
            <text:p>1.478538144853E+018</text:p>
          </table:table-cell>
          <table:table-cell table:number-columns-repeated="2"/>
        </table:table-row>
        <table:table-row table:style-name="ro1">
          <table:table-cell office:value-type="float" office:value="1.47853814732351E+018" calcext:value-type="float">
            <text:p>1.47853814732351E+018</text:p>
          </table:table-cell>
          <table:table-cell office:value-type="float" office:value="1.478538144871E+018" calcext:value-type="float">
            <text:p>1.478538144871E+018</text:p>
          </table:table-cell>
          <table:table-cell table:number-columns-repeated="2"/>
        </table:table-row>
        <table:table-row table:style-name="ro1">
          <table:table-cell office:value-type="float" office:value="1.4785381473435E+018" calcext:value-type="float">
            <text:p>1.4785381473435E+018</text:p>
          </table:table-cell>
          <table:table-cell office:value-type="float" office:value="1.478538144889E+018" calcext:value-type="float">
            <text:p>1.478538144889E+018</text:p>
          </table:table-cell>
          <table:table-cell table:number-columns-repeated="2"/>
        </table:table-row>
        <table:table-row table:style-name="ro1">
          <table:table-cell office:value-type="float" office:value="1.47853814736345E+018" calcext:value-type="float">
            <text:p>1.47853814736345E+018</text:p>
          </table:table-cell>
          <table:table-cell office:value-type="float" office:value="1.47853814491E+018" calcext:value-type="float">
            <text:p>1.47853814491E+018</text:p>
          </table:table-cell>
          <table:table-cell table:number-columns-repeated="2"/>
        </table:table-row>
        <table:table-row table:style-name="ro1">
          <table:table-cell office:value-type="float" office:value="1.47853814738344E+018" calcext:value-type="float">
            <text:p>1.47853814738344E+018</text:p>
          </table:table-cell>
          <table:table-cell office:value-type="float" office:value="1.478538144931E+018" calcext:value-type="float">
            <text:p>1.478538144931E+018</text:p>
          </table:table-cell>
          <table:table-cell table:number-columns-repeated="2"/>
        </table:table-row>
        <table:table-row table:style-name="ro1">
          <table:table-cell office:value-type="float" office:value="1.47853814740371E+018" calcext:value-type="float">
            <text:p>1.47853814740371E+018</text:p>
          </table:table-cell>
          <table:table-cell office:value-type="float" office:value="1.47853814495E+018" calcext:value-type="float">
            <text:p>1.47853814495E+018</text:p>
          </table:table-cell>
          <table:table-cell table:number-columns-repeated="2"/>
        </table:table-row>
        <table:table-row table:style-name="ro1">
          <table:table-cell office:value-type="float" office:value="1.47853814742348E+018" calcext:value-type="float">
            <text:p>1.47853814742348E+018</text:p>
          </table:table-cell>
          <table:table-cell office:value-type="float" office:value="1.47853814497E+018" calcext:value-type="float">
            <text:p>1.47853814497E+018</text:p>
          </table:table-cell>
          <table:table-cell table:number-columns-repeated="2"/>
        </table:table-row>
        <table:table-row table:style-name="ro1">
          <table:table-cell office:value-type="float" office:value="1.47853814744344E+018" calcext:value-type="float">
            <text:p>1.47853814744344E+018</text:p>
          </table:table-cell>
          <table:table-cell office:value-type="float" office:value="1.478538144997E+018" calcext:value-type="float">
            <text:p>1.478538144997E+018</text:p>
          </table:table-cell>
          <table:table-cell table:number-columns-repeated="2"/>
        </table:table-row>
        <table:table-row table:style-name="ro1">
          <table:table-cell office:value-type="float" office:value="1.4785381474634E+018" calcext:value-type="float">
            <text:p>1.4785381474634E+018</text:p>
          </table:table-cell>
          <table:table-cell office:value-type="float" office:value="1.478538145064E+018" calcext:value-type="float">
            <text:p>1.478538145064E+018</text:p>
          </table:table-cell>
          <table:table-cell table:number-columns-repeated="2"/>
        </table:table-row>
        <table:table-row table:style-name="ro1">
          <table:table-cell office:value-type="float" office:value="1.47853814748342E+018" calcext:value-type="float">
            <text:p>1.47853814748342E+018</text:p>
          </table:table-cell>
          <table:table-cell office:value-type="float" office:value="1.478538145093E+018" calcext:value-type="float">
            <text:p>1.478538145093E+018</text:p>
          </table:table-cell>
          <table:table-cell table:number-columns-repeated="2"/>
        </table:table-row>
        <table:table-row table:style-name="ro1">
          <table:table-cell office:value-type="float" office:value="1.47853814750335E+018" calcext:value-type="float">
            <text:p>1.47853814750335E+018</text:p>
          </table:table-cell>
          <table:table-cell office:value-type="float" office:value="1.478538145093E+018" calcext:value-type="float">
            <text:p>1.478538145093E+018</text:p>
          </table:table-cell>
          <table:table-cell table:number-columns-repeated="2"/>
        </table:table-row>
        <table:table-row table:style-name="ro1">
          <table:table-cell office:value-type="float" office:value="1.47853814752334E+018" calcext:value-type="float">
            <text:p>1.47853814752334E+018</text:p>
          </table:table-cell>
          <table:table-cell office:value-type="float" office:value="1.478538145094E+018" calcext:value-type="float">
            <text:p>1.478538145094E+018</text:p>
          </table:table-cell>
          <table:table-cell table:number-columns-repeated="2"/>
        </table:table-row>
        <table:table-row table:style-name="ro1">
          <table:table-cell office:value-type="float" office:value="1.47853814754329E+018" calcext:value-type="float">
            <text:p>1.47853814754329E+018</text:p>
          </table:table-cell>
          <table:table-cell office:value-type="float" office:value="1.478538145094E+018" calcext:value-type="float">
            <text:p>1.478538145094E+018</text:p>
          </table:table-cell>
          <table:table-cell table:number-columns-repeated="2"/>
        </table:table-row>
        <table:table-row table:style-name="ro1">
          <table:table-cell office:value-type="float" office:value="1.47853814756322E+018" calcext:value-type="float">
            <text:p>1.47853814756322E+018</text:p>
          </table:table-cell>
          <table:table-cell office:value-type="float" office:value="1.478538145107E+018" calcext:value-type="float">
            <text:p>1.478538145107E+018</text:p>
          </table:table-cell>
          <table:table-cell table:number-columns-repeated="2"/>
        </table:table-row>
        <table:table-row table:style-name="ro1">
          <table:table-cell office:value-type="float" office:value="1.47853814758529E+018" calcext:value-type="float">
            <text:p>1.47853814758529E+018</text:p>
          </table:table-cell>
          <table:table-cell office:value-type="float" office:value="1.478538145132E+018" calcext:value-type="float">
            <text:p>1.478538145132E+018</text:p>
          </table:table-cell>
          <table:table-cell table:number-columns-repeated="2"/>
        </table:table-row>
        <table:table-row table:style-name="ro1">
          <table:table-cell office:value-type="float" office:value="1.47853814760448E+018" calcext:value-type="float">
            <text:p>1.47853814760448E+018</text:p>
          </table:table-cell>
          <table:table-cell office:value-type="float" office:value="1.478538145151E+018" calcext:value-type="float">
            <text:p>1.478538145151E+018</text:p>
          </table:table-cell>
          <table:table-cell table:number-columns-repeated="2"/>
        </table:table-row>
        <table:table-row table:style-name="ro1">
          <table:table-cell office:value-type="float" office:value="1.47853814762325E+018" calcext:value-type="float">
            <text:p>1.47853814762325E+018</text:p>
          </table:table-cell>
          <table:table-cell office:value-type="float" office:value="1.478538145167E+018" calcext:value-type="float">
            <text:p>1.478538145167E+018</text:p>
          </table:table-cell>
          <table:table-cell table:number-columns-repeated="2"/>
        </table:table-row>
        <table:table-row table:style-name="ro1">
          <table:table-cell office:value-type="float" office:value="1.47853814764321E+018" calcext:value-type="float">
            <text:p>1.47853814764321E+018</text:p>
          </table:table-cell>
          <table:table-cell office:value-type="float" office:value="1.478538145187E+018" calcext:value-type="float">
            <text:p>1.478538145187E+018</text:p>
          </table:table-cell>
          <table:table-cell table:number-columns-repeated="2"/>
        </table:table-row>
        <table:table-row table:style-name="ro1">
          <table:table-cell office:value-type="float" office:value="1.4785381476632E+018" calcext:value-type="float">
            <text:p>1.4785381476632E+018</text:p>
          </table:table-cell>
          <table:table-cell office:value-type="float" office:value="1.478538145207E+018" calcext:value-type="float">
            <text:p>1.478538145207E+018</text:p>
          </table:table-cell>
          <table:table-cell table:number-columns-repeated="2"/>
        </table:table-row>
        <table:table-row table:style-name="ro1">
          <table:table-cell office:value-type="float" office:value="1.47853814768319E+018" calcext:value-type="float">
            <text:p>1.47853814768319E+018</text:p>
          </table:table-cell>
          <table:table-cell office:value-type="float" office:value="1.478538145229E+018" calcext:value-type="float">
            <text:p>1.478538145229E+018</text:p>
          </table:table-cell>
          <table:table-cell table:number-columns-repeated="2"/>
        </table:table-row>
        <table:table-row table:style-name="ro1">
          <table:table-cell office:value-type="float" office:value="1.47853814770327E+018" calcext:value-type="float">
            <text:p>1.47853814770327E+018</text:p>
          </table:table-cell>
          <table:table-cell office:value-type="float" office:value="1.478538145249E+018" calcext:value-type="float">
            <text:p>1.478538145249E+018</text:p>
          </table:table-cell>
          <table:table-cell table:number-columns-repeated="2"/>
        </table:table-row>
        <table:table-row table:style-name="ro1">
          <table:table-cell office:value-type="float" office:value="1.47853814772323E+018" calcext:value-type="float">
            <text:p>1.47853814772323E+018</text:p>
          </table:table-cell>
          <table:table-cell office:value-type="float" office:value="1.478538145269E+018" calcext:value-type="float">
            <text:p>1.478538145269E+018</text:p>
          </table:table-cell>
          <table:table-cell table:number-columns-repeated="2"/>
        </table:table-row>
        <table:table-row table:style-name="ro1">
          <table:table-cell office:value-type="float" office:value="1.47853814774315E+018" calcext:value-type="float">
            <text:p>1.47853814774315E+018</text:p>
          </table:table-cell>
          <table:table-cell office:value-type="float" office:value="1.47853814529E+018" calcext:value-type="float">
            <text:p>1.47853814529E+018</text:p>
          </table:table-cell>
          <table:table-cell table:number-columns-repeated="2"/>
        </table:table-row>
        <table:table-row table:style-name="ro1">
          <table:table-cell office:value-type="float" office:value="1.47853814776311E+018" calcext:value-type="float">
            <text:p>1.47853814776311E+018</text:p>
          </table:table-cell>
          <table:table-cell office:value-type="float" office:value="1.47853814531E+018" calcext:value-type="float">
            <text:p>1.47853814531E+018</text:p>
          </table:table-cell>
          <table:table-cell table:number-columns-repeated="2"/>
        </table:table-row>
        <table:table-row table:style-name="ro1">
          <table:table-cell office:value-type="float" office:value="1.47853814778307E+018" calcext:value-type="float">
            <text:p>1.47853814778307E+018</text:p>
          </table:table-cell>
          <table:table-cell office:value-type="float" office:value="1.478538145332E+018" calcext:value-type="float">
            <text:p>1.478538145332E+018</text:p>
          </table:table-cell>
          <table:table-cell table:number-columns-repeated="2"/>
        </table:table-row>
        <table:table-row table:style-name="ro1">
          <table:table-cell office:value-type="float" office:value="1.478538147803E+018" calcext:value-type="float">
            <text:p>1.478538147803E+018</text:p>
          </table:table-cell>
          <table:table-cell office:value-type="float" office:value="1.478538145361E+018" calcext:value-type="float">
            <text:p>1.478538145361E+018</text:p>
          </table:table-cell>
          <table:table-cell table:number-columns-repeated="2"/>
        </table:table-row>
        <table:table-row table:style-name="ro1">
          <table:table-cell office:value-type="float" office:value="1.47853814782305E+018" calcext:value-type="float">
            <text:p>1.47853814782305E+018</text:p>
          </table:table-cell>
          <table:table-cell office:value-type="float" office:value="1.47853814537E+018" calcext:value-type="float">
            <text:p>1.47853814537E+018</text:p>
          </table:table-cell>
          <table:table-cell table:number-columns-repeated="2"/>
        </table:table-row>
        <table:table-row table:style-name="ro1">
          <table:table-cell office:value-type="float" office:value="1.47853814784298E+018" calcext:value-type="float">
            <text:p>1.47853814784298E+018</text:p>
          </table:table-cell>
          <table:table-cell office:value-type="float" office:value="1.478538145389E+018" calcext:value-type="float">
            <text:p>1.478538145389E+018</text:p>
          </table:table-cell>
          <table:table-cell table:number-columns-repeated="2"/>
        </table:table-row>
        <table:table-row table:style-name="ro1">
          <table:table-cell office:value-type="float" office:value="1.47853814786294E+018" calcext:value-type="float">
            <text:p>1.47853814786294E+018</text:p>
          </table:table-cell>
          <table:table-cell office:value-type="float" office:value="1.478538145409E+018" calcext:value-type="float">
            <text:p>1.478538145409E+018</text:p>
          </table:table-cell>
          <table:table-cell table:number-columns-repeated="2"/>
        </table:table-row>
        <table:table-row table:style-name="ro1">
          <table:table-cell office:value-type="float" office:value="1.47853814788289E+018" calcext:value-type="float">
            <text:p>1.47853814788289E+018</text:p>
          </table:table-cell>
          <table:table-cell office:value-type="float" office:value="1.478538145429E+018" calcext:value-type="float">
            <text:p>1.478538145429E+018</text:p>
          </table:table-cell>
          <table:table-cell table:number-columns-repeated="2"/>
        </table:table-row>
        <table:table-row table:style-name="ro1">
          <table:table-cell office:value-type="float" office:value="1.47853814790291E+018" calcext:value-type="float">
            <text:p>1.47853814790291E+018</text:p>
          </table:table-cell>
          <table:table-cell office:value-type="float" office:value="1.47853814545E+018" calcext:value-type="float">
            <text:p>1.47853814545E+018</text:p>
          </table:table-cell>
          <table:table-cell table:number-columns-repeated="2"/>
        </table:table-row>
        <table:table-row table:style-name="ro1">
          <table:table-cell office:value-type="float" office:value="1.47853814792293E+018" calcext:value-type="float">
            <text:p>1.47853814792293E+018</text:p>
          </table:table-cell>
          <table:table-cell office:value-type="float" office:value="1.47853814547E+018" calcext:value-type="float">
            <text:p>1.47853814547E+018</text:p>
          </table:table-cell>
          <table:table-cell table:number-columns-repeated="2"/>
        </table:table-row>
        <table:table-row table:style-name="ro1">
          <table:table-cell office:value-type="float" office:value="1.47853814794289E+018" calcext:value-type="float">
            <text:p>1.47853814794289E+018</text:p>
          </table:table-cell>
          <table:table-cell office:value-type="float" office:value="1.47853814549E+018" calcext:value-type="float">
            <text:p>1.47853814549E+018</text:p>
          </table:table-cell>
          <table:table-cell table:number-columns-repeated="2"/>
        </table:table-row>
        <table:table-row table:style-name="ro1">
          <table:table-cell office:value-type="float" office:value="1.47853814796288E+018" calcext:value-type="float">
            <text:p>1.47853814796288E+018</text:p>
          </table:table-cell>
          <table:table-cell office:value-type="float" office:value="1.47853814551E+018" calcext:value-type="float">
            <text:p>1.47853814551E+018</text:p>
          </table:table-cell>
          <table:table-cell table:number-columns-repeated="2"/>
        </table:table-row>
        <table:table-row table:style-name="ro1">
          <table:table-cell office:value-type="float" office:value="1.47853814798284E+018" calcext:value-type="float">
            <text:p>1.47853814798284E+018</text:p>
          </table:table-cell>
          <table:table-cell office:value-type="float" office:value="1.47853814553E+018" calcext:value-type="float">
            <text:p>1.47853814553E+018</text:p>
          </table:table-cell>
          <table:table-cell table:number-columns-repeated="2"/>
        </table:table-row>
        <table:table-row table:style-name="ro1">
          <table:table-cell office:value-type="float" office:value="1.47853814800283E+018" calcext:value-type="float">
            <text:p>1.47853814800283E+018</text:p>
          </table:table-cell>
          <table:table-cell office:value-type="float" office:value="1.47853814555E+018" calcext:value-type="float">
            <text:p>1.47853814555E+018</text:p>
          </table:table-cell>
          <table:table-cell table:number-columns-repeated="2"/>
        </table:table-row>
        <table:table-row table:style-name="ro1">
          <table:table-cell office:value-type="float" office:value="1.47853814802279E+018" calcext:value-type="float">
            <text:p>1.47853814802279E+018</text:p>
          </table:table-cell>
          <table:table-cell office:value-type="float" office:value="1.47853814557E+018" calcext:value-type="float">
            <text:p>1.47853814557E+018</text:p>
          </table:table-cell>
          <table:table-cell table:number-columns-repeated="2"/>
        </table:table-row>
        <table:table-row table:style-name="ro1">
          <table:table-cell office:value-type="float" office:value="1.47853814804281E+018" calcext:value-type="float">
            <text:p>1.47853814804281E+018</text:p>
          </table:table-cell>
          <table:table-cell office:value-type="float" office:value="1.47853814559E+018" calcext:value-type="float">
            <text:p>1.47853814559E+018</text:p>
          </table:table-cell>
          <table:table-cell table:number-columns-repeated="2"/>
        </table:table-row>
        <table:table-row table:style-name="ro1">
          <table:table-cell office:value-type="float" office:value="1.4785381480628E+018" calcext:value-type="float">
            <text:p>1.4785381480628E+018</text:p>
          </table:table-cell>
          <table:table-cell office:value-type="float" office:value="1.478538145661E+018" calcext:value-type="float">
            <text:p>1.478538145661E+018</text:p>
          </table:table-cell>
          <table:table-cell table:number-columns-repeated="2"/>
        </table:table-row>
        <table:table-row table:style-name="ro1">
          <table:table-cell office:value-type="float" office:value="1.47853814808269E+018" calcext:value-type="float">
            <text:p>1.47853814808269E+018</text:p>
          </table:table-cell>
          <table:table-cell office:value-type="float" office:value="1.478538145706E+018" calcext:value-type="float">
            <text:p>1.478538145706E+018</text:p>
          </table:table-cell>
          <table:table-cell table:number-columns-repeated="2"/>
        </table:table-row>
        <table:table-row table:style-name="ro1">
          <table:table-cell office:value-type="float" office:value="1.47853814810268E+018" calcext:value-type="float">
            <text:p>1.47853814810268E+018</text:p>
          </table:table-cell>
          <table:table-cell office:value-type="float" office:value="1.478538145706E+018" calcext:value-type="float">
            <text:p>1.478538145706E+018</text:p>
          </table:table-cell>
          <table:table-cell table:number-columns-repeated="2"/>
        </table:table-row>
        <table:table-row table:style-name="ro1">
          <table:table-cell office:value-type="float" office:value="1.47853814812267E+018" calcext:value-type="float">
            <text:p>1.47853814812267E+018</text:p>
          </table:table-cell>
          <table:table-cell office:value-type="float" office:value="1.478538145707E+018" calcext:value-type="float">
            <text:p>1.478538145707E+018</text:p>
          </table:table-cell>
          <table:table-cell table:number-columns-repeated="2"/>
        </table:table-row>
        <table:table-row table:style-name="ro1">
          <table:table-cell office:value-type="float" office:value="1.47853814814263E+018" calcext:value-type="float">
            <text:p>1.47853814814263E+018</text:p>
          </table:table-cell>
          <table:table-cell office:value-type="float" office:value="1.478538145707E+018" calcext:value-type="float">
            <text:p>1.478538145707E+018</text:p>
          </table:table-cell>
          <table:table-cell table:number-columns-repeated="2"/>
        </table:table-row>
        <table:table-row table:style-name="ro1">
          <table:table-cell office:value-type="float" office:value="1.47853814816259E+018" calcext:value-type="float">
            <text:p>1.47853814816259E+018</text:p>
          </table:table-cell>
          <table:table-cell office:value-type="float" office:value="1.478538145707E+018" calcext:value-type="float">
            <text:p>1.478538145707E+018</text:p>
          </table:table-cell>
          <table:table-cell table:number-columns-repeated="2"/>
        </table:table-row>
        <table:table-row table:style-name="ro1">
          <table:table-cell office:value-type="float" office:value="1.47853814818258E+018" calcext:value-type="float">
            <text:p>1.47853814818258E+018</text:p>
          </table:table-cell>
          <table:table-cell office:value-type="float" office:value="1.478538145736E+018" calcext:value-type="float">
            <text:p>1.478538145736E+018</text:p>
          </table:table-cell>
          <table:table-cell table:number-columns-repeated="2"/>
        </table:table-row>
        <table:table-row table:style-name="ro1">
          <table:table-cell office:value-type="float" office:value="1.47853814820254E+018" calcext:value-type="float">
            <text:p>1.47853814820254E+018</text:p>
          </table:table-cell>
          <table:table-cell office:value-type="float" office:value="1.478538145746E+018" calcext:value-type="float">
            <text:p>1.478538145746E+018</text:p>
          </table:table-cell>
          <table:table-cell table:number-columns-repeated="2"/>
        </table:table-row>
        <table:table-row table:style-name="ro1">
          <table:table-cell office:value-type="float" office:value="1.47853814822249E+018" calcext:value-type="float">
            <text:p>1.47853814822249E+018</text:p>
          </table:table-cell>
          <table:table-cell office:value-type="float" office:value="1.478538145769E+018" calcext:value-type="float">
            <text:p>1.478538145769E+018</text:p>
          </table:table-cell>
          <table:table-cell table:number-columns-repeated="2"/>
        </table:table-row>
        <table:table-row table:style-name="ro1">
          <table:table-cell office:value-type="float" office:value="1.47853814824248E+018" calcext:value-type="float">
            <text:p>1.47853814824248E+018</text:p>
          </table:table-cell>
          <table:table-cell office:value-type="float" office:value="1.478538145788E+018" calcext:value-type="float">
            <text:p>1.478538145788E+018</text:p>
          </table:table-cell>
          <table:table-cell table:number-columns-repeated="2"/>
        </table:table-row>
        <table:table-row table:style-name="ro1">
          <table:table-cell office:value-type="float" office:value="1.4785381482625E+018" calcext:value-type="float">
            <text:p>1.4785381482625E+018</text:p>
          </table:table-cell>
          <table:table-cell office:value-type="float" office:value="1.478538145816E+018" calcext:value-type="float">
            <text:p>1.478538145816E+018</text:p>
          </table:table-cell>
          <table:table-cell table:number-columns-repeated="2"/>
        </table:table-row>
        <table:table-row table:style-name="ro1">
          <table:table-cell office:value-type="float" office:value="1.47853814828243E+018" calcext:value-type="float">
            <text:p>1.47853814828243E+018</text:p>
          </table:table-cell>
          <table:table-cell office:value-type="float" office:value="1.478538145835E+018" calcext:value-type="float">
            <text:p>1.478538145835E+018</text:p>
          </table:table-cell>
          <table:table-cell table:number-columns-repeated="2"/>
        </table:table-row>
        <table:table-row table:style-name="ro1">
          <table:table-cell office:value-type="float" office:value="1.47853814830239E+018" calcext:value-type="float">
            <text:p>1.47853814830239E+018</text:p>
          </table:table-cell>
          <table:table-cell office:value-type="float" office:value="1.478538145849E+018" calcext:value-type="float">
            <text:p>1.478538145849E+018</text:p>
          </table:table-cell>
          <table:table-cell table:number-columns-repeated="2"/>
        </table:table-row>
        <table:table-row table:style-name="ro1">
          <table:table-cell office:value-type="float" office:value="1.47853814832241E+018" calcext:value-type="float">
            <text:p>1.47853814832241E+018</text:p>
          </table:table-cell>
          <table:table-cell office:value-type="float" office:value="1.478538145868E+018" calcext:value-type="float">
            <text:p>1.478538145868E+018</text:p>
          </table:table-cell>
          <table:table-cell table:number-columns-repeated="2"/>
        </table:table-row>
        <table:table-row table:style-name="ro1">
          <table:table-cell office:value-type="float" office:value="1.47853814834237E+018" calcext:value-type="float">
            <text:p>1.47853814834237E+018</text:p>
          </table:table-cell>
          <table:table-cell office:value-type="float" office:value="1.478538145895E+018" calcext:value-type="float">
            <text:p>1.478538145895E+018</text:p>
          </table:table-cell>
          <table:table-cell table:number-columns-repeated="2"/>
        </table:table-row>
        <table:table-row table:style-name="ro1">
          <table:table-cell office:value-type="float" office:value="1.47853814836236E+018" calcext:value-type="float">
            <text:p>1.47853814836236E+018</text:p>
          </table:table-cell>
          <table:table-cell office:value-type="float" office:value="1.478538145911E+018" calcext:value-type="float">
            <text:p>1.478538145911E+018</text:p>
          </table:table-cell>
          <table:table-cell table:number-columns-repeated="2"/>
        </table:table-row>
        <table:table-row table:style-name="ro1">
          <table:table-cell office:value-type="float" office:value="1.47853814838253E+018" calcext:value-type="float">
            <text:p>1.47853814838253E+018</text:p>
          </table:table-cell>
          <table:table-cell office:value-type="float" office:value="1.47853814593E+018" calcext:value-type="float">
            <text:p>1.47853814593E+018</text:p>
          </table:table-cell>
          <table:table-cell table:number-columns-repeated="2"/>
        </table:table-row>
        <table:table-row table:style-name="ro1">
          <table:table-cell office:value-type="float" office:value="1.47853814840233E+018" calcext:value-type="float">
            <text:p>1.47853814840233E+018</text:p>
          </table:table-cell>
          <table:table-cell office:value-type="float" office:value="1.478538145949E+018" calcext:value-type="float">
            <text:p>1.478538145949E+018</text:p>
          </table:table-cell>
          <table:table-cell table:number-columns-repeated="2"/>
        </table:table-row>
        <table:table-row table:style-name="ro1">
          <table:table-cell office:value-type="float" office:value="1.47853814842235E+018" calcext:value-type="float">
            <text:p>1.47853814842235E+018</text:p>
          </table:table-cell>
          <table:table-cell office:value-type="float" office:value="1.478538145969E+018" calcext:value-type="float">
            <text:p>1.478538145969E+018</text:p>
          </table:table-cell>
          <table:table-cell table:number-columns-repeated="2"/>
        </table:table-row>
        <table:table-row table:style-name="ro1">
          <table:table-cell office:value-type="float" office:value="1.47853814844237E+018" calcext:value-type="float">
            <text:p>1.47853814844237E+018</text:p>
          </table:table-cell>
          <table:table-cell office:value-type="float" office:value="1.478538145989E+018" calcext:value-type="float">
            <text:p>1.478538145989E+018</text:p>
          </table:table-cell>
          <table:table-cell table:number-columns-repeated="2"/>
        </table:table-row>
        <table:table-row table:style-name="ro1">
          <table:table-cell office:value-type="float" office:value="1.4785381484623E+018" calcext:value-type="float">
            <text:p>1.4785381484623E+018</text:p>
          </table:table-cell>
          <table:table-cell office:value-type="float" office:value="1.478538146009E+018" calcext:value-type="float">
            <text:p>1.478538146009E+018</text:p>
          </table:table-cell>
          <table:table-cell table:number-columns-repeated="2"/>
        </table:table-row>
        <table:table-row table:style-name="ro1">
          <table:table-cell office:value-type="float" office:value="1.47853814848229E+018" calcext:value-type="float">
            <text:p>1.47853814848229E+018</text:p>
          </table:table-cell>
          <table:table-cell office:value-type="float" office:value="1.478538146029E+018" calcext:value-type="float">
            <text:p>1.478538146029E+018</text:p>
          </table:table-cell>
          <table:table-cell table:number-columns-repeated="2"/>
        </table:table-row>
        <table:table-row table:style-name="ro1">
          <table:table-cell office:value-type="float" office:value="1.47853814850225E+018" calcext:value-type="float">
            <text:p>1.47853814850225E+018</text:p>
          </table:table-cell>
          <table:table-cell office:value-type="float" office:value="1.478538146049E+018" calcext:value-type="float">
            <text:p>1.478538146049E+018</text:p>
          </table:table-cell>
          <table:table-cell table:number-columns-repeated="2"/>
        </table:table-row>
        <table:table-row table:style-name="ro1">
          <table:table-cell office:value-type="float" office:value="1.47853814852224E+018" calcext:value-type="float">
            <text:p>1.47853814852224E+018</text:p>
          </table:table-cell>
          <table:table-cell office:value-type="float" office:value="1.478538146069E+018" calcext:value-type="float">
            <text:p>1.478538146069E+018</text:p>
          </table:table-cell>
          <table:table-cell table:number-columns-repeated="2"/>
        </table:table-row>
        <table:table-row table:style-name="ro1">
          <table:table-cell office:value-type="float" office:value="1.47853814854223E+018" calcext:value-type="float">
            <text:p>1.47853814854223E+018</text:p>
          </table:table-cell>
          <table:table-cell office:value-type="float" office:value="1.478538146089E+018" calcext:value-type="float">
            <text:p>1.478538146089E+018</text:p>
          </table:table-cell>
          <table:table-cell table:number-columns-repeated="2"/>
        </table:table-row>
        <table:table-row table:style-name="ro1">
          <table:table-cell office:value-type="float" office:value="1.47853814856219E+018" calcext:value-type="float">
            <text:p>1.47853814856219E+018</text:p>
          </table:table-cell>
          <table:table-cell office:value-type="float" office:value="1.478538146109E+018" calcext:value-type="float">
            <text:p>1.478538146109E+018</text:p>
          </table:table-cell>
          <table:table-cell table:number-columns-repeated="2"/>
        </table:table-row>
        <table:table-row table:style-name="ro1">
          <table:table-cell office:value-type="float" office:value="1.47853814858217E+018" calcext:value-type="float">
            <text:p>1.47853814858217E+018</text:p>
          </table:table-cell>
          <table:table-cell office:value-type="float" office:value="1.478538146129E+018" calcext:value-type="float">
            <text:p>1.478538146129E+018</text:p>
          </table:table-cell>
          <table:table-cell table:number-columns-repeated="2"/>
        </table:table-row>
        <table:table-row table:style-name="ro1">
          <table:table-cell office:value-type="float" office:value="1.47853814860213E+018" calcext:value-type="float">
            <text:p>1.47853814860213E+018</text:p>
          </table:table-cell>
          <table:table-cell office:value-type="float" office:value="1.478538146149E+018" calcext:value-type="float">
            <text:p>1.478538146149E+018</text:p>
          </table:table-cell>
          <table:table-cell table:number-columns-repeated="2"/>
        </table:table-row>
        <table:table-row table:style-name="ro1">
          <table:table-cell office:value-type="float" office:value="1.47853814862215E+018" calcext:value-type="float">
            <text:p>1.47853814862215E+018</text:p>
          </table:table-cell>
          <table:table-cell office:value-type="float" office:value="1.478538146169E+018" calcext:value-type="float">
            <text:p>1.478538146169E+018</text:p>
          </table:table-cell>
          <table:table-cell table:number-columns-repeated="2"/>
        </table:table-row>
        <table:table-row table:style-name="ro1">
          <table:table-cell office:value-type="float" office:value="1.47853814864211E+018" calcext:value-type="float">
            <text:p>1.47853814864211E+018</text:p>
          </table:table-cell>
          <table:table-cell office:value-type="float" office:value="1.478538146189E+018" calcext:value-type="float">
            <text:p>1.478538146189E+018</text:p>
          </table:table-cell>
          <table:table-cell table:number-columns-repeated="2"/>
        </table:table-row>
        <table:table-row table:style-name="ro1">
          <table:table-cell office:value-type="float" office:value="1.4785381486621E+018" calcext:value-type="float">
            <text:p>1.4785381486621E+018</text:p>
          </table:table-cell>
          <table:table-cell office:value-type="float" office:value="1.478538146225E+018" calcext:value-type="float">
            <text:p>1.478538146225E+018</text:p>
          </table:table-cell>
          <table:table-cell table:number-columns-repeated="2"/>
        </table:table-row>
        <table:table-row table:style-name="ro1">
          <table:table-cell office:value-type="float" office:value="1.47853814868209E+018" calcext:value-type="float">
            <text:p>1.47853814868209E+018</text:p>
          </table:table-cell>
          <table:table-cell office:value-type="float" office:value="1.47853814631E+018" calcext:value-type="float">
            <text:p>1.47853814631E+018</text:p>
          </table:table-cell>
          <table:table-cell table:number-columns-repeated="2"/>
        </table:table-row>
        <table:table-row table:style-name="ro1">
          <table:table-cell office:value-type="float" office:value="1.47853814870205E+018" calcext:value-type="float">
            <text:p>1.47853814870205E+018</text:p>
          </table:table-cell>
          <table:table-cell office:value-type="float" office:value="1.478538146313E+018" calcext:value-type="float">
            <text:p>1.478538146313E+018</text:p>
          </table:table-cell>
          <table:table-cell table:number-columns-repeated="2"/>
        </table:table-row>
        <table:table-row table:style-name="ro1">
          <table:table-cell office:value-type="float" office:value="1.47853814872204E+018" calcext:value-type="float">
            <text:p>1.47853814872204E+018</text:p>
          </table:table-cell>
          <table:table-cell office:value-type="float" office:value="1.478538146313E+018" calcext:value-type="float">
            <text:p>1.478538146313E+018</text:p>
          </table:table-cell>
          <table:table-cell table:number-columns-repeated="2"/>
        </table:table-row>
        <table:table-row table:style-name="ro1">
          <table:table-cell office:value-type="float" office:value="1.478538148742E+018" calcext:value-type="float">
            <text:p>1.478538148742E+018</text:p>
          </table:table-cell>
          <table:table-cell office:value-type="float" office:value="1.478538146315E+018" calcext:value-type="float">
            <text:p>1.478538146315E+018</text:p>
          </table:table-cell>
          <table:table-cell table:number-columns-repeated="2"/>
        </table:table-row>
        <table:table-row table:style-name="ro1">
          <table:table-cell office:value-type="float" office:value="1.47853814876195E+018" calcext:value-type="float">
            <text:p>1.47853814876195E+018</text:p>
          </table:table-cell>
          <table:table-cell office:value-type="float" office:value="1.478538146318E+018" calcext:value-type="float">
            <text:p>1.478538146318E+018</text:p>
          </table:table-cell>
          <table:table-cell table:number-columns-repeated="2"/>
        </table:table-row>
        <table:table-row table:style-name="ro1">
          <table:table-cell office:value-type="float" office:value="1.47853814878194E+018" calcext:value-type="float">
            <text:p>1.47853814878194E+018</text:p>
          </table:table-cell>
          <table:table-cell office:value-type="float" office:value="1.478538146328E+018" calcext:value-type="float">
            <text:p>1.478538146328E+018</text:p>
          </table:table-cell>
          <table:table-cell table:number-columns-repeated="2"/>
        </table:table-row>
        <table:table-row table:style-name="ro1">
          <table:table-cell office:value-type="float" office:value="1.4785381488019E+018" calcext:value-type="float">
            <text:p>1.4785381488019E+018</text:p>
          </table:table-cell>
          <table:table-cell office:value-type="float" office:value="1.478538146347E+018" calcext:value-type="float">
            <text:p>1.478538146347E+018</text:p>
          </table:table-cell>
          <table:table-cell table:number-columns-repeated="2"/>
        </table:table-row>
        <table:table-row table:style-name="ro1">
          <table:table-cell office:value-type="float" office:value="1.47853814882189E+018" calcext:value-type="float">
            <text:p>1.47853814882189E+018</text:p>
          </table:table-cell>
          <table:table-cell office:value-type="float" office:value="1.478538146366E+018" calcext:value-type="float">
            <text:p>1.478538146366E+018</text:p>
          </table:table-cell>
          <table:table-cell table:number-columns-repeated="2"/>
        </table:table-row>
        <table:table-row table:style-name="ro1">
          <table:table-cell office:value-type="float" office:value="1.47853814884185E+018" calcext:value-type="float">
            <text:p>1.47853814884185E+018</text:p>
          </table:table-cell>
          <table:table-cell office:value-type="float" office:value="1.478538146386E+018" calcext:value-type="float">
            <text:p>1.478538146386E+018</text:p>
          </table:table-cell>
          <table:table-cell table:number-columns-repeated="2"/>
        </table:table-row>
        <table:table-row table:style-name="ro1">
          <table:table-cell office:value-type="float" office:value="1.47853814886187E+018" calcext:value-type="float">
            <text:p>1.47853814886187E+018</text:p>
          </table:table-cell>
          <table:table-cell office:value-type="float" office:value="1.47853814641E+018" calcext:value-type="float">
            <text:p>1.47853814641E+018</text:p>
          </table:table-cell>
          <table:table-cell table:number-columns-repeated="2"/>
        </table:table-row>
        <table:table-row table:style-name="ro1">
          <table:table-cell office:value-type="float" office:value="1.47853814888189E+018" calcext:value-type="float">
            <text:p>1.47853814888189E+018</text:p>
          </table:table-cell>
          <table:table-cell office:value-type="float" office:value="1.478538146429E+018" calcext:value-type="float">
            <text:p>1.478538146429E+018</text:p>
          </table:table-cell>
          <table:table-cell table:number-columns-repeated="2"/>
        </table:table-row>
        <table:table-row table:style-name="ro1">
          <table:table-cell office:value-type="float" office:value="1.47853814890185E+018" calcext:value-type="float">
            <text:p>1.47853814890185E+018</text:p>
          </table:table-cell>
          <table:table-cell office:value-type="float" office:value="1.478538146449E+018" calcext:value-type="float">
            <text:p>1.478538146449E+018</text:p>
          </table:table-cell>
          <table:table-cell table:number-columns-repeated="2"/>
        </table:table-row>
        <table:table-row table:style-name="ro1">
          <table:table-cell office:value-type="float" office:value="1.47853814892184E+018" calcext:value-type="float">
            <text:p>1.47853814892184E+018</text:p>
          </table:table-cell>
          <table:table-cell office:value-type="float" office:value="1.478538146468E+018" calcext:value-type="float">
            <text:p>1.478538146468E+018</text:p>
          </table:table-cell>
          <table:table-cell table:number-columns-repeated="2"/>
        </table:table-row>
        <table:table-row table:style-name="ro1">
          <table:table-cell office:value-type="float" office:value="1.47853814894182E+018" calcext:value-type="float">
            <text:p>1.47853814894182E+018</text:p>
          </table:table-cell>
          <table:table-cell office:value-type="float" office:value="1.47853814649E+018" calcext:value-type="float">
            <text:p>1.47853814649E+018</text:p>
          </table:table-cell>
          <table:table-cell table:number-columns-repeated="2"/>
        </table:table-row>
        <table:table-row table:style-name="ro1">
          <table:table-cell office:value-type="float" office:value="1.47853814896181E+018" calcext:value-type="float">
            <text:p>1.47853814896181E+018</text:p>
          </table:table-cell>
          <table:table-cell office:value-type="float" office:value="1.478538146509E+018" calcext:value-type="float">
            <text:p>1.478538146509E+018</text:p>
          </table:table-cell>
          <table:table-cell table:number-columns-repeated="2"/>
        </table:table-row>
        <table:table-row table:style-name="ro1">
          <table:table-cell office:value-type="float" office:value="1.47853814898177E+018" calcext:value-type="float">
            <text:p>1.47853814898177E+018</text:p>
          </table:table-cell>
          <table:table-cell office:value-type="float" office:value="1.47853814653E+018" calcext:value-type="float">
            <text:p>1.47853814653E+018</text:p>
          </table:table-cell>
          <table:table-cell table:number-columns-repeated="2"/>
        </table:table-row>
        <table:table-row table:style-name="ro1">
          <table:table-cell office:value-type="float" office:value="1.47853814900176E+018" calcext:value-type="float">
            <text:p>1.47853814900176E+018</text:p>
          </table:table-cell>
          <table:table-cell office:value-type="float" office:value="1.478538146551E+018" calcext:value-type="float">
            <text:p>1.478538146551E+018</text:p>
          </table:table-cell>
          <table:table-cell table:number-columns-repeated="2"/>
        </table:table-row>
        <table:table-row table:style-name="ro1">
          <table:table-cell office:value-type="float" office:value="1.47853814902175E+018" calcext:value-type="float">
            <text:p>1.47853814902175E+018</text:p>
          </table:table-cell>
          <table:table-cell office:value-type="float" office:value="1.478538146569E+018" calcext:value-type="float">
            <text:p>1.478538146569E+018</text:p>
          </table:table-cell>
          <table:table-cell table:number-columns-repeated="2"/>
        </table:table-row>
        <table:table-row table:style-name="ro1">
          <table:table-cell office:value-type="float" office:value="1.47853814904171E+018" calcext:value-type="float">
            <text:p>1.47853814904171E+018</text:p>
          </table:table-cell>
          <table:table-cell office:value-type="float" office:value="1.478538146589E+018" calcext:value-type="float">
            <text:p>1.478538146589E+018</text:p>
          </table:table-cell>
          <table:table-cell table:number-columns-repeated="2"/>
        </table:table-row>
        <table:table-row table:style-name="ro1">
          <table:table-cell office:value-type="float" office:value="1.4785381490617E+018" calcext:value-type="float">
            <text:p>1.4785381490617E+018</text:p>
          </table:table-cell>
          <table:table-cell office:value-type="float" office:value="1.478538146609E+018" calcext:value-type="float">
            <text:p>1.478538146609E+018</text:p>
          </table:table-cell>
          <table:table-cell table:number-columns-repeated="2"/>
        </table:table-row>
        <table:table-row table:style-name="ro1">
          <table:table-cell office:value-type="float" office:value="1.47853814908169E+018" calcext:value-type="float">
            <text:p>1.47853814908169E+018</text:p>
          </table:table-cell>
          <table:table-cell office:value-type="float" office:value="1.478538146629E+018" calcext:value-type="float">
            <text:p>1.478538146629E+018</text:p>
          </table:table-cell>
          <table:table-cell table:number-columns-repeated="2"/>
        </table:table-row>
        <table:table-row table:style-name="ro1">
          <table:table-cell office:value-type="float" office:value="1.47853814910171E+018" calcext:value-type="float">
            <text:p>1.47853814910171E+018</text:p>
          </table:table-cell>
          <table:table-cell office:value-type="float" office:value="1.47853814665E+018" calcext:value-type="float">
            <text:p>1.47853814665E+018</text:p>
          </table:table-cell>
          <table:table-cell table:number-columns-repeated="2"/>
        </table:table-row>
        <table:table-row table:style-name="ro1">
          <table:table-cell office:value-type="float" office:value="1.47853814912166E+018" calcext:value-type="float">
            <text:p>1.47853814912166E+018</text:p>
          </table:table-cell>
          <table:table-cell office:value-type="float" office:value="1.47853814667E+018" calcext:value-type="float">
            <text:p>1.47853814667E+018</text:p>
          </table:table-cell>
          <table:table-cell table:number-columns-repeated="2"/>
        </table:table-row>
        <table:table-row table:style-name="ro1">
          <table:table-cell office:value-type="float" office:value="1.47853814914165E+018" calcext:value-type="float">
            <text:p>1.47853814914165E+018</text:p>
          </table:table-cell>
          <table:table-cell office:value-type="float" office:value="1.47853814669E+018" calcext:value-type="float">
            <text:p>1.47853814669E+018</text:p>
          </table:table-cell>
          <table:table-cell table:number-columns-repeated="2"/>
        </table:table-row>
        <table:table-row table:style-name="ro1">
          <table:table-cell office:value-type="float" office:value="1.47853814916164E+018" calcext:value-type="float">
            <text:p>1.47853814916164E+018</text:p>
          </table:table-cell>
          <table:table-cell office:value-type="float" office:value="1.47853814672E+018" calcext:value-type="float">
            <text:p>1.47853814672E+018</text:p>
          </table:table-cell>
          <table:table-cell table:number-columns-repeated="2"/>
        </table:table-row>
        <table:table-row table:style-name="ro1">
          <table:table-cell office:value-type="float" office:value="1.4785381491816E+018" calcext:value-type="float">
            <text:p>1.4785381491816E+018</text:p>
          </table:table-cell>
          <table:table-cell office:value-type="float" office:value="1.478538146731E+018" calcext:value-type="float">
            <text:p>1.478538146731E+018</text:p>
          </table:table-cell>
          <table:table-cell table:number-columns-repeated="2"/>
        </table:table-row>
        <table:table-row table:style-name="ro1">
          <table:table-cell office:value-type="float" office:value="1.47853814920156E+018" calcext:value-type="float">
            <text:p>1.47853814920156E+018</text:p>
          </table:table-cell>
          <table:table-cell office:value-type="float" office:value="1.478538146749E+018" calcext:value-type="float">
            <text:p>1.478538146749E+018</text:p>
          </table:table-cell>
          <table:table-cell table:number-columns-repeated="2"/>
        </table:table-row>
        <table:table-row table:style-name="ro1">
          <table:table-cell office:value-type="float" office:value="1.47853814922152E+018" calcext:value-type="float">
            <text:p>1.47853814922152E+018</text:p>
          </table:table-cell>
          <table:table-cell office:value-type="float" office:value="1.478538146769E+018" calcext:value-type="float">
            <text:p>1.478538146769E+018</text:p>
          </table:table-cell>
          <table:table-cell table:number-columns-repeated="2"/>
        </table:table-row>
        <table:table-row table:style-name="ro1">
          <table:table-cell office:value-type="float" office:value="1.47853814924154E+018" calcext:value-type="float">
            <text:p>1.47853814924154E+018</text:p>
          </table:table-cell>
          <table:table-cell office:value-type="float" office:value="1.478538146789E+018" calcext:value-type="float">
            <text:p>1.478538146789E+018</text:p>
          </table:table-cell>
          <table:table-cell table:number-columns-repeated="2"/>
        </table:table-row>
        <table:table-row table:style-name="ro1">
          <table:table-cell office:value-type="float" office:value="1.47853814926153E+018" calcext:value-type="float">
            <text:p>1.47853814926153E+018</text:p>
          </table:table-cell>
          <table:table-cell office:value-type="float" office:value="1.478538146821E+018" calcext:value-type="float">
            <text:p>1.478538146821E+018</text:p>
          </table:table-cell>
          <table:table-cell table:number-columns-repeated="2"/>
        </table:table-row>
        <table:table-row table:style-name="ro1">
          <table:table-cell office:value-type="float" office:value="1.47853814928145E+018" calcext:value-type="float">
            <text:p>1.47853814928145E+018</text:p>
          </table:table-cell>
          <table:table-cell office:value-type="float" office:value="1.478538146914E+018" calcext:value-type="float">
            <text:p>1.478538146914E+018</text:p>
          </table:table-cell>
          <table:table-cell table:number-columns-repeated="2"/>
        </table:table-row>
        <table:table-row table:style-name="ro1">
          <table:table-cell office:value-type="float" office:value="1.47853814930157E+018" calcext:value-type="float">
            <text:p>1.47853814930157E+018</text:p>
          </table:table-cell>
          <table:table-cell office:value-type="float" office:value="1.47853814693E+018" calcext:value-type="float">
            <text:p>1.47853814693E+018</text:p>
          </table:table-cell>
          <table:table-cell table:number-columns-repeated="2"/>
        </table:table-row>
        <table:table-row table:style-name="ro1">
          <table:table-cell office:value-type="float" office:value="1.47853814932137E+018" calcext:value-type="float">
            <text:p>1.47853814932137E+018</text:p>
          </table:table-cell>
          <table:table-cell office:value-type="float" office:value="1.478538146933E+018" calcext:value-type="float">
            <text:p>1.478538146933E+018</text:p>
          </table:table-cell>
          <table:table-cell table:number-columns-repeated="2"/>
        </table:table-row>
        <table:table-row table:style-name="ro1">
          <table:table-cell office:value-type="float" office:value="1.47853814934136E+018" calcext:value-type="float">
            <text:p>1.47853814934136E+018</text:p>
          </table:table-cell>
          <table:table-cell office:value-type="float" office:value="1.478538146935E+018" calcext:value-type="float">
            <text:p>1.478538146935E+018</text:p>
          </table:table-cell>
          <table:table-cell table:number-columns-repeated="2"/>
        </table:table-row>
        <table:table-row table:style-name="ro1">
          <table:table-cell office:value-type="float" office:value="1.47853814936135E+018" calcext:value-type="float">
            <text:p>1.47853814936135E+018</text:p>
          </table:table-cell>
          <table:table-cell office:value-type="float" office:value="1.478538146936E+018" calcext:value-type="float">
            <text:p>1.478538146936E+018</text:p>
          </table:table-cell>
          <table:table-cell table:number-columns-repeated="2"/>
        </table:table-row>
        <table:table-row table:style-name="ro1">
          <table:table-cell office:value-type="float" office:value="1.47853814938134E+018" calcext:value-type="float">
            <text:p>1.47853814938134E+018</text:p>
          </table:table-cell>
          <table:table-cell office:value-type="float" office:value="1.478538146937E+018" calcext:value-type="float">
            <text:p>1.478538146937E+018</text:p>
          </table:table-cell>
          <table:table-cell table:number-columns-repeated="2"/>
        </table:table-row>
        <table:table-row table:style-name="ro1">
          <table:table-cell office:value-type="float" office:value="1.47853814940133E+018" calcext:value-type="float">
            <text:p>1.47853814940133E+018</text:p>
          </table:table-cell>
          <table:table-cell office:value-type="float" office:value="1.478538146946E+018" calcext:value-type="float">
            <text:p>1.478538146946E+018</text:p>
          </table:table-cell>
          <table:table-cell table:number-columns-repeated="2"/>
        </table:table-row>
        <table:table-row table:style-name="ro1">
          <table:table-cell office:value-type="float" office:value="1.47853814942129E+018" calcext:value-type="float">
            <text:p>1.47853814942129E+018</text:p>
          </table:table-cell>
          <table:table-cell office:value-type="float" office:value="1.478538146966E+018" calcext:value-type="float">
            <text:p>1.478538146966E+018</text:p>
          </table:table-cell>
          <table:table-cell table:number-columns-repeated="2"/>
        </table:table-row>
        <table:table-row table:style-name="ro1">
          <table:table-cell office:value-type="float" office:value="1.47853814944127E+018" calcext:value-type="float">
            <text:p>1.47853814944127E+018</text:p>
          </table:table-cell>
          <table:table-cell office:value-type="float" office:value="1.478538146988E+018" calcext:value-type="float">
            <text:p>1.478538146988E+018</text:p>
          </table:table-cell>
          <table:table-cell table:number-columns-repeated="2"/>
        </table:table-row>
        <table:table-row table:style-name="ro1">
          <table:table-cell office:value-type="float" office:value="1.47853814946126E+018" calcext:value-type="float">
            <text:p>1.47853814946126E+018</text:p>
          </table:table-cell>
          <table:table-cell office:value-type="float" office:value="1.478538147008E+018" calcext:value-type="float">
            <text:p>1.478538147008E+018</text:p>
          </table:table-cell>
          <table:table-cell table:number-columns-repeated="2"/>
        </table:table-row>
        <table:table-row table:style-name="ro1">
          <table:table-cell office:value-type="float" office:value="1.47853814948119E+018" calcext:value-type="float">
            <text:p>1.47853814948119E+018</text:p>
          </table:table-cell>
          <table:table-cell office:value-type="float" office:value="1.478538147029E+018" calcext:value-type="float">
            <text:p>1.478538147029E+018</text:p>
          </table:table-cell>
          <table:table-cell table:number-columns-repeated="2"/>
        </table:table-row>
        <table:table-row table:style-name="ro1">
          <table:table-cell office:value-type="float" office:value="1.47853814950124E+018" calcext:value-type="float">
            <text:p>1.47853814950124E+018</text:p>
          </table:table-cell>
          <table:table-cell office:value-type="float" office:value="1.478538147047E+018" calcext:value-type="float">
            <text:p>1.478538147047E+018</text:p>
          </table:table-cell>
          <table:table-cell table:number-columns-repeated="2"/>
        </table:table-row>
        <table:table-row table:style-name="ro1">
          <table:table-cell office:value-type="float" office:value="1.47853814952123E+018" calcext:value-type="float">
            <text:p>1.47853814952123E+018</text:p>
          </table:table-cell>
          <table:table-cell office:value-type="float" office:value="1.478538147068E+018" calcext:value-type="float">
            <text:p>1.478538147068E+018</text:p>
          </table:table-cell>
          <table:table-cell table:number-columns-repeated="2"/>
        </table:table-row>
        <table:table-row table:style-name="ro1">
          <table:table-cell office:value-type="float" office:value="1.47853814954122E+018" calcext:value-type="float">
            <text:p>1.47853814954122E+018</text:p>
          </table:table-cell>
          <table:table-cell office:value-type="float" office:value="1.478538147088E+018" calcext:value-type="float">
            <text:p>1.478538147088E+018</text:p>
          </table:table-cell>
          <table:table-cell table:number-columns-repeated="2"/>
        </table:table-row>
        <table:table-row table:style-name="ro1">
          <table:table-cell office:value-type="float" office:value="1.47853814956118E+018" calcext:value-type="float">
            <text:p>1.47853814956118E+018</text:p>
          </table:table-cell>
          <table:table-cell office:value-type="float" office:value="1.478538147108E+018" calcext:value-type="float">
            <text:p>1.478538147108E+018</text:p>
          </table:table-cell>
          <table:table-cell table:number-columns-repeated="2"/>
        </table:table-row>
        <table:table-row table:style-name="ro1">
          <table:table-cell office:value-type="float" office:value="1.47853814958117E+018" calcext:value-type="float">
            <text:p>1.47853814958117E+018</text:p>
          </table:table-cell>
          <table:table-cell office:value-type="float" office:value="1.478538147132E+018" calcext:value-type="float">
            <text:p>1.478538147132E+018</text:p>
          </table:table-cell>
          <table:table-cell table:number-columns-repeated="2"/>
        </table:table-row>
        <table:table-row table:style-name="ro1">
          <table:table-cell office:value-type="float" office:value="1.47853814960116E+018" calcext:value-type="float">
            <text:p>1.47853814960116E+018</text:p>
          </table:table-cell>
          <table:table-cell office:value-type="float" office:value="1.478538147149E+018" calcext:value-type="float">
            <text:p>1.478538147149E+018</text:p>
          </table:table-cell>
          <table:table-cell table:number-columns-repeated="2"/>
        </table:table-row>
        <table:table-row table:style-name="ro1">
          <table:table-cell office:value-type="float" office:value="1.47853814962115E+018" calcext:value-type="float">
            <text:p>1.47853814962115E+018</text:p>
          </table:table-cell>
          <table:table-cell office:value-type="float" office:value="1.478538147169E+018" calcext:value-type="float">
            <text:p>1.478538147169E+018</text:p>
          </table:table-cell>
          <table:table-cell table:number-columns-repeated="2"/>
        </table:table-row>
        <table:table-row table:style-name="ro1">
          <table:table-cell office:value-type="float" office:value="1.47853814964113E+018" calcext:value-type="float">
            <text:p>1.47853814964113E+018</text:p>
          </table:table-cell>
          <table:table-cell office:value-type="float" office:value="1.478538147192E+018" calcext:value-type="float">
            <text:p>1.478538147192E+018</text:p>
          </table:table-cell>
          <table:table-cell table:number-columns-repeated="2"/>
        </table:table-row>
        <table:table-row table:style-name="ro1">
          <table:table-cell office:value-type="float" office:value="1.47853814966112E+018" calcext:value-type="float">
            <text:p>1.47853814966112E+018</text:p>
          </table:table-cell>
          <table:table-cell office:value-type="float" office:value="1.478538147217E+018" calcext:value-type="float">
            <text:p>1.478538147217E+018</text:p>
          </table:table-cell>
          <table:table-cell table:number-columns-repeated="2"/>
        </table:table-row>
        <table:table-row table:style-name="ro1">
          <table:table-cell office:value-type="float" office:value="1.47853814968108E+018" calcext:value-type="float">
            <text:p>1.47853814968108E+018</text:p>
          </table:table-cell>
          <table:table-cell office:value-type="float" office:value="1.47853814723E+018" calcext:value-type="float">
            <text:p>1.47853814723E+018</text:p>
          </table:table-cell>
          <table:table-cell table:number-columns-repeated="2"/>
        </table:table-row>
        <table:table-row table:style-name="ro1">
          <table:table-cell office:value-type="float" office:value="1.47853814970104E+018" calcext:value-type="float">
            <text:p>1.47853814970104E+018</text:p>
          </table:table-cell>
          <table:table-cell office:value-type="float" office:value="1.478538147251E+018" calcext:value-type="float">
            <text:p>1.478538147251E+018</text:p>
          </table:table-cell>
          <table:table-cell table:number-columns-repeated="2"/>
        </table:table-row>
        <table:table-row table:style-name="ro1">
          <table:table-cell office:value-type="float" office:value="1.47853814972103E+018" calcext:value-type="float">
            <text:p>1.47853814972103E+018</text:p>
          </table:table-cell>
          <table:table-cell office:value-type="float" office:value="1.478538147267E+018" calcext:value-type="float">
            <text:p>1.478538147267E+018</text:p>
          </table:table-cell>
          <table:table-cell table:number-columns-repeated="2"/>
        </table:table-row>
        <table:table-row table:style-name="ro1">
          <table:table-cell office:value-type="float" office:value="1.47853814974102E+018" calcext:value-type="float">
            <text:p>1.47853814974102E+018</text:p>
          </table:table-cell>
          <table:table-cell office:value-type="float" office:value="1.478538147292E+018" calcext:value-type="float">
            <text:p>1.478538147292E+018</text:p>
          </table:table-cell>
          <table:table-cell table:number-columns-repeated="2"/>
        </table:table-row>
        <table:table-row table:style-name="ro1">
          <table:table-cell office:value-type="float" office:value="1.47853814976101E+018" calcext:value-type="float">
            <text:p>1.47853814976101E+018</text:p>
          </table:table-cell>
          <table:table-cell office:value-type="float" office:value="1.478538147308E+018" calcext:value-type="float">
            <text:p>1.478538147308E+018</text:p>
          </table:table-cell>
          <table:table-cell table:number-columns-repeated="2"/>
        </table:table-row>
        <table:table-row table:style-name="ro1">
          <table:table-cell office:value-type="float" office:value="1.47853814978097E+018" calcext:value-type="float">
            <text:p>1.47853814978097E+018</text:p>
          </table:table-cell>
          <table:table-cell office:value-type="float" office:value="1.478538147346E+018" calcext:value-type="float">
            <text:p>1.478538147346E+018</text:p>
          </table:table-cell>
          <table:table-cell table:number-columns-repeated="2"/>
        </table:table-row>
        <table:table-row table:style-name="ro1">
          <table:table-cell office:value-type="float" office:value="1.47853814980095E+018" calcext:value-type="float">
            <text:p>1.47853814980095E+018</text:p>
          </table:table-cell>
          <table:table-cell office:value-type="float" office:value="1.478538147347E+018" calcext:value-type="float">
            <text:p>1.478538147347E+018</text:p>
          </table:table-cell>
          <table:table-cell table:number-columns-repeated="2"/>
        </table:table-row>
        <table:table-row table:style-name="ro1">
          <table:table-cell office:value-type="float" office:value="1.47853814982088E+018" calcext:value-type="float">
            <text:p>1.47853814982088E+018</text:p>
          </table:table-cell>
          <table:table-cell office:value-type="float" office:value="1.478538147366E+018" calcext:value-type="float">
            <text:p>1.478538147366E+018</text:p>
          </table:table-cell>
          <table:table-cell table:number-columns-repeated="2"/>
        </table:table-row>
        <table:table-row table:style-name="ro1">
          <table:table-cell office:value-type="float" office:value="1.47853814984087E+018" calcext:value-type="float">
            <text:p>1.47853814984087E+018</text:p>
          </table:table-cell>
          <table:table-cell office:value-type="float" office:value="1.478538147386E+018" calcext:value-type="float">
            <text:p>1.478538147386E+018</text:p>
          </table:table-cell>
          <table:table-cell table:number-columns-repeated="2"/>
        </table:table-row>
        <table:table-row table:style-name="ro1">
          <table:table-cell office:value-type="float" office:value="1.47853814986086E+018" calcext:value-type="float">
            <text:p>1.47853814986086E+018</text:p>
          </table:table-cell>
          <table:table-cell office:value-type="float" office:value="1.478538147408E+018" calcext:value-type="float">
            <text:p>1.478538147408E+018</text:p>
          </table:table-cell>
          <table:table-cell table:number-columns-repeated="2"/>
        </table:table-row>
        <table:table-row table:style-name="ro1">
          <table:table-cell office:value-type="float" office:value="1.47853814988088E+018" calcext:value-type="float">
            <text:p>1.47853814988088E+018</text:p>
          </table:table-cell>
          <table:table-cell office:value-type="float" office:value="1.478538147436E+018" calcext:value-type="float">
            <text:p>1.478538147436E+018</text:p>
          </table:table-cell>
          <table:table-cell table:number-columns-repeated="2"/>
        </table:table-row>
        <table:table-row table:style-name="ro1">
          <table:table-cell office:value-type="float" office:value="1.47853814990084E+018" calcext:value-type="float">
            <text:p>1.47853814990084E+018</text:p>
          </table:table-cell>
          <table:table-cell office:value-type="float" office:value="1.478538147493E+018" calcext:value-type="float">
            <text:p>1.478538147493E+018</text:p>
          </table:table-cell>
          <table:table-cell table:number-columns-repeated="2"/>
        </table:table-row>
        <table:table-row table:style-name="ro1">
          <table:table-cell office:value-type="float" office:value="1.4785381499208E+018" calcext:value-type="float">
            <text:p>1.4785381499208E+018</text:p>
          </table:table-cell>
          <table:table-cell office:value-type="float" office:value="1.478538147493E+018" calcext:value-type="float">
            <text:p>1.478538147493E+018</text:p>
          </table:table-cell>
          <table:table-cell table:number-columns-repeated="2"/>
        </table:table-row>
        <table:table-row table:style-name="ro1">
          <table:table-cell office:value-type="float" office:value="1.47853814994073E+018" calcext:value-type="float">
            <text:p>1.47853814994073E+018</text:p>
          </table:table-cell>
          <table:table-cell office:value-type="float" office:value="1.478538147494E+018" calcext:value-type="float">
            <text:p>1.478538147494E+018</text:p>
          </table:table-cell>
          <table:table-cell table:number-columns-repeated="2"/>
        </table:table-row>
        <table:table-row table:style-name="ro1">
          <table:table-cell office:value-type="float" office:value="1.47853814996078E+018" calcext:value-type="float">
            <text:p>1.47853814996078E+018</text:p>
          </table:table-cell>
          <table:table-cell office:value-type="float" office:value="1.478538147506E+018" calcext:value-type="float">
            <text:p>1.478538147506E+018</text:p>
          </table:table-cell>
          <table:table-cell table:number-columns-repeated="2"/>
        </table:table-row>
        <table:table-row table:style-name="ro1">
          <table:table-cell office:value-type="float" office:value="1.47853814998073E+018" calcext:value-type="float">
            <text:p>1.47853814998073E+018</text:p>
          </table:table-cell>
          <table:table-cell office:value-type="float" office:value="1.478538147526E+018" calcext:value-type="float">
            <text:p>1.478538147526E+018</text:p>
          </table:table-cell>
          <table:table-cell table:number-columns-repeated="2"/>
        </table:table-row>
        <table:table-row table:style-name="ro1">
          <table:table-cell office:value-type="float" office:value="1.47853815000072E+018" calcext:value-type="float">
            <text:p>1.47853815000072E+018</text:p>
          </table:table-cell>
          <table:table-cell office:value-type="float" office:value="1.478538147546E+018" calcext:value-type="float">
            <text:p>1.478538147546E+018</text:p>
          </table:table-cell>
          <table:table-cell table:number-columns-repeated="2"/>
        </table:table-row>
        <table:table-row table:style-name="ro1">
          <table:table-cell office:value-type="float" office:value="1.47853815002071E+018" calcext:value-type="float">
            <text:p>1.47853815002071E+018</text:p>
          </table:table-cell>
          <table:table-cell office:value-type="float" office:value="1.478538147567E+018" calcext:value-type="float">
            <text:p>1.478538147567E+018</text:p>
          </table:table-cell>
          <table:table-cell table:number-columns-repeated="2"/>
        </table:table-row>
        <table:table-row table:style-name="ro1">
          <table:table-cell office:value-type="float" office:value="1.4785381500407E+018" calcext:value-type="float">
            <text:p>1.4785381500407E+018</text:p>
          </table:table-cell>
          <table:table-cell office:value-type="float" office:value="1.478538147587E+018" calcext:value-type="float">
            <text:p>1.478538147587E+018</text:p>
          </table:table-cell>
          <table:table-cell table:number-columns-repeated="2"/>
        </table:table-row>
        <table:table-row table:style-name="ro1">
          <table:table-cell office:value-type="float" office:value="1.47853815006072E+018" calcext:value-type="float">
            <text:p>1.47853815006072E+018</text:p>
          </table:table-cell>
          <table:table-cell office:value-type="float" office:value="1.478538147608E+018" calcext:value-type="float">
            <text:p>1.478538147608E+018</text:p>
          </table:table-cell>
          <table:table-cell table:number-columns-repeated="2"/>
        </table:table-row>
        <table:table-row table:style-name="ro1">
          <table:table-cell office:value-type="float" office:value="1.47853815008068E+018" calcext:value-type="float">
            <text:p>1.47853815008068E+018</text:p>
          </table:table-cell>
          <table:table-cell office:value-type="float" office:value="1.478538147629E+018" calcext:value-type="float">
            <text:p>1.478538147629E+018</text:p>
          </table:table-cell>
          <table:table-cell table:number-columns-repeated="2"/>
        </table:table-row>
        <table:table-row table:style-name="ro1">
          <table:table-cell office:value-type="float" office:value="1.47853815010225E+018" calcext:value-type="float">
            <text:p>1.47853815010225E+018</text:p>
          </table:table-cell>
          <table:table-cell office:value-type="float" office:value="1.47853814765E+018" calcext:value-type="float">
            <text:p>1.47853814765E+018</text:p>
          </table:table-cell>
          <table:table-cell table:number-columns-repeated="2"/>
        </table:table-row>
        <table:table-row table:style-name="ro1">
          <table:table-cell office:value-type="float" office:value="1.47853815012063E+018" calcext:value-type="float">
            <text:p>1.47853815012063E+018</text:p>
          </table:table-cell>
          <table:table-cell office:value-type="float" office:value="1.478538147668E+018" calcext:value-type="float">
            <text:p>1.478538147668E+018</text:p>
          </table:table-cell>
          <table:table-cell table:number-columns-repeated="2"/>
        </table:table-row>
        <table:table-row table:style-name="ro1">
          <table:table-cell office:value-type="float" office:value="1.47853815014062E+018" calcext:value-type="float">
            <text:p>1.47853815014062E+018</text:p>
          </table:table-cell>
          <table:table-cell office:value-type="float" office:value="1.478538147688E+018" calcext:value-type="float">
            <text:p>1.478538147688E+018</text:p>
          </table:table-cell>
          <table:table-cell table:number-columns-repeated="2"/>
        </table:table-row>
        <table:table-row table:style-name="ro1">
          <table:table-cell office:value-type="float" office:value="1.4785381501606E+018" calcext:value-type="float">
            <text:p>1.4785381501606E+018</text:p>
          </table:table-cell>
          <table:table-cell office:value-type="float" office:value="1.478538147717E+018" calcext:value-type="float">
            <text:p>1.478538147717E+018</text:p>
          </table:table-cell>
          <table:table-cell table:number-columns-repeated="2"/>
        </table:table-row>
        <table:table-row table:style-name="ro1">
          <table:table-cell office:value-type="float" office:value="1.47853815018056E+018" calcext:value-type="float">
            <text:p>1.47853815018056E+018</text:p>
          </table:table-cell>
          <table:table-cell office:value-type="float" office:value="1.478538147729E+018" calcext:value-type="float">
            <text:p>1.478538147729E+018</text:p>
          </table:table-cell>
          <table:table-cell table:number-columns-repeated="2"/>
        </table:table-row>
        <table:table-row table:style-name="ro1">
          <table:table-cell office:value-type="float" office:value="1.47853815020055E+018" calcext:value-type="float">
            <text:p>1.47853815020055E+018</text:p>
          </table:table-cell>
          <table:table-cell office:value-type="float" office:value="1.47853814775E+018" calcext:value-type="float">
            <text:p>1.47853814775E+018</text:p>
          </table:table-cell>
          <table:table-cell table:number-columns-repeated="2"/>
        </table:table-row>
        <table:table-row table:style-name="ro1">
          <table:table-cell office:value-type="float" office:value="1.47853815022039E+018" calcext:value-type="float">
            <text:p>1.47853815022039E+018</text:p>
          </table:table-cell>
          <table:table-cell office:value-type="float" office:value="1.478538147768E+018" calcext:value-type="float">
            <text:p>1.478538147768E+018</text:p>
          </table:table-cell>
          <table:table-cell table:number-columns-repeated="2"/>
        </table:table-row>
        <table:table-row table:style-name="ro1">
          <table:table-cell office:value-type="float" office:value="1.47853815024053E+018" calcext:value-type="float">
            <text:p>1.47853815024053E+018</text:p>
          </table:table-cell>
          <table:table-cell office:value-type="float" office:value="1.478538147788E+018" calcext:value-type="float">
            <text:p>1.478538147788E+018</text:p>
          </table:table-cell>
          <table:table-cell table:number-columns-repeated="2"/>
        </table:table-row>
        <table:table-row table:style-name="ro1">
          <table:table-cell office:value-type="float" office:value="1.47853815026061E+018" calcext:value-type="float">
            <text:p>1.47853815026061E+018</text:p>
          </table:table-cell>
          <table:table-cell office:value-type="float" office:value="1.478538147808E+018" calcext:value-type="float">
            <text:p>1.478538147808E+018</text:p>
          </table:table-cell>
          <table:table-cell table:number-columns-repeated="2"/>
        </table:table-row>
        <table:table-row table:style-name="ro1">
          <table:table-cell office:value-type="float" office:value="1.47853815028032E+018" calcext:value-type="float">
            <text:p>1.47853815028032E+018</text:p>
          </table:table-cell>
          <table:table-cell office:value-type="float" office:value="1.478538147858E+018" calcext:value-type="float">
            <text:p>1.478538147858E+018</text:p>
          </table:table-cell>
          <table:table-cell table:number-columns-repeated="2"/>
        </table:table-row>
        <table:table-row table:style-name="ro1">
          <table:table-cell office:value-type="float" office:value="1.47853815030031E+018" calcext:value-type="float">
            <text:p>1.47853815030031E+018</text:p>
          </table:table-cell>
          <table:table-cell office:value-type="float" office:value="1.478538147899E+018" calcext:value-type="float">
            <text:p>1.478538147899E+018</text:p>
          </table:table-cell>
          <table:table-cell table:number-columns-repeated="2"/>
        </table:table-row>
        <table:table-row table:style-name="ro1">
          <table:table-cell office:value-type="float" office:value="1.47853815032033E+018" calcext:value-type="float">
            <text:p>1.47853815032033E+018</text:p>
          </table:table-cell>
          <table:table-cell office:value-type="float" office:value="1.478538147899E+018" calcext:value-type="float">
            <text:p>1.478538147899E+018</text:p>
          </table:table-cell>
          <table:table-cell table:number-columns-repeated="2"/>
        </table:table-row>
        <table:table-row table:style-name="ro1">
          <table:table-cell office:value-type="float" office:value="1.47853815034032E+018" calcext:value-type="float">
            <text:p>1.47853815034032E+018</text:p>
          </table:table-cell>
          <table:table-cell office:value-type="float" office:value="1.4785381479E+018" calcext:value-type="float">
            <text:p>1.4785381479E+018</text:p>
          </table:table-cell>
          <table:table-cell table:number-columns-repeated="2"/>
        </table:table-row>
        <table:table-row table:style-name="ro1">
          <table:table-cell office:value-type="float" office:value="1.47853815036031E+018" calcext:value-type="float">
            <text:p>1.47853815036031E+018</text:p>
          </table:table-cell>
          <table:table-cell office:value-type="float" office:value="1.478538147906E+018" calcext:value-type="float">
            <text:p>1.478538147906E+018</text:p>
          </table:table-cell>
          <table:table-cell table:number-columns-repeated="2"/>
        </table:table-row>
        <table:table-row table:style-name="ro1">
          <table:table-cell office:value-type="float" office:value="1.4785381503803E+018" calcext:value-type="float">
            <text:p>1.4785381503803E+018</text:p>
          </table:table-cell>
          <table:table-cell office:value-type="float" office:value="1.478538147926E+018" calcext:value-type="float">
            <text:p>1.478538147926E+018</text:p>
          </table:table-cell>
          <table:table-cell table:number-columns-repeated="2"/>
        </table:table-row>
        <table:table-row table:style-name="ro1">
          <table:table-cell office:value-type="float" office:value="1.47853815040029E+018" calcext:value-type="float">
            <text:p>1.47853815040029E+018</text:p>
          </table:table-cell>
          <table:table-cell office:value-type="float" office:value="1.478538147946E+018" calcext:value-type="float">
            <text:p>1.478538147946E+018</text:p>
          </table:table-cell>
          <table:table-cell table:number-columns-repeated="2"/>
        </table:table-row>
        <table:table-row table:style-name="ro1">
          <table:table-cell office:value-type="float" office:value="1.47853815042034E+018" calcext:value-type="float">
            <text:p>1.47853815042034E+018</text:p>
          </table:table-cell>
          <table:table-cell office:value-type="float" office:value="1.478538147966E+018" calcext:value-type="float">
            <text:p>1.478538147966E+018</text:p>
          </table:table-cell>
          <table:table-cell table:number-columns-repeated="2"/>
        </table:table-row>
        <table:table-row table:style-name="ro1">
          <table:table-cell office:value-type="float" office:value="1.47853815044033E+018" calcext:value-type="float">
            <text:p>1.47853815044033E+018</text:p>
          </table:table-cell>
          <table:table-cell office:value-type="float" office:value="1.478538147988E+018" calcext:value-type="float">
            <text:p>1.478538147988E+018</text:p>
          </table:table-cell>
          <table:table-cell table:number-columns-repeated="2"/>
        </table:table-row>
        <table:table-row table:style-name="ro1">
          <table:table-cell office:value-type="float" office:value="1.47853815046029E+018" calcext:value-type="float">
            <text:p>1.47853815046029E+018</text:p>
          </table:table-cell>
          <table:table-cell office:value-type="float" office:value="1.47853814801E+018" calcext:value-type="float">
            <text:p>1.47853814801E+018</text:p>
          </table:table-cell>
          <table:table-cell table:number-columns-repeated="2"/>
        </table:table-row>
        <table:table-row table:style-name="ro1">
          <table:table-cell office:value-type="float" office:value="1.47853815048028E+018" calcext:value-type="float">
            <text:p>1.47853815048028E+018</text:p>
          </table:table-cell>
          <table:table-cell office:value-type="float" office:value="1.478538148054E+018" calcext:value-type="float">
            <text:p>1.478538148054E+018</text:p>
          </table:table-cell>
          <table:table-cell table:number-columns-repeated="2"/>
        </table:table-row>
        <table:table-row table:style-name="ro1">
          <table:table-cell office:value-type="float" office:value="1.47853815050027E+018" calcext:value-type="float">
            <text:p>1.47853815050027E+018</text:p>
          </table:table-cell>
          <table:table-cell office:value-type="float" office:value="1.478538148112E+018" calcext:value-type="float">
            <text:p>1.478538148112E+018</text:p>
          </table:table-cell>
          <table:table-cell table:number-columns-repeated="2"/>
        </table:table-row>
        <table:table-row table:style-name="ro1">
          <table:table-cell office:value-type="float" office:value="1.47853815052022E+018" calcext:value-type="float">
            <text:p>1.47853815052022E+018</text:p>
          </table:table-cell>
          <table:table-cell office:value-type="float" office:value="1.478538148112E+018" calcext:value-type="float">
            <text:p>1.478538148112E+018</text:p>
          </table:table-cell>
          <table:table-cell table:number-columns-repeated="2"/>
        </table:table-row>
        <table:table-row table:style-name="ro1">
          <table:table-cell office:value-type="float" office:value="1.47853815054021E+018" calcext:value-type="float">
            <text:p>1.47853815054021E+018</text:p>
          </table:table-cell>
          <table:table-cell office:value-type="float" office:value="1.478538148131E+018" calcext:value-type="float">
            <text:p>1.478538148131E+018</text:p>
          </table:table-cell>
          <table:table-cell table:number-columns-repeated="2"/>
        </table:table-row>
        <table:table-row table:style-name="ro1">
          <table:table-cell office:value-type="float" office:value="1.47853815056008E+018" calcext:value-type="float">
            <text:p>1.47853815056008E+018</text:p>
          </table:table-cell>
          <table:table-cell office:value-type="float" office:value="1.478538148131E+018" calcext:value-type="float">
            <text:p>1.478538148131E+018</text:p>
          </table:table-cell>
          <table:table-cell table:number-columns-repeated="2"/>
        </table:table-row>
        <table:table-row table:style-name="ro1">
          <table:table-cell office:value-type="float" office:value="1.47853815058007E+018" calcext:value-type="float">
            <text:p>1.47853815058007E+018</text:p>
          </table:table-cell>
          <table:table-cell office:value-type="float" office:value="1.478538148131E+018" calcext:value-type="float">
            <text:p>1.478538148131E+018</text:p>
          </table:table-cell>
          <table:table-cell table:number-columns-repeated="2"/>
        </table:table-row>
        <table:table-row table:style-name="ro1">
          <table:table-cell office:value-type="float" office:value="1.47853815060006E+018" calcext:value-type="float">
            <text:p>1.47853815060006E+018</text:p>
          </table:table-cell>
          <table:table-cell office:value-type="float" office:value="1.478538148145E+018" calcext:value-type="float">
            <text:p>1.478538148145E+018</text:p>
          </table:table-cell>
          <table:table-cell table:number-columns-repeated="2"/>
        </table:table-row>
        <table:table-row table:style-name="ro1">
          <table:table-cell office:value-type="float" office:value="1.47853815062005E+018" calcext:value-type="float">
            <text:p>1.47853815062005E+018</text:p>
          </table:table-cell>
          <table:table-cell office:value-type="float" office:value="1.478538148165E+018" calcext:value-type="float">
            <text:p>1.478538148165E+018</text:p>
          </table:table-cell>
          <table:table-cell table:number-columns-repeated="2"/>
        </table:table-row>
        <table:table-row table:style-name="ro1">
          <table:table-cell office:value-type="float" office:value="1.47853815064004E+018" calcext:value-type="float">
            <text:p>1.47853815064004E+018</text:p>
          </table:table-cell>
          <table:table-cell office:value-type="float" office:value="1.478538148189E+018" calcext:value-type="float">
            <text:p>1.478538148189E+018</text:p>
          </table:table-cell>
          <table:table-cell table:number-columns-repeated="2"/>
        </table:table-row>
        <table:table-row table:style-name="ro1">
          <table:table-cell office:value-type="float" office:value="1.47853815066009E+018" calcext:value-type="float">
            <text:p>1.47853815066009E+018</text:p>
          </table:table-cell>
          <table:table-cell office:value-type="float" office:value="1.478538148218E+018" calcext:value-type="float">
            <text:p>1.478538148218E+018</text:p>
          </table:table-cell>
          <table:table-cell table:number-columns-repeated="2"/>
        </table:table-row>
        <table:table-row table:style-name="ro1">
          <table:table-cell office:value-type="float" office:value="1.47853815068004E+018" calcext:value-type="float">
            <text:p>1.47853815068004E+018</text:p>
          </table:table-cell>
          <table:table-cell office:value-type="float" office:value="1.478538148226E+018" calcext:value-type="float">
            <text:p>1.478538148226E+018</text:p>
          </table:table-cell>
          <table:table-cell table:number-columns-repeated="2"/>
        </table:table-row>
        <table:table-row table:style-name="ro1">
          <table:table-cell office:value-type="float" office:value="1.47853815070003E+018" calcext:value-type="float">
            <text:p>1.47853815070003E+018</text:p>
          </table:table-cell>
          <table:table-cell office:value-type="float" office:value="1.478538148246E+018" calcext:value-type="float">
            <text:p>1.478538148246E+018</text:p>
          </table:table-cell>
          <table:table-cell table:number-columns-repeated="2"/>
        </table:table-row>
        <table:table-row table:style-name="ro1">
          <table:table-cell office:value-type="float" office:value="1.47853815071999E+018" calcext:value-type="float">
            <text:p>1.47853815071999E+018</text:p>
          </table:table-cell>
          <table:table-cell office:value-type="float" office:value="1.478538148266E+018" calcext:value-type="float">
            <text:p>1.478538148266E+018</text:p>
          </table:table-cell>
          <table:table-cell table:number-columns-repeated="2"/>
        </table:table-row>
        <table:table-row table:style-name="ro1">
          <table:table-cell office:value-type="float" office:value="1.47853815074001E+018" calcext:value-type="float">
            <text:p>1.47853815074001E+018</text:p>
          </table:table-cell>
          <table:table-cell office:value-type="float" office:value="1.478538148288E+018" calcext:value-type="float">
            <text:p>1.478538148288E+018</text:p>
          </table:table-cell>
          <table:table-cell table:number-columns-repeated="2"/>
        </table:table-row>
        <table:table-row table:style-name="ro1">
          <table:table-cell office:value-type="float" office:value="1.47853815075997E+018" calcext:value-type="float">
            <text:p>1.47853815075997E+018</text:p>
          </table:table-cell>
          <table:table-cell office:value-type="float" office:value="1.478538148308E+018" calcext:value-type="float">
            <text:p>1.478538148308E+018</text:p>
          </table:table-cell>
          <table:table-cell table:number-columns-repeated="2"/>
        </table:table-row>
        <table:table-row table:style-name="ro1">
          <table:table-cell office:value-type="float" office:value="1.47853815077996E+018" calcext:value-type="float">
            <text:p>1.47853815077996E+018</text:p>
          </table:table-cell>
          <table:table-cell office:value-type="float" office:value="1.478538148347E+018" calcext:value-type="float">
            <text:p>1.478538148347E+018</text:p>
          </table:table-cell>
          <table:table-cell table:number-columns-repeated="2"/>
        </table:table-row>
        <table:table-row table:style-name="ro1">
          <table:table-cell office:value-type="float" office:value="1.47853815079989E+018" calcext:value-type="float">
            <text:p>1.47853815079989E+018</text:p>
          </table:table-cell>
          <table:table-cell office:value-type="float" office:value="1.478538148349E+018" calcext:value-type="float">
            <text:p>1.478538148349E+018</text:p>
          </table:table-cell>
          <table:table-cell table:number-columns-repeated="2"/>
        </table:table-row>
        <table:table-row table:style-name="ro1">
          <table:table-cell office:value-type="float" office:value="1.47853815081988E+018" calcext:value-type="float">
            <text:p>1.47853815081988E+018</text:p>
          </table:table-cell>
          <table:table-cell office:value-type="float" office:value="1.478538148368E+018" calcext:value-type="float">
            <text:p>1.478538148368E+018</text:p>
          </table:table-cell>
          <table:table-cell table:number-columns-repeated="2"/>
        </table:table-row>
        <table:table-row table:style-name="ro1">
          <table:table-cell office:value-type="float" office:value="1.47853815083986E+018" calcext:value-type="float">
            <text:p>1.47853815083986E+018</text:p>
          </table:table-cell>
          <table:table-cell office:value-type="float" office:value="1.478538148386E+018" calcext:value-type="float">
            <text:p>1.478538148386E+018</text:p>
          </table:table-cell>
          <table:table-cell table:number-columns-repeated="2"/>
        </table:table-row>
        <table:table-row table:style-name="ro1">
          <table:table-cell office:value-type="float" office:value="1.47853815085982E+018" calcext:value-type="float">
            <text:p>1.47853815085982E+018</text:p>
          </table:table-cell>
          <table:table-cell office:value-type="float" office:value="1.478538148405E+018" calcext:value-type="float">
            <text:p>1.478538148405E+018</text:p>
          </table:table-cell>
          <table:table-cell table:number-columns-repeated="2"/>
        </table:table-row>
        <table:table-row table:style-name="ro1">
          <table:table-cell office:value-type="float" office:value="1.47853815087981E+018" calcext:value-type="float">
            <text:p>1.47853815087981E+018</text:p>
          </table:table-cell>
          <table:table-cell office:value-type="float" office:value="1.478538148428E+018" calcext:value-type="float">
            <text:p>1.478538148428E+018</text:p>
          </table:table-cell>
          <table:table-cell table:number-columns-repeated="2"/>
        </table:table-row>
        <table:table-row table:style-name="ro1">
          <table:table-cell office:value-type="float" office:value="1.47853815089983E+018" calcext:value-type="float">
            <text:p>1.47853815089983E+018</text:p>
          </table:table-cell>
          <table:table-cell office:value-type="float" office:value="1.478538148448E+018" calcext:value-type="float">
            <text:p>1.478538148448E+018</text:p>
          </table:table-cell>
          <table:table-cell table:number-columns-repeated="2"/>
        </table:table-row>
        <table:table-row table:style-name="ro1">
          <table:table-cell office:value-type="float" office:value="1.47853815091985E+018" calcext:value-type="float">
            <text:p>1.47853815091985E+018</text:p>
          </table:table-cell>
          <table:table-cell office:value-type="float" office:value="1.478538148466E+018" calcext:value-type="float">
            <text:p>1.478538148466E+018</text:p>
          </table:table-cell>
          <table:table-cell table:number-columns-repeated="2"/>
        </table:table-row>
        <table:table-row table:style-name="ro1">
          <table:table-cell office:value-type="float" office:value="1.47853815093981E+018" calcext:value-type="float">
            <text:p>1.47853815093981E+018</text:p>
          </table:table-cell>
          <table:table-cell office:value-type="float" office:value="1.478538148486E+018" calcext:value-type="float">
            <text:p>1.478538148486E+018</text:p>
          </table:table-cell>
          <table:table-cell table:number-columns-repeated="2"/>
        </table:table-row>
        <table:table-row table:style-name="ro1">
          <table:table-cell office:value-type="float" office:value="1.4785381509598E+018" calcext:value-type="float">
            <text:p>1.4785381509598E+018</text:p>
          </table:table-cell>
          <table:table-cell office:value-type="float" office:value="1.478538148506E+018" calcext:value-type="float">
            <text:p>1.478538148506E+018</text:p>
          </table:table-cell>
          <table:table-cell table:number-columns-repeated="2"/>
        </table:table-row>
        <table:table-row table:style-name="ro1">
          <table:table-cell office:value-type="float" office:value="1.47853815097979E+018" calcext:value-type="float">
            <text:p>1.47853815097979E+018</text:p>
          </table:table-cell>
          <table:table-cell office:value-type="float" office:value="1.478538148529E+018" calcext:value-type="float">
            <text:p>1.478538148529E+018</text:p>
          </table:table-cell>
          <table:table-cell table:number-columns-repeated="2"/>
        </table:table-row>
        <table:table-row table:style-name="ro1">
          <table:table-cell office:value-type="float" office:value="1.47853815099978E+018" calcext:value-type="float">
            <text:p>1.47853815099978E+018</text:p>
          </table:table-cell>
          <table:table-cell office:value-type="float" office:value="1.478538148548E+018" calcext:value-type="float">
            <text:p>1.478538148548E+018</text:p>
          </table:table-cell>
          <table:table-cell table:number-columns-repeated="2"/>
        </table:table-row>
        <table:table-row table:style-name="ro1">
          <table:table-cell office:value-type="float" office:value="1.47853815101974E+018" calcext:value-type="float">
            <text:p>1.47853815101974E+018</text:p>
          </table:table-cell>
          <table:table-cell office:value-type="float" office:value="1.478538148569E+018" calcext:value-type="float">
            <text:p>1.478538148569E+018</text:p>
          </table:table-cell>
          <table:table-cell table:number-columns-repeated="2"/>
        </table:table-row>
        <table:table-row table:style-name="ro1">
          <table:table-cell office:value-type="float" office:value="1.47853815103972E+018" calcext:value-type="float">
            <text:p>1.47853815103972E+018</text:p>
          </table:table-cell>
          <table:table-cell office:value-type="float" office:value="1.478538148588E+018" calcext:value-type="float">
            <text:p>1.478538148588E+018</text:p>
          </table:table-cell>
          <table:table-cell table:number-columns-repeated="2"/>
        </table:table-row>
        <table:table-row table:style-name="ro1">
          <table:table-cell office:value-type="float" office:value="1.47853815105971E+018" calcext:value-type="float">
            <text:p>1.47853815105971E+018</text:p>
          </table:table-cell>
          <table:table-cell office:value-type="float" office:value="1.478538148608E+018" calcext:value-type="float">
            <text:p>1.478538148608E+018</text:p>
          </table:table-cell>
          <table:table-cell table:number-columns-repeated="2"/>
        </table:table-row>
        <table:table-row table:style-name="ro1">
          <table:table-cell office:value-type="float" office:value="1.47853815107967E+018" calcext:value-type="float">
            <text:p>1.47853815107967E+018</text:p>
          </table:table-cell>
          <table:table-cell office:value-type="float" office:value="1.478538148629E+018" calcext:value-type="float">
            <text:p>1.478538148629E+018</text:p>
          </table:table-cell>
          <table:table-cell table:number-columns-repeated="2"/>
        </table:table-row>
        <table:table-row table:style-name="ro1">
          <table:table-cell office:value-type="float" office:value="1.47853815109966E+018" calcext:value-type="float">
            <text:p>1.47853815109966E+018</text:p>
          </table:table-cell>
          <table:table-cell office:value-type="float" office:value="1.478538148732E+018" calcext:value-type="float">
            <text:p>1.478538148732E+018</text:p>
          </table:table-cell>
          <table:table-cell table:number-columns-repeated="2"/>
        </table:table-row>
        <table:table-row table:style-name="ro1">
          <table:table-cell office:value-type="float" office:value="1.47853815111962E+018" calcext:value-type="float">
            <text:p>1.47853815111962E+018</text:p>
          </table:table-cell>
          <table:table-cell office:value-type="float" office:value="1.478538148738E+018" calcext:value-type="float">
            <text:p>1.478538148738E+018</text:p>
          </table:table-cell>
          <table:table-cell table:number-columns-repeated="2"/>
        </table:table-row>
        <table:table-row table:style-name="ro1">
          <table:table-cell office:value-type="float" office:value="1.47853815113961E+018" calcext:value-type="float">
            <text:p>1.47853815113961E+018</text:p>
          </table:table-cell>
          <table:table-cell office:value-type="float" office:value="1.478538148738E+018" calcext:value-type="float">
            <text:p>1.478538148738E+018</text:p>
          </table:table-cell>
          <table:table-cell table:number-columns-repeated="2"/>
        </table:table-row>
        <table:table-row table:style-name="ro1">
          <table:table-cell office:value-type="float" office:value="1.47853815115957E+018" calcext:value-type="float">
            <text:p>1.47853815115957E+018</text:p>
          </table:table-cell>
          <table:table-cell office:value-type="float" office:value="1.478538148738E+018" calcext:value-type="float">
            <text:p>1.478538148738E+018</text:p>
          </table:table-cell>
          <table:table-cell table:number-columns-repeated="2"/>
        </table:table-row>
        <table:table-row table:style-name="ro1">
          <table:table-cell office:value-type="float" office:value="1.47853815117953E+018" calcext:value-type="float">
            <text:p>1.47853815117953E+018</text:p>
          </table:table-cell>
          <table:table-cell office:value-type="float" office:value="1.478538148739E+018" calcext:value-type="float">
            <text:p>1.478538148739E+018</text:p>
          </table:table-cell>
          <table:table-cell table:number-columns-repeated="2"/>
        </table:table-row>
        <table:table-row table:style-name="ro1">
          <table:table-cell office:value-type="float" office:value="1.47853815119951E+018" calcext:value-type="float">
            <text:p>1.47853815119951E+018</text:p>
          </table:table-cell>
          <table:table-cell office:value-type="float" office:value="1.478538148745E+018" calcext:value-type="float">
            <text:p>1.478538148745E+018</text:p>
          </table:table-cell>
          <table:table-cell table:number-columns-repeated="2"/>
        </table:table-row>
        <table:table-row table:style-name="ro1">
          <table:table-cell office:value-type="float" office:value="1.4785381512195E+018" calcext:value-type="float">
            <text:p>1.4785381512195E+018</text:p>
          </table:table-cell>
          <table:table-cell office:value-type="float" office:value="1.478538148765E+018" calcext:value-type="float">
            <text:p>1.478538148765E+018</text:p>
          </table:table-cell>
          <table:table-cell table:number-columns-repeated="2"/>
        </table:table-row>
        <table:table-row table:style-name="ro1">
          <table:table-cell office:value-type="float" office:value="1.47853815123949E+018" calcext:value-type="float">
            <text:p>1.47853815123949E+018</text:p>
          </table:table-cell>
          <table:table-cell office:value-type="float" office:value="1.478538148785E+018" calcext:value-type="float">
            <text:p>1.478538148785E+018</text:p>
          </table:table-cell>
          <table:table-cell table:number-columns-repeated="2"/>
        </table:table-row>
        <table:table-row table:style-name="ro1">
          <table:table-cell office:value-type="float" office:value="1.47853815125948E+018" calcext:value-type="float">
            <text:p>1.47853815125948E+018</text:p>
          </table:table-cell>
          <table:table-cell office:value-type="float" office:value="1.478538148808E+018" calcext:value-type="float">
            <text:p>1.478538148808E+018</text:p>
          </table:table-cell>
          <table:table-cell table:number-columns-repeated="2"/>
        </table:table-row>
        <table:table-row table:style-name="ro1">
          <table:table-cell office:value-type="float" office:value="1.47853815127953E+018" calcext:value-type="float">
            <text:p>1.47853815127953E+018</text:p>
          </table:table-cell>
          <table:table-cell office:value-type="float" office:value="1.478538148829E+018" calcext:value-type="float">
            <text:p>1.478538148829E+018</text:p>
          </table:table-cell>
          <table:table-cell table:number-columns-repeated="2"/>
        </table:table-row>
        <table:table-row table:style-name="ro1">
          <table:table-cell office:value-type="float" office:value="1.47853815129946E+018" calcext:value-type="float">
            <text:p>1.47853815129946E+018</text:p>
          </table:table-cell>
          <table:table-cell office:value-type="float" office:value="1.478538148853E+018" calcext:value-type="float">
            <text:p>1.478538148853E+018</text:p>
          </table:table-cell>
          <table:table-cell table:number-columns-repeated="2"/>
        </table:table-row>
        <table:table-row table:style-name="ro1">
          <table:table-cell office:value-type="float" office:value="1.47853815131939E+018" calcext:value-type="float">
            <text:p>1.47853815131939E+018</text:p>
          </table:table-cell>
          <table:table-cell office:value-type="float" office:value="1.478538148869E+018" calcext:value-type="float">
            <text:p>1.478538148869E+018</text:p>
          </table:table-cell>
          <table:table-cell table:number-columns-repeated="2"/>
        </table:table-row>
        <table:table-row table:style-name="ro1">
          <table:table-cell office:value-type="float" office:value="1.47853815133935E+018" calcext:value-type="float">
            <text:p>1.47853815133935E+018</text:p>
          </table:table-cell>
          <table:table-cell office:value-type="float" office:value="1.478538148885E+018" calcext:value-type="float">
            <text:p>1.478538148885E+018</text:p>
          </table:table-cell>
          <table:table-cell table:number-columns-repeated="2"/>
        </table:table-row>
        <table:table-row table:style-name="ro1">
          <table:table-cell office:value-type="float" office:value="1.47853815135933E+018" calcext:value-type="float">
            <text:p>1.47853815135933E+018</text:p>
          </table:table-cell>
          <table:table-cell office:value-type="float" office:value="1.478538148905E+018" calcext:value-type="float">
            <text:p>1.478538148905E+018</text:p>
          </table:table-cell>
          <table:table-cell table:number-columns-repeated="2"/>
        </table:table-row>
        <table:table-row table:style-name="ro1">
          <table:table-cell office:value-type="float" office:value="1.47853815137929E+018" calcext:value-type="float">
            <text:p>1.47853815137929E+018</text:p>
          </table:table-cell>
          <table:table-cell office:value-type="float" office:value="1.478538148928E+018" calcext:value-type="float">
            <text:p>1.478538148928E+018</text:p>
          </table:table-cell>
          <table:table-cell table:number-columns-repeated="2"/>
        </table:table-row>
        <table:table-row table:style-name="ro1">
          <table:table-cell office:value-type="float" office:value="1.47853815139925E+018" calcext:value-type="float">
            <text:p>1.47853815139925E+018</text:p>
          </table:table-cell>
          <table:table-cell office:value-type="float" office:value="1.478538148951E+018" calcext:value-type="float">
            <text:p>1.478538148951E+018</text:p>
          </table:table-cell>
          <table:table-cell table:number-columns-repeated="2"/>
        </table:table-row>
        <table:table-row table:style-name="ro1">
          <table:table-cell office:value-type="float" office:value="1.4785381514193E+018" calcext:value-type="float">
            <text:p>1.4785381514193E+018</text:p>
          </table:table-cell>
          <table:table-cell office:value-type="float" office:value="1.478538148968E+018" calcext:value-type="float">
            <text:p>1.478538148968E+018</text:p>
          </table:table-cell>
          <table:table-cell table:number-columns-repeated="2"/>
        </table:table-row>
        <table:table-row table:style-name="ro1">
          <table:table-cell office:value-type="float" office:value="1.47853815143932E+018" calcext:value-type="float">
            <text:p>1.47853815143932E+018</text:p>
          </table:table-cell>
          <table:table-cell office:value-type="float" office:value="1.478538148988E+018" calcext:value-type="float">
            <text:p>1.478538148988E+018</text:p>
          </table:table-cell>
          <table:table-cell table:number-columns-repeated="2"/>
        </table:table-row>
        <table:table-row table:style-name="ro1">
          <table:table-cell office:value-type="float" office:value="1.47853815145931E+018" calcext:value-type="float">
            <text:p>1.47853815145931E+018</text:p>
          </table:table-cell>
          <table:table-cell office:value-type="float" office:value="1.478538149008E+018" calcext:value-type="float">
            <text:p>1.478538149008E+018</text:p>
          </table:table-cell>
          <table:table-cell table:number-columns-repeated="2"/>
        </table:table-row>
        <table:table-row table:style-name="ro1">
          <table:table-cell office:value-type="float" office:value="1.47853815147927E+018" calcext:value-type="float">
            <text:p>1.47853815147927E+018</text:p>
          </table:table-cell>
          <table:table-cell office:value-type="float" office:value="1.478538149029E+018" calcext:value-type="float">
            <text:p>1.478538149029E+018</text:p>
          </table:table-cell>
          <table:table-cell table:number-columns-repeated="2"/>
        </table:table-row>
        <table:table-row table:style-name="ro1">
          <table:table-cell office:value-type="float" office:value="1.47853815149926E+018" calcext:value-type="float">
            <text:p>1.47853815149926E+018</text:p>
          </table:table-cell>
          <table:table-cell office:value-type="float" office:value="1.478538149048E+018" calcext:value-type="float">
            <text:p>1.478538149048E+018</text:p>
          </table:table-cell>
          <table:table-cell table:number-columns-repeated="2"/>
        </table:table-row>
        <table:table-row table:style-name="ro1">
          <table:table-cell office:value-type="float" office:value="1.47853815151925E+018" calcext:value-type="float">
            <text:p>1.47853815151925E+018</text:p>
          </table:table-cell>
          <table:table-cell office:value-type="float" office:value="1.478538149068E+018" calcext:value-type="float">
            <text:p>1.478538149068E+018</text:p>
          </table:table-cell>
          <table:table-cell table:number-columns-repeated="2"/>
        </table:table-row>
        <table:table-row table:style-name="ro1">
          <table:table-cell office:value-type="float" office:value="1.47853815153921E+018" calcext:value-type="float">
            <text:p>1.47853815153921E+018</text:p>
          </table:table-cell>
          <table:table-cell office:value-type="float" office:value="1.478538149088E+018" calcext:value-type="float">
            <text:p>1.478538149088E+018</text:p>
          </table:table-cell>
          <table:table-cell table:number-columns-repeated="2"/>
        </table:table-row>
        <table:table-row table:style-name="ro1">
          <table:table-cell office:value-type="float" office:value="1.47853815155919E+018" calcext:value-type="float">
            <text:p>1.47853815155919E+018</text:p>
          </table:table-cell>
          <table:table-cell office:value-type="float" office:value="1.478538149108E+018" calcext:value-type="float">
            <text:p>1.478538149108E+018</text:p>
          </table:table-cell>
          <table:table-cell table:number-columns-repeated="2"/>
        </table:table-row>
        <table:table-row table:style-name="ro1">
          <table:table-cell office:value-type="float" office:value="1.47853815157918E+018" calcext:value-type="float">
            <text:p>1.47853815157918E+018</text:p>
          </table:table-cell>
          <table:table-cell office:value-type="float" office:value="1.478538149129E+018" calcext:value-type="float">
            <text:p>1.478538149129E+018</text:p>
          </table:table-cell>
          <table:table-cell table:number-columns-repeated="2"/>
        </table:table-row>
        <table:table-row table:style-name="ro1">
          <table:table-cell office:value-type="float" office:value="1.47853815159917E+018" calcext:value-type="float">
            <text:p>1.47853815159917E+018</text:p>
          </table:table-cell>
          <table:table-cell office:value-type="float" office:value="1.478538149148E+018" calcext:value-type="float">
            <text:p>1.478538149148E+018</text:p>
          </table:table-cell>
          <table:table-cell table:number-columns-repeated="2"/>
        </table:table-row>
        <table:table-row table:style-name="ro1">
          <table:table-cell office:value-type="float" office:value="1.47853815161913E+018" calcext:value-type="float">
            <text:p>1.47853815161913E+018</text:p>
          </table:table-cell>
          <table:table-cell office:value-type="float" office:value="1.478538149168E+018" calcext:value-type="float">
            <text:p>1.478538149168E+018</text:p>
          </table:table-cell>
          <table:table-cell table:number-columns-repeated="2"/>
        </table:table-row>
        <table:table-row table:style-name="ro1">
          <table:table-cell office:value-type="float" office:value="1.47853815163912E+018" calcext:value-type="float">
            <text:p>1.47853815163912E+018</text:p>
          </table:table-cell>
          <table:table-cell office:value-type="float" office:value="1.478538149188E+018" calcext:value-type="float">
            <text:p>1.478538149188E+018</text:p>
          </table:table-cell>
          <table:table-cell table:number-columns-repeated="2"/>
        </table:table-row>
        <table:table-row table:style-name="ro1">
          <table:table-cell office:value-type="float" office:value="1.47853815165911E+018" calcext:value-type="float">
            <text:p>1.47853815165911E+018</text:p>
          </table:table-cell>
          <table:table-cell office:value-type="float" office:value="1.478538149219E+018" calcext:value-type="float">
            <text:p>1.478538149219E+018</text:p>
          </table:table-cell>
          <table:table-cell table:number-columns-repeated="2"/>
        </table:table-row>
        <table:table-row table:style-name="ro1">
          <table:table-cell office:value-type="float" office:value="1.47853815167907E+018" calcext:value-type="float">
            <text:p>1.47853815167907E+018</text:p>
          </table:table-cell>
          <table:table-cell office:value-type="float" office:value="1.47853814923E+018" calcext:value-type="float">
            <text:p>1.47853814923E+018</text:p>
          </table:table-cell>
          <table:table-cell table:number-columns-repeated="2"/>
        </table:table-row>
        <table:table-row table:style-name="ro1">
          <table:table-cell office:value-type="float" office:value="1.47853815169906E+018" calcext:value-type="float">
            <text:p>1.47853815169906E+018</text:p>
          </table:table-cell>
          <table:table-cell office:value-type="float" office:value="1.478538149262E+018" calcext:value-type="float">
            <text:p>1.478538149262E+018</text:p>
          </table:table-cell>
          <table:table-cell table:number-columns-repeated="2"/>
        </table:table-row>
        <table:table-row table:style-name="ro1">
          <table:table-cell office:value-type="float" office:value="1.47853815171905E+018" calcext:value-type="float">
            <text:p>1.47853815171905E+018</text:p>
          </table:table-cell>
          <table:table-cell office:value-type="float" office:value="1.478538149345E+018" calcext:value-type="float">
            <text:p>1.478538149345E+018</text:p>
          </table:table-cell>
          <table:table-cell table:number-columns-repeated="2"/>
        </table:table-row>
        <table:table-row table:style-name="ro1">
          <table:table-cell office:value-type="float" office:value="1.478538151739E+018" calcext:value-type="float">
            <text:p>1.478538151739E+018</text:p>
          </table:table-cell>
          <table:table-cell office:value-type="float" office:value="1.478538149356E+018" calcext:value-type="float">
            <text:p>1.478538149356E+018</text:p>
          </table:table-cell>
          <table:table-cell table:number-columns-repeated="2"/>
        </table:table-row>
        <table:table-row table:style-name="ro1">
          <table:table-cell office:value-type="float" office:value="1.47853815175899E+018" calcext:value-type="float">
            <text:p>1.47853815175899E+018</text:p>
          </table:table-cell>
          <table:table-cell office:value-type="float" office:value="1.478538149356E+018" calcext:value-type="float">
            <text:p>1.478538149356E+018</text:p>
          </table:table-cell>
          <table:table-cell table:number-columns-repeated="2"/>
        </table:table-row>
        <table:table-row table:style-name="ro1">
          <table:table-cell office:value-type="float" office:value="1.47853815177895E+018" calcext:value-type="float">
            <text:p>1.47853815177895E+018</text:p>
          </table:table-cell>
          <table:table-cell office:value-type="float" office:value="1.478538149357E+018" calcext:value-type="float">
            <text:p>1.478538149357E+018</text:p>
          </table:table-cell>
          <table:table-cell table:number-columns-repeated="2"/>
        </table:table-row>
        <table:table-row table:style-name="ro1">
          <table:table-cell office:value-type="float" office:value="1.47853815179891E+018" calcext:value-type="float">
            <text:p>1.47853815179891E+018</text:p>
          </table:table-cell>
          <table:table-cell office:value-type="float" office:value="1.478538149357E+018" calcext:value-type="float">
            <text:p>1.478538149357E+018</text:p>
          </table:table-cell>
          <table:table-cell table:number-columns-repeated="2"/>
        </table:table-row>
        <table:table-row table:style-name="ro1">
          <table:table-cell office:value-type="float" office:value="1.4785381518189E+018" calcext:value-type="float">
            <text:p>1.4785381518189E+018</text:p>
          </table:table-cell>
          <table:table-cell office:value-type="float" office:value="1.478538149365E+018" calcext:value-type="float">
            <text:p>1.478538149365E+018</text:p>
          </table:table-cell>
          <table:table-cell table:number-columns-repeated="2"/>
        </table:table-row>
        <table:table-row table:style-name="ro1">
          <table:table-cell office:value-type="float" office:value="1.47853815183889E+018" calcext:value-type="float">
            <text:p>1.47853815183889E+018</text:p>
          </table:table-cell>
          <table:table-cell office:value-type="float" office:value="1.478538149385E+018" calcext:value-type="float">
            <text:p>1.478538149385E+018</text:p>
          </table:table-cell>
          <table:table-cell table:number-columns-repeated="2"/>
        </table:table-row>
        <table:table-row table:style-name="ro1">
          <table:table-cell office:value-type="float" office:value="1.47853815185885E+018" calcext:value-type="float">
            <text:p>1.47853815185885E+018</text:p>
          </table:table-cell>
          <table:table-cell office:value-type="float" office:value="1.478538149405E+018" calcext:value-type="float">
            <text:p>1.478538149405E+018</text:p>
          </table:table-cell>
          <table:table-cell table:number-columns-repeated="2"/>
        </table:table-row>
        <table:table-row table:style-name="ro1">
          <table:table-cell office:value-type="float" office:value="1.47853815187884E+018" calcext:value-type="float">
            <text:p>1.47853815187884E+018</text:p>
          </table:table-cell>
          <table:table-cell office:value-type="float" office:value="1.478538149425E+018" calcext:value-type="float">
            <text:p>1.478538149425E+018</text:p>
          </table:table-cell>
          <table:table-cell table:number-columns-repeated="2"/>
        </table:table-row>
        <table:table-row table:style-name="ro1">
          <table:table-cell office:value-type="float" office:value="1.47853815189886E+018" calcext:value-type="float">
            <text:p>1.47853815189886E+018</text:p>
          </table:table-cell>
          <table:table-cell office:value-type="float" office:value="1.478538149446E+018" calcext:value-type="float">
            <text:p>1.478538149446E+018</text:p>
          </table:table-cell>
          <table:table-cell table:number-columns-repeated="2"/>
        </table:table-row>
        <table:table-row table:style-name="ro1">
          <table:table-cell office:value-type="float" office:value="1.47853815191884E+018" calcext:value-type="float">
            <text:p>1.47853815191884E+018</text:p>
          </table:table-cell>
          <table:table-cell office:value-type="float" office:value="1.478538149467E+018" calcext:value-type="float">
            <text:p>1.478538149467E+018</text:p>
          </table:table-cell>
          <table:table-cell table:number-columns-repeated="2"/>
        </table:table-row>
        <table:table-row table:style-name="ro1">
          <table:table-cell office:value-type="float" office:value="1.47853815193883E+018" calcext:value-type="float">
            <text:p>1.47853815193883E+018</text:p>
          </table:table-cell>
          <table:table-cell office:value-type="float" office:value="1.478538149488E+018" calcext:value-type="float">
            <text:p>1.478538149488E+018</text:p>
          </table:table-cell>
          <table:table-cell table:number-columns-repeated="2"/>
        </table:table-row>
        <table:table-row table:style-name="ro1">
          <table:table-cell office:value-type="float" office:value="1.47853815195879E+018" calcext:value-type="float">
            <text:p>1.47853815195879E+018</text:p>
          </table:table-cell>
          <table:table-cell office:value-type="float" office:value="1.478538149508E+018" calcext:value-type="float">
            <text:p>1.478538149508E+018</text:p>
          </table:table-cell>
          <table:table-cell table:number-columns-repeated="2"/>
        </table:table-row>
        <table:table-row table:style-name="ro1">
          <table:table-cell office:value-type="float" office:value="1.47853815197878E+018" calcext:value-type="float">
            <text:p>1.47853815197878E+018</text:p>
          </table:table-cell>
          <table:table-cell office:value-type="float" office:value="1.478538149528E+018" calcext:value-type="float">
            <text:p>1.478538149528E+018</text:p>
          </table:table-cell>
          <table:table-cell table:number-columns-repeated="2"/>
        </table:table-row>
        <table:table-row table:style-name="ro1">
          <table:table-cell office:value-type="float" office:value="1.47853815199877E+018" calcext:value-type="float">
            <text:p>1.47853815199877E+018</text:p>
          </table:table-cell>
          <table:table-cell office:value-type="float" office:value="1.478538149548E+018" calcext:value-type="float">
            <text:p>1.478538149548E+018</text:p>
          </table:table-cell>
          <table:table-cell table:number-columns-repeated="2"/>
        </table:table-row>
        <table:table-row table:style-name="ro1">
          <table:table-cell office:value-type="float" office:value="1.47853815201946E+018" calcext:value-type="float">
            <text:p>1.47853815201946E+018</text:p>
          </table:table-cell>
          <table:table-cell office:value-type="float" office:value="1.478538149568E+018" calcext:value-type="float">
            <text:p>1.478538149568E+018</text:p>
          </table:table-cell>
          <table:table-cell table:number-columns-repeated="2"/>
        </table:table-row>
        <table:table-row table:style-name="ro1">
          <table:table-cell office:value-type="float" office:value="1.47853815203875E+018" calcext:value-type="float">
            <text:p>1.47853815203875E+018</text:p>
          </table:table-cell>
          <table:table-cell office:value-type="float" office:value="1.478538149588E+018" calcext:value-type="float">
            <text:p>1.478538149588E+018</text:p>
          </table:table-cell>
          <table:table-cell table:number-columns-repeated="2"/>
        </table:table-row>
        <table:table-row table:style-name="ro1">
          <table:table-cell office:value-type="float" office:value="1.47853815205874E+018" calcext:value-type="float">
            <text:p>1.47853815205874E+018</text:p>
          </table:table-cell>
          <table:table-cell office:value-type="float" office:value="1.478538149609E+018" calcext:value-type="float">
            <text:p>1.478538149609E+018</text:p>
          </table:table-cell>
          <table:table-cell table:number-columns-repeated="2"/>
        </table:table-row>
        <table:table-row table:style-name="ro1">
          <table:table-cell office:value-type="float" office:value="1.4785381520787E+018" calcext:value-type="float">
            <text:p>1.4785381520787E+018</text:p>
          </table:table-cell>
          <table:table-cell office:value-type="float" office:value="1.478538149629E+018" calcext:value-type="float">
            <text:p>1.478538149629E+018</text:p>
          </table:table-cell>
          <table:table-cell table:number-columns-repeated="2"/>
        </table:table-row>
        <table:table-row table:style-name="ro1">
          <table:table-cell office:value-type="float" office:value="1.47853815209868E+018" calcext:value-type="float">
            <text:p>1.47853815209868E+018</text:p>
          </table:table-cell>
          <table:table-cell office:value-type="float" office:value="1.478538149648E+018" calcext:value-type="float">
            <text:p>1.478538149648E+018</text:p>
          </table:table-cell>
          <table:table-cell table:number-columns-repeated="2"/>
        </table:table-row>
        <table:table-row table:style-name="ro1">
          <table:table-cell office:value-type="float" office:value="1.47853815211867E+018" calcext:value-type="float">
            <text:p>1.47853815211867E+018</text:p>
          </table:table-cell>
          <table:table-cell office:value-type="float" office:value="1.478538149668E+018" calcext:value-type="float">
            <text:p>1.478538149668E+018</text:p>
          </table:table-cell>
          <table:table-cell table:number-columns-repeated="2"/>
        </table:table-row>
        <table:table-row table:style-name="ro1">
          <table:table-cell office:value-type="float" office:value="1.47853815213866E+018" calcext:value-type="float">
            <text:p>1.47853815213866E+018</text:p>
          </table:table-cell>
          <table:table-cell office:value-type="float" office:value="1.478538149688E+018" calcext:value-type="float">
            <text:p>1.478538149688E+018</text:p>
          </table:table-cell>
          <table:table-cell table:number-columns-repeated="2"/>
        </table:table-row>
        <table:table-row table:style-name="ro1">
          <table:table-cell office:value-type="float" office:value="1.47853815215862E+018" calcext:value-type="float">
            <text:p>1.47853815215862E+018</text:p>
          </table:table-cell>
          <table:table-cell office:value-type="float" office:value="1.478538149718E+018" calcext:value-type="float">
            <text:p>1.478538149718E+018</text:p>
          </table:table-cell>
          <table:table-cell table:number-columns-repeated="2"/>
        </table:table-row>
        <table:table-row table:style-name="ro1">
          <table:table-cell office:value-type="float" office:value="1.47853815217861E+018" calcext:value-type="float">
            <text:p>1.47853815217861E+018</text:p>
          </table:table-cell>
          <table:table-cell office:value-type="float" office:value="1.478538149731E+018" calcext:value-type="float">
            <text:p>1.478538149731E+018</text:p>
          </table:table-cell>
          <table:table-cell table:number-columns-repeated="2"/>
        </table:table-row>
        <table:table-row table:style-name="ro1">
          <table:table-cell office:value-type="float" office:value="1.47853815219857E+018" calcext:value-type="float">
            <text:p>1.47853815219857E+018</text:p>
          </table:table-cell>
          <table:table-cell office:value-type="float" office:value="1.478538149748E+018" calcext:value-type="float">
            <text:p>1.478538149748E+018</text:p>
          </table:table-cell>
          <table:table-cell table:number-columns-repeated="2"/>
        </table:table-row>
        <table:table-row table:style-name="ro1">
          <table:table-cell office:value-type="float" office:value="1.47853815221856E+018" calcext:value-type="float">
            <text:p>1.47853815221856E+018</text:p>
          </table:table-cell>
          <table:table-cell office:value-type="float" office:value="1.478538149768E+018" calcext:value-type="float">
            <text:p>1.478538149768E+018</text:p>
          </table:table-cell>
          <table:table-cell table:number-columns-repeated="2"/>
        </table:table-row>
        <table:table-row table:style-name="ro1">
          <table:table-cell office:value-type="float" office:value="1.47853815223858E+018" calcext:value-type="float">
            <text:p>1.47853815223858E+018</text:p>
          </table:table-cell>
          <table:table-cell office:value-type="float" office:value="1.478538149788E+018" calcext:value-type="float">
            <text:p>1.478538149788E+018</text:p>
          </table:table-cell>
          <table:table-cell table:number-columns-repeated="2"/>
        </table:table-row>
        <table:table-row table:style-name="ro1">
          <table:table-cell office:value-type="float" office:value="1.47853815225857E+018" calcext:value-type="float">
            <text:p>1.47853815225857E+018</text:p>
          </table:table-cell>
          <table:table-cell office:value-type="float" office:value="1.478538149808E+018" calcext:value-type="float">
            <text:p>1.478538149808E+018</text:p>
          </table:table-cell>
          <table:table-cell table:number-columns-repeated="2"/>
        </table:table-row>
        <table:table-row table:style-name="ro1">
          <table:table-cell office:value-type="float" office:value="1.47853815227852E+018" calcext:value-type="float">
            <text:p>1.47853815227852E+018</text:p>
          </table:table-cell>
          <table:table-cell office:value-type="float" office:value="1.478538149829E+018" calcext:value-type="float">
            <text:p>1.478538149829E+018</text:p>
          </table:table-cell>
          <table:table-cell table:number-columns-repeated="2"/>
        </table:table-row>
        <table:table-row table:style-name="ro1">
          <table:table-cell office:value-type="float" office:value="1.47853815229851E+018" calcext:value-type="float">
            <text:p>1.47853815229851E+018</text:p>
          </table:table-cell>
          <table:table-cell office:value-type="float" office:value="1.47853814985E+018" calcext:value-type="float">
            <text:p>1.47853814985E+018</text:p>
          </table:table-cell>
          <table:table-cell table:number-columns-repeated="2"/>
        </table:table-row>
        <table:table-row table:style-name="ro1">
          <table:table-cell office:value-type="float" office:value="1.47853815231844E+018" calcext:value-type="float">
            <text:p>1.47853815231844E+018</text:p>
          </table:table-cell>
          <table:table-cell office:value-type="float" office:value="1.478538149901E+018" calcext:value-type="float">
            <text:p>1.478538149901E+018</text:p>
          </table:table-cell>
          <table:table-cell table:number-columns-repeated="2"/>
        </table:table-row>
        <table:table-row table:style-name="ro1">
          <table:table-cell office:value-type="float" office:value="1.47853815233843E+018" calcext:value-type="float">
            <text:p>1.47853815233843E+018</text:p>
          </table:table-cell>
          <table:table-cell office:value-type="float" office:value="1.478538149927E+018" calcext:value-type="float">
            <text:p>1.478538149927E+018</text:p>
          </table:table-cell>
          <table:table-cell table:number-columns-repeated="2"/>
        </table:table-row>
        <table:table-row table:style-name="ro1">
          <table:table-cell office:value-type="float" office:value="1.47853815235839E+018" calcext:value-type="float">
            <text:p>1.47853815235839E+018</text:p>
          </table:table-cell>
          <table:table-cell office:value-type="float" office:value="1.478538149942E+018" calcext:value-type="float">
            <text:p>1.478538149942E+018</text:p>
          </table:table-cell>
          <table:table-cell table:number-columns-repeated="2"/>
        </table:table-row>
        <table:table-row table:style-name="ro1">
          <table:table-cell office:value-type="float" office:value="1.47853815237838E+018" calcext:value-type="float">
            <text:p>1.47853815237838E+018</text:p>
          </table:table-cell>
          <table:table-cell office:value-type="float" office:value="1.478538149943E+018" calcext:value-type="float">
            <text:p>1.478538149943E+018</text:p>
          </table:table-cell>
          <table:table-cell table:number-columns-repeated="2"/>
        </table:table-row>
        <table:table-row table:style-name="ro1">
          <table:table-cell office:value-type="float" office:value="1.47853815239837E+018" calcext:value-type="float">
            <text:p>1.47853815239837E+018</text:p>
          </table:table-cell>
          <table:table-cell office:value-type="float" office:value="1.478538149944E+018" calcext:value-type="float">
            <text:p>1.478538149944E+018</text:p>
          </table:table-cell>
          <table:table-cell table:number-columns-repeated="2"/>
        </table:table-row>
        <table:table-row table:style-name="ro1">
          <table:table-cell office:value-type="float" office:value="1.47853815241836E+018" calcext:value-type="float">
            <text:p>1.47853815241836E+018</text:p>
          </table:table-cell>
          <table:table-cell office:value-type="float" office:value="1.478538149965E+018" calcext:value-type="float">
            <text:p>1.478538149965E+018</text:p>
          </table:table-cell>
          <table:table-cell table:number-columns-repeated="2"/>
        </table:table-row>
        <table:table-row table:style-name="ro1">
          <table:table-cell office:value-type="float" office:value="1.47853815243835E+018" calcext:value-type="float">
            <text:p>1.47853815243835E+018</text:p>
          </table:table-cell>
          <table:table-cell office:value-type="float" office:value="1.478538149985E+018" calcext:value-type="float">
            <text:p>1.478538149985E+018</text:p>
          </table:table-cell>
          <table:table-cell table:number-columns-repeated="2"/>
        </table:table-row>
        <table:table-row table:style-name="ro1">
          <table:table-cell office:value-type="float" office:value="1.47853815245836E+018" calcext:value-type="float">
            <text:p>1.47853815245836E+018</text:p>
          </table:table-cell>
          <table:table-cell office:value-type="float" office:value="1.478538150005E+018" calcext:value-type="float">
            <text:p>1.478538150005E+018</text:p>
          </table:table-cell>
          <table:table-cell table:number-columns-repeated="2"/>
        </table:table-row>
        <table:table-row table:style-name="ro1">
          <table:table-cell office:value-type="float" office:value="1.47853815247835E+018" calcext:value-type="float">
            <text:p>1.47853815247835E+018</text:p>
          </table:table-cell>
          <table:table-cell office:value-type="float" office:value="1.478538150028E+018" calcext:value-type="float">
            <text:p>1.478538150028E+018</text:p>
          </table:table-cell>
          <table:table-cell table:number-columns-repeated="2"/>
        </table:table-row>
        <table:table-row table:style-name="ro1">
          <table:table-cell office:value-type="float" office:value="1.47853815249853E+018" calcext:value-type="float">
            <text:p>1.47853815249853E+018</text:p>
          </table:table-cell>
          <table:table-cell office:value-type="float" office:value="1.478538150049E+018" calcext:value-type="float">
            <text:p>1.478538150049E+018</text:p>
          </table:table-cell>
          <table:table-cell table:number-columns-repeated="2"/>
        </table:table-row>
        <table:table-row table:style-name="ro1">
          <table:table-cell office:value-type="float" office:value="1.47853815251833E+018" calcext:value-type="float">
            <text:p>1.47853815251833E+018</text:p>
          </table:table-cell>
          <table:table-cell office:value-type="float" office:value="1.478538150068E+018" calcext:value-type="float">
            <text:p>1.478538150068E+018</text:p>
          </table:table-cell>
          <table:table-cell table:number-columns-repeated="2"/>
        </table:table-row>
        <table:table-row table:style-name="ro1">
          <table:table-cell office:value-type="float" office:value="1.47853815253832E+018" calcext:value-type="float">
            <text:p>1.47853815253832E+018</text:p>
          </table:table-cell>
          <table:table-cell office:value-type="float" office:value="1.478538150088E+018" calcext:value-type="float">
            <text:p>1.478538150088E+018</text:p>
          </table:table-cell>
          <table:table-cell table:number-columns-repeated="2"/>
        </table:table-row>
        <table:table-row table:style-name="ro1">
          <table:table-cell office:value-type="float" office:value="1.47853815255831E+018" calcext:value-type="float">
            <text:p>1.47853815255831E+018</text:p>
          </table:table-cell>
          <table:table-cell office:value-type="float" office:value="1.478538150107E+018" calcext:value-type="float">
            <text:p>1.478538150107E+018</text:p>
          </table:table-cell>
          <table:table-cell table:number-columns-repeated="2"/>
        </table:table-row>
        <table:table-row table:style-name="ro1">
          <table:table-cell office:value-type="float" office:value="1.4785381525783E+018" calcext:value-type="float">
            <text:p>1.4785381525783E+018</text:p>
          </table:table-cell>
          <table:table-cell office:value-type="float" office:value="1.478538150128E+018" calcext:value-type="float">
            <text:p>1.478538150128E+018</text:p>
          </table:table-cell>
          <table:table-cell table:number-columns-repeated="2"/>
        </table:table-row>
        <table:table-row table:style-name="ro1">
          <table:table-cell office:value-type="float" office:value="1.47853815259829E+018" calcext:value-type="float">
            <text:p>1.47853815259829E+018</text:p>
          </table:table-cell>
          <table:table-cell office:value-type="float" office:value="1.478538150147E+018" calcext:value-type="float">
            <text:p>1.478538150147E+018</text:p>
          </table:table-cell>
          <table:table-cell table:number-columns-repeated="2"/>
        </table:table-row>
        <table:table-row table:style-name="ro1">
          <table:table-cell office:value-type="float" office:value="1.47853815261825E+018" calcext:value-type="float">
            <text:p>1.47853815261825E+018</text:p>
          </table:table-cell>
          <table:table-cell office:value-type="float" office:value="1.478538150168E+018" calcext:value-type="float">
            <text:p>1.478538150168E+018</text:p>
          </table:table-cell>
          <table:table-cell table:number-columns-repeated="2"/>
        </table:table-row>
        <table:table-row table:style-name="ro1">
          <table:table-cell office:value-type="float" office:value="1.47853815263824E+018" calcext:value-type="float">
            <text:p>1.47853815263824E+018</text:p>
          </table:table-cell>
          <table:table-cell office:value-type="float" office:value="1.478538150187E+018" calcext:value-type="float">
            <text:p>1.478538150187E+018</text:p>
          </table:table-cell>
          <table:table-cell table:number-columns-repeated="2"/>
        </table:table-row>
        <table:table-row table:style-name="ro1">
          <table:table-cell office:value-type="float" office:value="1.47853815266183E+018" calcext:value-type="float">
            <text:p>1.47853815266183E+018</text:p>
          </table:table-cell>
          <table:table-cell office:value-type="float" office:value="1.478538150237E+018" calcext:value-type="float">
            <text:p>1.478538150237E+018</text:p>
          </table:table-cell>
          <table:table-cell table:number-columns-repeated="2"/>
        </table:table-row>
        <table:table-row table:style-name="ro1">
          <table:table-cell office:value-type="float" office:value="1.47853815267815E+018" calcext:value-type="float">
            <text:p>1.47853815267815E+018</text:p>
          </table:table-cell>
          <table:table-cell office:value-type="float" office:value="1.478538150238E+018" calcext:value-type="float">
            <text:p>1.478538150238E+018</text:p>
          </table:table-cell>
          <table:table-cell table:number-columns-repeated="2"/>
        </table:table-row>
        <table:table-row table:style-name="ro1">
          <table:table-cell office:value-type="float" office:value="1.47853815269817E+018" calcext:value-type="float">
            <text:p>1.47853815269817E+018</text:p>
          </table:table-cell>
          <table:table-cell office:value-type="float" office:value="1.478538150247E+018" calcext:value-type="float">
            <text:p>1.478538150247E+018</text:p>
          </table:table-cell>
          <table:table-cell table:number-columns-repeated="2"/>
        </table:table-row>
        <table:table-row table:style-name="ro1">
          <table:table-cell office:value-type="float" office:value="1.47853815271816E+018" calcext:value-type="float">
            <text:p>1.47853815271816E+018</text:p>
          </table:table-cell>
          <table:table-cell office:value-type="float" office:value="1.478538150267E+018" calcext:value-type="float">
            <text:p>1.478538150267E+018</text:p>
          </table:table-cell>
          <table:table-cell table:number-columns-repeated="2"/>
        </table:table-row>
        <table:table-row table:style-name="ro1">
          <table:table-cell office:value-type="float" office:value="1.47853815273815E+018" calcext:value-type="float">
            <text:p>1.47853815273815E+018</text:p>
          </table:table-cell>
          <table:table-cell office:value-type="float" office:value="1.478538150287E+018" calcext:value-type="float">
            <text:p>1.478538150287E+018</text:p>
          </table:table-cell>
          <table:table-cell table:number-columns-repeated="2"/>
        </table:table-row>
        <table:table-row table:style-name="ro1">
          <table:table-cell office:value-type="float" office:value="1.47853815275814E+018" calcext:value-type="float">
            <text:p>1.47853815275814E+018</text:p>
          </table:table-cell>
          <table:table-cell office:value-type="float" office:value="1.478538150307E+018" calcext:value-type="float">
            <text:p>1.478538150307E+018</text:p>
          </table:table-cell>
          <table:table-cell table:number-columns-repeated="2"/>
        </table:table-row>
        <table:table-row table:style-name="ro1">
          <table:table-cell office:value-type="float" office:value="1.47853815277819E+018" calcext:value-type="float">
            <text:p>1.47853815277819E+018</text:p>
          </table:table-cell>
          <table:table-cell office:value-type="float" office:value="1.478538150352E+018" calcext:value-type="float">
            <text:p>1.478538150352E+018</text:p>
          </table:table-cell>
          <table:table-cell table:number-columns-repeated="2"/>
        </table:table-row>
        <table:table-row table:style-name="ro1">
          <table:table-cell office:value-type="float" office:value="1.47853815279824E+018" calcext:value-type="float">
            <text:p>1.47853815279824E+018</text:p>
          </table:table-cell>
          <table:table-cell office:value-type="float" office:value="1.478538150354E+018" calcext:value-type="float">
            <text:p>1.478538150354E+018</text:p>
          </table:table-cell>
          <table:table-cell table:number-columns-repeated="2"/>
        </table:table-row>
        <table:table-row table:style-name="ro1">
          <table:table-cell office:value-type="float" office:value="1.47853815281808E+018" calcext:value-type="float">
            <text:p>1.47853815281808E+018</text:p>
          </table:table-cell>
          <table:table-cell office:value-type="float" office:value="1.478538150371E+018" calcext:value-type="float">
            <text:p>1.478538150371E+018</text:p>
          </table:table-cell>
          <table:table-cell table:number-columns-repeated="2"/>
        </table:table-row>
        <table:table-row table:style-name="ro1">
          <table:table-cell office:value-type="float" office:value="1.47853815283806E+018" calcext:value-type="float">
            <text:p>1.47853815283806E+018</text:p>
          </table:table-cell>
          <table:table-cell office:value-type="float" office:value="1.478538150386E+018" calcext:value-type="float">
            <text:p>1.478538150386E+018</text:p>
          </table:table-cell>
          <table:table-cell table:number-columns-repeated="2"/>
        </table:table-row>
        <table:table-row table:style-name="ro1">
          <table:table-cell office:value-type="float" office:value="1.47853815285805E+018" calcext:value-type="float">
            <text:p>1.47853815285805E+018</text:p>
          </table:table-cell>
          <table:table-cell office:value-type="float" office:value="1.478538150407E+018" calcext:value-type="float">
            <text:p>1.478538150407E+018</text:p>
          </table:table-cell>
          <table:table-cell table:number-columns-repeated="2"/>
        </table:table-row>
        <table:table-row table:style-name="ro1">
          <table:table-cell office:value-type="float" office:value="1.47853815287804E+018" calcext:value-type="float">
            <text:p>1.47853815287804E+018</text:p>
          </table:table-cell>
          <table:table-cell office:value-type="float" office:value="1.478538150427E+018" calcext:value-type="float">
            <text:p>1.478538150427E+018</text:p>
          </table:table-cell>
          <table:table-cell table:number-columns-repeated="2"/>
        </table:table-row>
        <table:table-row table:style-name="ro1">
          <table:table-cell office:value-type="float" office:value="1.47853815289803E+018" calcext:value-type="float">
            <text:p>1.47853815289803E+018</text:p>
          </table:table-cell>
          <table:table-cell office:value-type="float" office:value="1.47853815045E+018" calcext:value-type="float">
            <text:p>1.47853815045E+018</text:p>
          </table:table-cell>
          <table:table-cell table:number-columns-repeated="2"/>
        </table:table-row>
        <table:table-row table:style-name="ro1">
          <table:table-cell office:value-type="float" office:value="1.47853815291808E+018" calcext:value-type="float">
            <text:p>1.47853815291808E+018</text:p>
          </table:table-cell>
          <table:table-cell office:value-type="float" office:value="1.478538150541E+018" calcext:value-type="float">
            <text:p>1.478538150541E+018</text:p>
          </table:table-cell>
          <table:table-cell table:number-columns-repeated="2"/>
        </table:table-row>
        <table:table-row table:style-name="ro1">
          <table:table-cell office:value-type="float" office:value="1.47853815293804E+018" calcext:value-type="float">
            <text:p>1.47853815293804E+018</text:p>
          </table:table-cell>
          <table:table-cell office:value-type="float" office:value="1.47853815055E+018" calcext:value-type="float">
            <text:p>1.47853815055E+018</text:p>
          </table:table-cell>
          <table:table-cell table:number-columns-repeated="2"/>
        </table:table-row>
        <table:table-row table:style-name="ro1">
          <table:table-cell office:value-type="float" office:value="1.47853815295803E+018" calcext:value-type="float">
            <text:p>1.47853815295803E+018</text:p>
          </table:table-cell>
          <table:table-cell office:value-type="float" office:value="1.478538150571E+018" calcext:value-type="float">
            <text:p>1.478538150571E+018</text:p>
          </table:table-cell>
          <table:table-cell table:number-columns-repeated="2"/>
        </table:table-row>
        <table:table-row table:style-name="ro1">
          <table:table-cell office:value-type="float" office:value="1.47853815297799E+018" calcext:value-type="float">
            <text:p>1.47853815297799E+018</text:p>
          </table:table-cell>
          <table:table-cell office:value-type="float" office:value="1.478538150571E+018" calcext:value-type="float">
            <text:p>1.478538150571E+018</text:p>
          </table:table-cell>
          <table:table-cell table:number-columns-repeated="2"/>
        </table:table-row>
        <table:table-row table:style-name="ro1">
          <table:table-cell office:value-type="float" office:value="1.47853815299798E+018" calcext:value-type="float">
            <text:p>1.47853815299798E+018</text:p>
          </table:table-cell>
          <table:table-cell office:value-type="float" office:value="1.478538150572E+018" calcext:value-type="float">
            <text:p>1.478538150572E+018</text:p>
          </table:table-cell>
          <table:table-cell table:number-columns-repeated="2"/>
        </table:table-row>
        <table:table-row table:style-name="ro1">
          <table:table-cell office:value-type="float" office:value="1.47853815301797E+018" calcext:value-type="float">
            <text:p>1.47853815301797E+018</text:p>
          </table:table-cell>
          <table:table-cell office:value-type="float" office:value="1.478538150572E+018" calcext:value-type="float">
            <text:p>1.478538150572E+018</text:p>
          </table:table-cell>
          <table:table-cell table:number-columns-repeated="2"/>
        </table:table-row>
        <table:table-row table:style-name="ro1">
          <table:table-cell office:value-type="float" office:value="1.47853815303795E+018" calcext:value-type="float">
            <text:p>1.47853815303795E+018</text:p>
          </table:table-cell>
          <table:table-cell office:value-type="float" office:value="1.478538150585E+018" calcext:value-type="float">
            <text:p>1.478538150585E+018</text:p>
          </table:table-cell>
          <table:table-cell table:number-columns-repeated="2"/>
        </table:table-row>
        <table:table-row table:style-name="ro1">
          <table:table-cell office:value-type="float" office:value="1.47853815305791E+018" calcext:value-type="float">
            <text:p>1.47853815305791E+018</text:p>
          </table:table-cell>
          <table:table-cell office:value-type="float" office:value="1.478538150605E+018" calcext:value-type="float">
            <text:p>1.478538150605E+018</text:p>
          </table:table-cell>
          <table:table-cell table:number-columns-repeated="2"/>
        </table:table-row>
        <table:table-row table:style-name="ro1">
          <table:table-cell office:value-type="float" office:value="1.4785381530779E+018" calcext:value-type="float">
            <text:p>1.4785381530779E+018</text:p>
          </table:table-cell>
          <table:table-cell office:value-type="float" office:value="1.478538150625E+018" calcext:value-type="float">
            <text:p>1.478538150625E+018</text:p>
          </table:table-cell>
          <table:table-cell table:number-columns-repeated="2"/>
        </table:table-row>
        <table:table-row table:style-name="ro1">
          <table:table-cell office:value-type="float" office:value="1.47853815309792E+018" calcext:value-type="float">
            <text:p>1.47853815309792E+018</text:p>
          </table:table-cell>
          <table:table-cell office:value-type="float" office:value="1.478538150645E+018" calcext:value-type="float">
            <text:p>1.478538150645E+018</text:p>
          </table:table-cell>
          <table:table-cell table:number-columns-repeated="2"/>
        </table:table-row>
        <table:table-row table:style-name="ro1">
          <table:table-cell office:value-type="float" office:value="1.47853815311791E+018" calcext:value-type="float">
            <text:p>1.47853815311791E+018</text:p>
          </table:table-cell>
          <table:table-cell office:value-type="float" office:value="1.478538150667E+018" calcext:value-type="float">
            <text:p>1.478538150667E+018</text:p>
          </table:table-cell>
          <table:table-cell table:number-columns-repeated="2"/>
        </table:table-row>
        <table:table-row table:style-name="ro1">
          <table:table-cell office:value-type="float" office:value="1.4785381531379E+018" calcext:value-type="float">
            <text:p>1.4785381531379E+018</text:p>
          </table:table-cell>
          <table:table-cell office:value-type="float" office:value="1.478538150687E+018" calcext:value-type="float">
            <text:p>1.478538150687E+018</text:p>
          </table:table-cell>
          <table:table-cell table:number-columns-repeated="2"/>
        </table:table-row>
        <table:table-row table:style-name="ro1">
          <table:table-cell office:value-type="float" office:value="1.47853815315789E+018" calcext:value-type="float">
            <text:p>1.47853815315789E+018</text:p>
          </table:table-cell>
          <table:table-cell office:value-type="float" office:value="1.478538150717E+018" calcext:value-type="float">
            <text:p>1.478538150717E+018</text:p>
          </table:table-cell>
          <table:table-cell table:number-columns-repeated="2"/>
        </table:table-row>
        <table:table-row table:style-name="ro1">
          <table:table-cell office:value-type="float" office:value="1.47853815317785E+018" calcext:value-type="float">
            <text:p>1.47853815317785E+018</text:p>
          </table:table-cell>
          <table:table-cell office:value-type="float" office:value="1.478538150727E+018" calcext:value-type="float">
            <text:p>1.478538150727E+018</text:p>
          </table:table-cell>
          <table:table-cell table:number-columns-repeated="2"/>
        </table:table-row>
        <table:table-row table:style-name="ro1">
          <table:table-cell office:value-type="float" office:value="1.4785381531982E+018" calcext:value-type="float">
            <text:p>1.4785381531982E+018</text:p>
          </table:table-cell>
          <table:table-cell office:value-type="float" office:value="1.478538150748E+018" calcext:value-type="float">
            <text:p>1.478538150748E+018</text:p>
          </table:table-cell>
          <table:table-cell table:number-columns-repeated="2"/>
        </table:table-row>
        <table:table-row table:style-name="ro1">
          <table:table-cell office:value-type="float" office:value="1.47853815321782E+018" calcext:value-type="float">
            <text:p>1.47853815321782E+018</text:p>
          </table:table-cell>
          <table:table-cell office:value-type="float" office:value="1.478538150767E+018" calcext:value-type="float">
            <text:p>1.478538150767E+018</text:p>
          </table:table-cell>
          <table:table-cell table:number-columns-repeated="2"/>
        </table:table-row>
        <table:table-row table:style-name="ro1">
          <table:table-cell office:value-type="float" office:value="1.47853815323781E+018" calcext:value-type="float">
            <text:p>1.47853815323781E+018</text:p>
          </table:table-cell>
          <table:table-cell office:value-type="float" office:value="1.478538150788E+018" calcext:value-type="float">
            <text:p>1.478538150788E+018</text:p>
          </table:table-cell>
          <table:table-cell table:number-columns-repeated="2"/>
        </table:table-row>
        <table:table-row table:style-name="ro1">
          <table:table-cell office:value-type="float" office:value="1.4785381532578E+018" calcext:value-type="float">
            <text:p>1.4785381532578E+018</text:p>
          </table:table-cell>
          <table:table-cell office:value-type="float" office:value="1.478538150808E+018" calcext:value-type="float">
            <text:p>1.478538150808E+018</text:p>
          </table:table-cell>
          <table:table-cell table:number-columns-repeated="2"/>
        </table:table-row>
        <table:table-row table:style-name="ro1">
          <table:table-cell office:value-type="float" office:value="1.47853815327779E+018" calcext:value-type="float">
            <text:p>1.47853815327779E+018</text:p>
          </table:table-cell>
          <table:table-cell office:value-type="float" office:value="1.478538150828E+018" calcext:value-type="float">
            <text:p>1.478538150828E+018</text:p>
          </table:table-cell>
          <table:table-cell table:number-columns-repeated="2"/>
        </table:table-row>
        <table:table-row table:style-name="ro1">
          <table:table-cell office:value-type="float" office:value="1.47853815329775E+018" calcext:value-type="float">
            <text:p>1.47853815329775E+018</text:p>
          </table:table-cell>
          <table:table-cell office:value-type="float" office:value="1.478538150859E+018" calcext:value-type="float">
            <text:p>1.478538150859E+018</text:p>
          </table:table-cell>
          <table:table-cell table:number-columns-repeated="2"/>
        </table:table-row>
        <table:table-row table:style-name="ro1">
          <table:table-cell office:value-type="float" office:value="1.47853815331771E+018" calcext:value-type="float">
            <text:p>1.47853815331771E+018</text:p>
          </table:table-cell>
          <table:table-cell office:value-type="float" office:value="1.478538150867E+018" calcext:value-type="float">
            <text:p>1.478538150867E+018</text:p>
          </table:table-cell>
          <table:table-cell table:number-columns-repeated="2"/>
        </table:table-row>
        <table:table-row table:style-name="ro1">
          <table:table-cell office:value-type="float" office:value="1.47853815333767E+018" calcext:value-type="float">
            <text:p>1.47853815333767E+018</text:p>
          </table:table-cell>
          <table:table-cell office:value-type="float" office:value="1.478538150885E+018" calcext:value-type="float">
            <text:p>1.478538150885E+018</text:p>
          </table:table-cell>
          <table:table-cell table:number-columns-repeated="2"/>
        </table:table-row>
        <table:table-row table:style-name="ro1">
          <table:table-cell office:value-type="float" office:value="1.47853815335766E+018" calcext:value-type="float">
            <text:p>1.47853815335766E+018</text:p>
          </table:table-cell>
          <table:table-cell office:value-type="float" office:value="1.478538150904E+018" calcext:value-type="float">
            <text:p>1.478538150904E+018</text:p>
          </table:table-cell>
          <table:table-cell table:number-columns-repeated="2"/>
        </table:table-row>
        <table:table-row table:style-name="ro1">
          <table:table-cell office:value-type="float" office:value="1.47853815337765E+018" calcext:value-type="float">
            <text:p>1.47853815337765E+018</text:p>
          </table:table-cell>
          <table:table-cell office:value-type="float" office:value="1.478538150925E+018" calcext:value-type="float">
            <text:p>1.478538150925E+018</text:p>
          </table:table-cell>
          <table:table-cell table:number-columns-repeated="2"/>
        </table:table-row>
        <table:table-row table:style-name="ro1">
          <table:table-cell office:value-type="float" office:value="1.4785381533976E+018" calcext:value-type="float">
            <text:p>1.4785381533976E+018</text:p>
          </table:table-cell>
          <table:table-cell office:value-type="float" office:value="1.47853815095E+018" calcext:value-type="float">
            <text:p>1.47853815095E+018</text:p>
          </table:table-cell>
          <table:table-cell table:number-columns-repeated="2"/>
        </table:table-row>
        <table:table-row table:style-name="ro1">
          <table:table-cell office:value-type="float" office:value="1.47853815341765E+018" calcext:value-type="float">
            <text:p>1.47853815341765E+018</text:p>
          </table:table-cell>
          <table:table-cell office:value-type="float" office:value="1.47853815097E+018" calcext:value-type="float">
            <text:p>1.47853815097E+018</text:p>
          </table:table-cell>
          <table:table-cell table:number-columns-repeated="2"/>
        </table:table-row>
        <table:table-row table:style-name="ro1">
          <table:table-cell office:value-type="float" office:value="1.47853815343767E+018" calcext:value-type="float">
            <text:p>1.47853815343767E+018</text:p>
          </table:table-cell>
          <table:table-cell office:value-type="float" office:value="1.478538150988E+018" calcext:value-type="float">
            <text:p>1.478538150988E+018</text:p>
          </table:table-cell>
          <table:table-cell table:number-columns-repeated="2"/>
        </table:table-row>
        <table:table-row table:style-name="ro1">
          <table:table-cell office:value-type="float" office:value="1.47853815345766E+018" calcext:value-type="float">
            <text:p>1.47853815345766E+018</text:p>
          </table:table-cell>
          <table:table-cell office:value-type="float" office:value="1.478538151007E+018" calcext:value-type="float">
            <text:p>1.478538151007E+018</text:p>
          </table:table-cell>
          <table:table-cell table:number-columns-repeated="2"/>
        </table:table-row>
        <table:table-row table:style-name="ro1">
          <table:table-cell office:value-type="float" office:value="1.47853815347765E+018" calcext:value-type="float">
            <text:p>1.47853815347765E+018</text:p>
          </table:table-cell>
          <table:table-cell office:value-type="float" office:value="1.478538151028E+018" calcext:value-type="float">
            <text:p>1.478538151028E+018</text:p>
          </table:table-cell>
          <table:table-cell table:number-columns-repeated="2"/>
        </table:table-row>
        <table:table-row table:style-name="ro1">
          <table:table-cell office:value-type="float" office:value="1.47853815349764E+018" calcext:value-type="float">
            <text:p>1.47853815349764E+018</text:p>
          </table:table-cell>
          <table:table-cell office:value-type="float" office:value="1.478538151047E+018" calcext:value-type="float">
            <text:p>1.478538151047E+018</text:p>
          </table:table-cell>
          <table:table-cell table:number-columns-repeated="2"/>
        </table:table-row>
        <table:table-row table:style-name="ro1">
          <table:table-cell office:value-type="float" office:value="1.47853815351763E+018" calcext:value-type="float">
            <text:p>1.47853815351763E+018</text:p>
          </table:table-cell>
          <table:table-cell office:value-type="float" office:value="1.478538151072E+018" calcext:value-type="float">
            <text:p>1.478538151072E+018</text:p>
          </table:table-cell>
          <table:table-cell table:number-columns-repeated="2"/>
        </table:table-row>
        <table:table-row table:style-name="ro1">
          <table:table-cell office:value-type="float" office:value="1.47853815353759E+018" calcext:value-type="float">
            <text:p>1.47853815353759E+018</text:p>
          </table:table-cell>
          <table:table-cell office:value-type="float" office:value="1.47853815115E+018" calcext:value-type="float">
            <text:p>1.47853815115E+018</text:p>
          </table:table-cell>
          <table:table-cell table:number-columns-repeated="2"/>
        </table:table-row>
        <table:table-row table:style-name="ro1">
          <table:table-cell office:value-type="float" office:value="1.47853815355755E+018" calcext:value-type="float">
            <text:p>1.47853815355755E+018</text:p>
          </table:table-cell>
          <table:table-cell office:value-type="float" office:value="1.478538151172E+018" calcext:value-type="float">
            <text:p>1.478538151172E+018</text:p>
          </table:table-cell>
          <table:table-cell table:number-columns-repeated="2"/>
        </table:table-row>
        <table:table-row table:style-name="ro1">
          <table:table-cell office:value-type="float" office:value="1.47853815357757E+018" calcext:value-type="float">
            <text:p>1.47853815357757E+018</text:p>
          </table:table-cell>
          <table:table-cell office:value-type="float" office:value="1.478538151172E+018" calcext:value-type="float">
            <text:p>1.478538151172E+018</text:p>
          </table:table-cell>
          <table:table-cell table:number-columns-repeated="2"/>
        </table:table-row>
        <table:table-row table:style-name="ro1">
          <table:table-cell office:value-type="float" office:value="1.47853815359752E+018" calcext:value-type="float">
            <text:p>1.47853815359752E+018</text:p>
          </table:table-cell>
          <table:table-cell office:value-type="float" office:value="1.478538151173E+018" calcext:value-type="float">
            <text:p>1.478538151173E+018</text:p>
          </table:table-cell>
          <table:table-cell table:number-columns-repeated="2"/>
        </table:table-row>
        <table:table-row table:style-name="ro1">
          <table:table-cell office:value-type="float" office:value="1.47853815361761E+018" calcext:value-type="float">
            <text:p>1.47853815361761E+018</text:p>
          </table:table-cell>
          <table:table-cell office:value-type="float" office:value="1.478538151173E+018" calcext:value-type="float">
            <text:p>1.478538151173E+018</text:p>
          </table:table-cell>
          <table:table-cell table:number-columns-repeated="2"/>
        </table:table-row>
        <table:table-row table:style-name="ro1">
          <table:table-cell office:value-type="float" office:value="1.47853815363747E+018" calcext:value-type="float">
            <text:p>1.47853815363747E+018</text:p>
          </table:table-cell>
          <table:table-cell office:value-type="float" office:value="1.478538151185E+018" calcext:value-type="float">
            <text:p>1.478538151185E+018</text:p>
          </table:table-cell>
          <table:table-cell table:number-columns-repeated="2"/>
        </table:table-row>
        <table:table-row table:style-name="ro1">
          <table:table-cell office:value-type="float" office:value="1.47853815365746E+018" calcext:value-type="float">
            <text:p>1.47853815365746E+018</text:p>
          </table:table-cell>
          <table:table-cell office:value-type="float" office:value="1.478538151204E+018" calcext:value-type="float">
            <text:p>1.478538151204E+018</text:p>
          </table:table-cell>
          <table:table-cell table:number-columns-repeated="2"/>
        </table:table-row>
        <table:table-row table:style-name="ro1">
          <table:table-cell office:value-type="float" office:value="1.47853815367745E+018" calcext:value-type="float">
            <text:p>1.47853815367745E+018</text:p>
          </table:table-cell>
          <table:table-cell office:value-type="float" office:value="1.478538151224E+018" calcext:value-type="float">
            <text:p>1.478538151224E+018</text:p>
          </table:table-cell>
          <table:table-cell table:number-columns-repeated="2"/>
        </table:table-row>
        <table:table-row table:style-name="ro1">
          <table:table-cell office:value-type="float" office:value="1.47853815369744E+018" calcext:value-type="float">
            <text:p>1.47853815369744E+018</text:p>
          </table:table-cell>
          <table:table-cell office:value-type="float" office:value="1.478538151245E+018" calcext:value-type="float">
            <text:p>1.478538151245E+018</text:p>
          </table:table-cell>
          <table:table-cell table:number-columns-repeated="2"/>
        </table:table-row>
        <table:table-row table:style-name="ro1">
          <table:table-cell office:value-type="float" office:value="1.47853815371749E+018" calcext:value-type="float">
            <text:p>1.47853815371749E+018</text:p>
          </table:table-cell>
          <table:table-cell office:value-type="float" office:value="1.478538151265E+018" calcext:value-type="float">
            <text:p>1.478538151265E+018</text:p>
          </table:table-cell>
          <table:table-cell table:number-columns-repeated="2"/>
        </table:table-row>
        <table:table-row table:style-name="ro1">
          <table:table-cell office:value-type="float" office:value="1.47853815373745E+018" calcext:value-type="float">
            <text:p>1.47853815373745E+018</text:p>
          </table:table-cell>
          <table:table-cell office:value-type="float" office:value="1.478538151287E+018" calcext:value-type="float">
            <text:p>1.478538151287E+018</text:p>
          </table:table-cell>
          <table:table-cell table:number-columns-repeated="2"/>
        </table:table-row>
        <table:table-row table:style-name="ro1">
          <table:table-cell office:value-type="float" office:value="1.47853815375744E+018" calcext:value-type="float">
            <text:p>1.47853815375744E+018</text:p>
          </table:table-cell>
          <table:table-cell office:value-type="float" office:value="1.478538151307E+018" calcext:value-type="float">
            <text:p>1.478538151307E+018</text:p>
          </table:table-cell>
          <table:table-cell table:number-columns-repeated="2"/>
        </table:table-row>
        <table:table-row table:style-name="ro1">
          <table:table-cell office:value-type="float" office:value="1.47853815377743E+018" calcext:value-type="float">
            <text:p>1.47853815377743E+018</text:p>
          </table:table-cell>
          <table:table-cell office:value-type="float" office:value="1.478538151343E+018" calcext:value-type="float">
            <text:p>1.478538151343E+018</text:p>
          </table:table-cell>
          <table:table-cell table:number-columns-repeated="2"/>
        </table:table-row>
        <table:table-row table:style-name="ro1">
          <table:table-cell office:value-type="float" office:value="1.47853815379809E+018" calcext:value-type="float">
            <text:p>1.47853815379809E+018</text:p>
          </table:table-cell>
          <table:table-cell office:value-type="float" office:value="1.478538151355E+018" calcext:value-type="float">
            <text:p>1.478538151355E+018</text:p>
          </table:table-cell>
          <table:table-cell table:number-columns-repeated="2"/>
        </table:table-row>
        <table:table-row table:style-name="ro1">
          <table:table-cell office:value-type="float" office:value="1.47853815381734E+018" calcext:value-type="float">
            <text:p>1.47853815381734E+018</text:p>
          </table:table-cell>
          <table:table-cell office:value-type="float" office:value="1.478538151379E+018" calcext:value-type="float">
            <text:p>1.478538151379E+018</text:p>
          </table:table-cell>
          <table:table-cell table:number-columns-repeated="2"/>
        </table:table-row>
        <table:table-row table:style-name="ro1">
          <table:table-cell office:value-type="float" office:value="1.47853815383733E+018" calcext:value-type="float">
            <text:p>1.47853815383733E+018</text:p>
          </table:table-cell>
          <table:table-cell office:value-type="float" office:value="1.478538151386E+018" calcext:value-type="float">
            <text:p>1.478538151386E+018</text:p>
          </table:table-cell>
          <table:table-cell table:number-columns-repeated="2"/>
        </table:table-row>
        <table:table-row table:style-name="ro1">
          <table:table-cell office:value-type="float" office:value="1.47853815385732E+018" calcext:value-type="float">
            <text:p>1.47853815385732E+018</text:p>
          </table:table-cell>
          <table:table-cell office:value-type="float" office:value="1.478538151406E+018" calcext:value-type="float">
            <text:p>1.478538151406E+018</text:p>
          </table:table-cell>
          <table:table-cell table:number-columns-repeated="2"/>
        </table:table-row>
        <table:table-row table:style-name="ro1">
          <table:table-cell office:value-type="float" office:value="1.47853815387731E+018" calcext:value-type="float">
            <text:p>1.47853815387731E+018</text:p>
          </table:table-cell>
          <table:table-cell office:value-type="float" office:value="1.478538151426E+018" calcext:value-type="float">
            <text:p>1.478538151426E+018</text:p>
          </table:table-cell>
          <table:table-cell table:number-columns-repeated="2"/>
        </table:table-row>
        <table:table-row table:style-name="ro1">
          <table:table-cell office:value-type="float" office:value="1.4785381538973E+018" calcext:value-type="float">
            <text:p>1.4785381538973E+018</text:p>
          </table:table-cell>
          <table:table-cell office:value-type="float" office:value="1.47853815145E+018" calcext:value-type="float">
            <text:p>1.47853815145E+018</text:p>
          </table:table-cell>
          <table:table-cell table:number-columns-repeated="2"/>
        </table:table-row>
        <table:table-row table:style-name="ro1">
          <table:table-cell office:value-type="float" office:value="1.47853815391732E+018" calcext:value-type="float">
            <text:p>1.47853815391732E+018</text:p>
          </table:table-cell>
          <table:table-cell office:value-type="float" office:value="1.478538151467E+018" calcext:value-type="float">
            <text:p>1.478538151467E+018</text:p>
          </table:table-cell>
          <table:table-cell table:number-columns-repeated="2"/>
        </table:table-row>
        <table:table-row table:style-name="ro1">
          <table:table-cell office:value-type="float" office:value="1.47853815393728E+018" calcext:value-type="float">
            <text:p>1.47853815393728E+018</text:p>
          </table:table-cell>
          <table:table-cell office:value-type="float" office:value="1.478538151488E+018" calcext:value-type="float">
            <text:p>1.478538151488E+018</text:p>
          </table:table-cell>
          <table:table-cell table:number-columns-repeated="2"/>
        </table:table-row>
        <table:table-row table:style-name="ro1">
          <table:table-cell office:value-type="float" office:value="1.4785381539573E+018" calcext:value-type="float">
            <text:p>1.4785381539573E+018</text:p>
          </table:table-cell>
          <table:table-cell office:value-type="float" office:value="1.478538151507E+018" calcext:value-type="float">
            <text:p>1.478538151507E+018</text:p>
          </table:table-cell>
          <table:table-cell table:number-columns-repeated="2"/>
        </table:table-row>
        <table:table-row table:style-name="ro1">
          <table:table-cell office:value-type="float" office:value="1.47853815397729E+018" calcext:value-type="float">
            <text:p>1.47853815397729E+018</text:p>
          </table:table-cell>
          <table:table-cell office:value-type="float" office:value="1.478538151528E+018" calcext:value-type="float">
            <text:p>1.478538151528E+018</text:p>
          </table:table-cell>
          <table:table-cell table:number-columns-repeated="2"/>
        </table:table-row>
        <table:table-row table:style-name="ro1">
          <table:table-cell office:value-type="float" office:value="1.47853815399727E+018" calcext:value-type="float">
            <text:p>1.47853815399727E+018</text:p>
          </table:table-cell>
          <table:table-cell office:value-type="float" office:value="1.478538151547E+018" calcext:value-type="float">
            <text:p>1.478538151547E+018</text:p>
          </table:table-cell>
          <table:table-cell table:number-columns-repeated="2"/>
        </table:table-row>
        <table:table-row table:style-name="ro1">
          <table:table-cell office:value-type="float" office:value="1.47853815401726E+018" calcext:value-type="float">
            <text:p>1.47853815401726E+018</text:p>
          </table:table-cell>
          <table:table-cell office:value-type="float" office:value="1.478538151567E+018" calcext:value-type="float">
            <text:p>1.478538151567E+018</text:p>
          </table:table-cell>
          <table:table-cell table:number-columns-repeated="2"/>
        </table:table-row>
        <table:table-row table:style-name="ro1">
          <table:table-cell office:value-type="float" office:value="1.47853815403722E+018" calcext:value-type="float">
            <text:p>1.47853815403722E+018</text:p>
          </table:table-cell>
          <table:table-cell office:value-type="float" office:value="1.478538151587E+018" calcext:value-type="float">
            <text:p>1.478538151587E+018</text:p>
          </table:table-cell>
          <table:table-cell table:number-columns-repeated="2"/>
        </table:table-row>
        <table:table-row table:style-name="ro1">
          <table:table-cell office:value-type="float" office:value="1.47853815405721E+018" calcext:value-type="float">
            <text:p>1.47853815405721E+018</text:p>
          </table:table-cell>
          <table:table-cell office:value-type="float" office:value="1.478538151607E+018" calcext:value-type="float">
            <text:p>1.478538151607E+018</text:p>
          </table:table-cell>
          <table:table-cell table:number-columns-repeated="2"/>
        </table:table-row>
        <table:table-row table:style-name="ro1">
          <table:table-cell office:value-type="float" office:value="1.4785381540772E+018" calcext:value-type="float">
            <text:p>1.4785381540772E+018</text:p>
          </table:table-cell>
          <table:table-cell office:value-type="float" office:value="1.478538151628E+018" calcext:value-type="float">
            <text:p>1.478538151628E+018</text:p>
          </table:table-cell>
          <table:table-cell table:number-columns-repeated="2"/>
        </table:table-row>
        <table:table-row table:style-name="ro1">
          <table:table-cell office:value-type="float" office:value="1.47853815409719E+018" calcext:value-type="float">
            <text:p>1.47853815409719E+018</text:p>
          </table:table-cell>
          <table:table-cell office:value-type="float" office:value="1.478538151648E+018" calcext:value-type="float">
            <text:p>1.478538151648E+0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8:02:59.296152811</dc:date>
    <meta:editing-duration>PT23S</meta:editing-duration>
    <meta:editing-cycles>1</meta:editing-cycles>
    <meta:document-statistic meta:table-count="1" meta:cell-count="1459" meta:object-count="0"/>
    <meta:generator>LibreOffice/5.2.2.2.0$Linux_X86_64 LibreOffice_project/20m0$Build-2</meta:generator>
  </office:meta>
</office:document-meta>
</file>